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217in"/>
    </style:style>
    <style:style style:name="co2" style:family="table-column">
      <style:table-column-properties fo:break-before="auto" style:column-width="0.7937in"/>
    </style:style>
    <style:style style:name="co3" style:family="table-column">
      <style:table-column-properties fo:break-before="auto" style:column-width="0.8043in"/>
    </style:style>
    <style:style style:name="co4" style:family="table-column">
      <style:table-column-properties fo:break-before="auto" style:column-width="1.0772in"/>
    </style:style>
    <style:style style:name="co5" style:family="table-column">
      <style:table-column-properties fo:break-before="auto" style:column-width="1.0154in"/>
    </style:style>
    <style:style style:name="co6" style:family="table-column">
      <style:table-column-properties fo:break-before="auto" style:column-width="1.5354in"/>
    </style:style>
    <style:style style:name="co7" style:family="table-column">
      <style:table-column-properties fo:break-before="auto" style:column-width="0.8098in"/>
    </style:style>
    <style:style style:name="co8" style:family="table-column">
      <style:table-column-properties fo:break-before="auto" style:column-width="0.9591in"/>
    </style:style>
    <style:style style:name="co9" style:family="table-column">
      <style:table-column-properties fo:break-before="auto" style:column-width="0.572in"/>
    </style:style>
    <style:style style:name="co10" style:family="table-column">
      <style:table-column-properties fo:break-before="auto" style:column-width="0.402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ut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enwik8</text:p>
          </table:table-cell>
          <table:table-cell office:value-type="string" calcext:value-type="string">
            <text:p>enwik8 ratio</text:p>
          </table:table-cell>
          <table:table-cell office:value-type="string" calcext:value-type="string">
            <text:p>enwik8 decomp</text:p>
          </table:table-cell>
          <table:table-cell office:value-type="string" calcext:value-type="string">
            <text:p>enwik9</text:p>
          </table:table-cell>
          <table:table-cell office:value-type="string" calcext:value-type="string">
            <text:p>enwik9 ratio</text:p>
          </table:table-cell>
          <table:table-cell office:value-type="string" calcext:value-type="string">
            <text:p>enwik9 decomp</text:p>
          </table:table-cell>
          <table:table-cell office:value-type="string" calcext:value-type="string">
            <text:p>Decompresser</text:p>
          </table:table-cell>
          <table:table-cell/>
          <table:table-cell office:value-type="string" calcext:value-type="string">
            <text:p>Total size enwik9+prog</text:p>
          </table:table-cell>
          <table:table-cell office:value-type="string" calcext:value-type="string">
            <text:p>Comp Time</text:p>
          </table:table-cell>
          <table:table-cell office:value-type="string" calcext:value-type="string">
            <text:p>Decomp 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nncp v3.2</text:p>
          </table:table-cell>
          <table:table-cell office:value-type="float" office:value="14915298" calcext:value-type="float">
            <text:p>14915298</text:p>
          </table:table-cell>
          <table:table-cell table:formula="of:=[.B2]/100000000" office:value-type="float" office:value="0.14915298" calcext:value-type="float">
            <text:p>0.14915298</text:p>
          </table:table-cell>
          <table:table-cell table:formula="of:=[.B2]*[.L2]" office:value-type="float" office:value="3559834173660" calcext:value-type="float">
            <text:p>3559834173660</text:p>
          </table:table-cell>
          <table:table-cell office:value-type="float" office:value="106632363" calcext:value-type="float">
            <text:p>106632363</text:p>
          </table:table-cell>
          <table:table-cell table:formula="of:=[.E2]/1000000000" office:value-type="float" office:value="0.106632363" calcext:value-type="float">
            <text:p>0.106632363</text:p>
          </table:table-cell>
          <table:table-cell table:formula="of:=[.F2]*[.L2]" office:value-type="float" office:value="25449.94607721" calcext:value-type="float">
            <text:p>25449.94607721</text:p>
          </table:table-cell>
          <table:table-cell office:value-type="float" office:value="628955" calcext:value-type="float">
            <text:p>628955</text:p>
          </table:table-cell>
          <table:table-cell office:value-type="string" calcext:value-type="string">
            <text:p>xd</text:p>
          </table:table-cell>
          <table:table-cell office:value-type="float" office:value="107261318" calcext:value-type="float">
            <text:p>107261318</text:p>
          </table:table-cell>
          <table:table-cell office:value-type="float" office:value="241871" calcext:value-type="float">
            <text:p>241871</text:p>
          </table:table-cell>
          <table:table-cell office:value-type="float" office:value="238670" calcext:value-type="float">
            <text:p>238670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Tr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mix v20</text:p>
          </table:table-cell>
          <table:table-cell office:value-type="float" office:value="14760552" calcext:value-type="float">
            <text:p>14760552</text:p>
          </table:table-cell>
          <table:table-cell table:formula="of:=[.B3]/100000000" office:value-type="float" office:value="0.14760552" calcext:value-type="float">
            <text:p>0.14760552</text:p>
          </table:table-cell>
          <table:table-cell table:formula="of:=[.B3]*[.L3]" office:value-type="float" office:value="9137135941248" calcext:value-type="float">
            <text:p>9137135941248</text:p>
          </table:table-cell>
          <table:table-cell office:value-type="float" office:value="109877715" calcext:value-type="float">
            <text:p>109877715</text:p>
          </table:table-cell>
          <table:table-cell table:formula="of:=[.E3]/1000000000" office:value-type="float" office:value="0.109877715" calcext:value-type="float">
            <text:p>0.109877715</text:p>
          </table:table-cell>
          <table:table-cell table:formula="of:=[.F3]*[.L3]" office:value-type="float" office:value="68016.94265016" calcext:value-type="float">
            <text:p>68016.94265016</text:p>
          </table:table-cell>
          <table:table-cell office:value-type="float" office:value="241725" calcext:value-type="float">
            <text:p>241725</text:p>
          </table:table-cell>
          <table:table-cell office:value-type="string" calcext:value-type="string">
            <text:p>sd</text:p>
          </table:table-cell>
          <table:table-cell office:value-type="float" office:value="110119440" calcext:value-type="float">
            <text:p>110119440</text:p>
          </table:table-cell>
          <table:table-cell office:value-type="float" office:value="621780" calcext:value-type="float">
            <text:p>621780</text:p>
          </table:table-cell>
          <table:table-cell office:value-type="float" office:value="619024" calcext:value-type="float">
            <text:p>619024</text:p>
          </table:table-cell>
          <table:table-cell office:value-type="float" office:value="31650" calcext:value-type="float">
            <text:p>31650</text:p>
          </table:table-cell>
          <table:table-cell office:value-type="string" calcext:value-type="string">
            <text:p>CM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x-cmix</text:p>
          </table:table-cell>
          <table:table-cell/>
          <table:table-cell table:formula="of:=[.B4]/100000000" office:value-type="float" office:value="0" calcext:value-type="float">
            <text:p>0</text:p>
          </table:table-cell>
          <table:table-cell table:formula="of:=[.B4]*[.L4]" office:value-type="float" office:value="0" calcext:value-type="float">
            <text:p>0</text:p>
          </table:table-cell>
          <table:table-cell office:value-type="float" office:value="112142259" calcext:value-type="float">
            <text:p>112142259</text:p>
          </table:table-cell>
          <table:table-cell table:formula="of:=[.E4]/1000000000" office:value-type="float" office:value="0.112142259" calcext:value-type="float">
            <text:p>0.112142259</text:p>
          </table:table-cell>
          <table:table-cell table:formula="of:=[.F4]*[.L4]" office:value-type="float" office:value="24316.478872524" calcext:value-type="float">
            <text:p>24316.478872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</text:p>
          </table:table-cell>
          <table:table-cell/>
          <table:table-cell office:value-type="float" office:value="112142259" calcext:value-type="float">
            <text:p>112142259</text:p>
          </table:table-cell>
          <table:table-cell office:value-type="float" office:value="216836" calcext:value-type="float">
            <text:p>216836</text:p>
          </table:table-cell>
          <table:table-cell office:value-type="float" office:value="8869" calcext:value-type="float">
            <text:p>8869</text:p>
          </table:table-cell>
          <table:table-cell office:value-type="string" calcext:value-type="string">
            <text:p>CM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tensorflow-compress v4</text:p>
          </table:table-cell>
          <table:table-cell office:value-type="float" office:value="15905037" calcext:value-type="float">
            <text:p>15905037</text:p>
          </table:table-cell>
          <table:table-cell table:formula="of:=[.B5]/100000000" office:value-type="float" office:value="0.15905037" calcext:value-type="float">
            <text:p>0.15905037</text:p>
          </table:table-cell>
          <table:table-cell table:formula="of:=[.B5]*[.L5]" office:value-type="float" office:value="4625232474711" calcext:value-type="float">
            <text:p>4625232474711</text:p>
          </table:table-cell>
          <table:table-cell office:value-type="float" office:value="113542413" calcext:value-type="float">
            <text:p>113542413</text:p>
          </table:table-cell>
          <table:table-cell table:formula="of:=[.E5]/1000000000" office:value-type="float" office:value="0.113542413" calcext:value-type="float">
            <text:p>0.113542413</text:p>
          </table:table-cell>
          <table:table-cell table:formula="of:=[.F5]*[.L5]" office:value-type="float" office:value="33018.474327639" calcext:value-type="float">
            <text:p>33018.474327639</text:p>
          </table:table-cell>
          <table:table-cell office:value-type="float" office:value="55283" calcext:value-type="float">
            <text:p>55283</text:p>
          </table:table-cell>
          <table:table-cell office:value-type="string" calcext:value-type="string">
            <text:p>sd</text:p>
          </table:table-cell>
          <table:table-cell office:value-type="float" office:value="113597696" calcext:value-type="float">
            <text:p>113597696</text:p>
          </table:table-cell>
          <table:table-cell office:value-type="float" office:value="291394" calcext:value-type="float">
            <text:p>291394</text:p>
          </table:table-cell>
          <table:table-cell office:value-type="float" office:value="290803" calcext:value-type="float">
            <text:p>290803</text:p>
          </table:table-cell>
          <table:table-cell office:value-type="float" office:value="45360" calcext:value-type="float">
            <text:p>45360</text:p>
          </table:table-cell>
          <table:table-cell office:value-type="string" calcext:value-type="string">
            <text:p>LSTM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mix-hp 10 Jun 2021</text:p>
          </table:table-cell>
          <table:table-cell office:value-type="float" office:value="15957339" calcext:value-type="float">
            <text:p>15957339</text:p>
          </table:table-cell>
          <table:table-cell table:formula="of:=[.B6]/100000000" office:value-type="float" office:value="0.15957339" calcext:value-type="float">
            <text:p>0.15957339</text:p>
          </table:table-cell>
          <table:table-cell table:formula="of:=[.B6]*[.L6]" office:value-type="float" office:value="3100191820920" calcext:value-type="float">
            <text:p>3100191820920</text:p>
          </table:table-cell>
          <table:table-cell office:value-type="float" office:value="113712798" calcext:value-type="float">
            <text:p>113712798</text:p>
          </table:table-cell>
          <table:table-cell table:formula="of:=[.E6]/1000000000" office:value-type="float" office:value="0.113712798" calcext:value-type="float">
            <text:p>0.113712798</text:p>
          </table:table-cell>
          <table:table-cell table:formula="of:=[.F6]*[.L6]" office:value-type="float" office:value="22092.12239544" calcext:value-type="float">
            <text:p>22092.12239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</text:p>
          </table:table-cell>
          <table:table-cell office:value-type="float" office:value="113712798" calcext:value-type="float">
            <text:p>113712798</text:p>
          </table:table-cell>
          <table:table-cell office:value-type="float" office:value="189420" calcext:value-type="float">
            <text:p>189420</text:p>
          </table:table-cell>
          <table:table-cell office:value-type="float" office:value="194280" calcext:value-type="float">
            <text:p>194280</text:p>
          </table:table-cell>
          <table:table-cell office:value-type="float" office:value="6873" calcext:value-type="float">
            <text:p>6873</text:p>
          </table:table-cell>
          <table:table-cell office:value-type="string" calcext:value-type="string">
            <text:p>CM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fast-cmix</text:p>
          </table:table-cell>
          <table:table-cell/>
          <table:table-cell table:formula="of:=[.B7]/100000000" office:value-type="float" office:value="0" calcext:value-type="float">
            <text:p>0</text:p>
          </table:table-cell>
          <table:table-cell table:formula="of:=[.B7]*[.L7]" office:value-type="float" office:value="0" calcext:value-type="float">
            <text:p>0</text:p>
          </table:table-cell>
          <table:table-cell office:value-type="float" office:value="113746218" calcext:value-type="float">
            <text:p>113746218</text:p>
          </table:table-cell>
          <table:table-cell table:formula="of:=[.E7]/1000000000" office:value-type="float" office:value="0.113746218" calcext:value-type="float">
            <text:p>0.113746218</text:p>
          </table:table-cell>
          <table:table-cell table:formula="of:=[.F7]*[.L7]" office:value-type="float" office:value="13873.739955678" calcext:value-type="float">
            <text:p>13873.739955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</text:p>
          </table:table-cell>
          <table:table-cell office:value-type="float" office:value="113746218" calcext:value-type="float">
            <text:p>113746218</text:p>
          </table:table-cell>
          <table:table-cell/>
          <table:table-cell office:value-type="float" office:value="121971" calcext:value-type="float">
            <text:p>121971</text:p>
          </table:table-cell>
          <table:table-cell office:value-type="float" office:value="8027" calcext:value-type="float">
            <text:p>8027</text:p>
          </table:table-cell>
          <table:table-cell office:value-type="string" calcext:value-type="string">
            <text:p>CM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tarlit 31 May 2021</text:p>
          </table:table-cell>
          <table:table-cell office:value-type="float" office:value="15215107" calcext:value-type="float">
            <text:p>15215107</text:p>
          </table:table-cell>
          <table:table-cell table:formula="of:=[.B8]/100000000" office:value-type="float" office:value="0.15215107" calcext:value-type="float">
            <text:p>0.15215107</text:p>
          </table:table-cell>
          <table:table-cell table:formula="of:=[.B8]*[.L8]" office:value-type="float" office:value="2612159999974" calcext:value-type="float">
            <text:p>2612159999974</text:p>
          </table:table-cell>
          <table:table-cell office:value-type="float" office:value="114951433" calcext:value-type="float">
            <text:p>114951433</text:p>
          </table:table-cell>
          <table:table-cell table:formula="of:=[.E8]/1000000000" office:value-type="float" office:value="0.114951433" calcext:value-type="float">
            <text:p>0.114951433</text:p>
          </table:table-cell>
          <table:table-cell table:formula="of:=[.F8]*[.L8]" office:value-type="float" office:value="19735.091920306" calcext:value-type="float">
            <text:p>19735.091920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</text:p>
          </table:table-cell>
          <table:table-cell office:value-type="float" office:value="114951433" calcext:value-type="float">
            <text:p>114951433</text:p>
          </table:table-cell>
          <table:table-cell office:value-type="float" office:value="173953" calcext:value-type="float">
            <text:p>173953</text:p>
          </table:table-cell>
          <table:table-cell office:value-type="float" office:value="171682" calcext:value-type="float">
            <text:p>171682</text:p>
          </table:table-cell>
          <table:table-cell office:value-type="float" office:value="10233" calcext:value-type="float">
            <text:p>10233</text:p>
          </table:table-cell>
          <table:table-cell office:value-type="string" calcext:value-type="string">
            <text:p>CM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hda9 1.8</text:p>
          </table:table-cell>
          <table:table-cell office:value-type="float" office:value="15010414" calcext:value-type="float">
            <text:p>15010414</text:p>
          </table:table-cell>
          <table:table-cell table:formula="of:=[.B9]/100000000" office:value-type="float" office:value="0.15010414" calcext:value-type="float">
            <text:p>0.15010414</text:p>
          </table:table-cell>
          <table:table-cell table:formula="of:=[.B9]*[.L9]" office:value-type="float" office:value="1295473780270" calcext:value-type="float">
            <text:p>1295473780270</text:p>
          </table:table-cell>
          <table:table-cell office:value-type="float" office:value="116544849" calcext:value-type="float">
            <text:p>116544849</text:p>
          </table:table-cell>
          <table:table-cell table:formula="of:=[.E9]/1000000000" office:value-type="float" office:value="0.116544849" calcext:value-type="float">
            <text:p>0.116544849</text:p>
          </table:table-cell>
          <table:table-cell table:formula="of:=[.F9]*[.L9]" office:value-type="float" office:value="10058.403192945" calcext:value-type="float">
            <text:p>10058.403192945</text:p>
          </table:table-cell>
          <table:table-cell office:value-type="float" office:value="42944" calcext:value-type="float">
            <text:p>42944</text:p>
          </table:table-cell>
          <table:table-cell office:value-type="string" calcext:value-type="string">
            <text:p>xd</text:p>
          </table:table-cell>
          <table:table-cell office:value-type="float" office:value="116587793" calcext:value-type="float">
            <text:p>116587793</text:p>
          </table:table-cell>
          <table:table-cell office:value-type="float" office:value="86182" calcext:value-type="float">
            <text:p>86182</text:p>
          </table:table-cell>
          <table:table-cell office:value-type="float" office:value="86305" calcext:value-type="float">
            <text:p>86305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CM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aq8px_v206fix1 <text:s text:c="2"/>-12L</text:p>
          </table:table-cell>
          <table:table-cell office:value-type="float" office:value="15849084" calcext:value-type="float">
            <text:p>15849084</text:p>
          </table:table-cell>
          <table:table-cell table:formula="of:=[.B10]/100000000" office:value-type="float" office:value="0.15849084" calcext:value-type="float">
            <text:p>0.15849084</text:p>
          </table:table-cell>
          <table:table-cell table:formula="of:=[.B10]*[.L10]" office:value-type="float" office:value="4673054870148" calcext:value-type="float">
            <text:p>4673054870148</text:p>
          </table:table-cell>
          <table:table-cell office:value-type="float" office:value="124696410" calcext:value-type="float">
            <text:p>124696410</text:p>
          </table:table-cell>
          <table:table-cell table:formula="of:=[.E10]/1000000000" office:value-type="float" office:value="0.12469641" calcext:value-type="float">
            <text:p>0.12469641</text:p>
          </table:table-cell>
          <table:table-cell table:formula="of:=[.F10]*[.L10]" office:value-type="float" office:value="36766.36239927" calcext:value-type="float">
            <text:p>36766.36239927</text:p>
          </table:table-cell>
          <table:table-cell office:value-type="float" office:value="402949" calcext:value-type="float">
            <text:p>402949</text:p>
          </table:table-cell>
          <table:table-cell office:value-type="string" calcext:value-type="string">
            <text:p>s</text:p>
          </table:table-cell>
          <table:table-cell office:value-type="float" office:value="125099359" calcext:value-type="float">
            <text:p>125099359</text:p>
          </table:table-cell>
          <table:table-cell office:value-type="float" office:value="291916" calcext:value-type="float">
            <text:p>291916</text:p>
          </table:table-cell>
          <table:table-cell office:value-type="float" office:value="294847" calcext:value-type="float">
            <text:p>294847</text:p>
          </table:table-cell>
          <table:table-cell office:value-type="float" office:value="28151" calcext:value-type="float">
            <text:p>28151</text:p>
          </table:table-cell>
          <table:table-cell office:value-type="string" calcext:value-type="string">
            <text:p>CM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urilca'kingsize <text:s/>-m13000 -o40 -t2</text:p>
          </table:table-cell>
          <table:table-cell office:value-type="float" office:value="16209167" calcext:value-type="float">
            <text:p>16209167</text:p>
          </table:table-cell>
          <table:table-cell table:formula="of:=[.B11]/100000000" office:value-type="float" office:value="0.16209167" calcext:value-type="float">
            <text:p>0.16209167</text:p>
          </table:table-cell>
          <table:table-cell table:formula="of:=[.B11]*[.L11]" office:value-type="float" office:value="29127873099" calcext:value-type="float">
            <text:p>29127873099</text:p>
          </table:table-cell>
          <table:table-cell office:value-type="float" office:value="127377411" calcext:value-type="float">
            <text:p>127377411</text:p>
          </table:table-cell>
          <table:table-cell table:formula="of:=[.E11]/1000000000" office:value-type="float" office:value="0.127377411" calcext:value-type="float">
            <text:p>0.127377411</text:p>
          </table:table-cell>
          <table:table-cell table:formula="of:=[.F11]*[.L11]" office:value-type="float" office:value="228.897207567" calcext:value-type="float">
            <text:p>228.897207567</text:p>
          </table:table-cell>
          <table:table-cell office:value-type="float" office:value="407477" calcext:value-type="float">
            <text:p>407477</text:p>
          </table:table-cell>
          <table:table-cell office:value-type="string" calcext:value-type="string">
            <text:p>xd</text:p>
          </table:table-cell>
          <table:table-cell office:value-type="float" office:value="127784888" calcext:value-type="float">
            <text:p>127784888</text:p>
          </table:table-cell>
          <table:table-cell office:value-type="float" office:value="1398" calcext:value-type="float">
            <text:p>1398</text:p>
          </table:table-cell>
          <table:table-cell office:value-type="float" office:value="1797" calcext:value-type="float">
            <text:p>1797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PPM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mve 0.2.0 <text:s text:c="7"/>-m230x7fed7dfd</text:p>
          </table:table-cell>
          <table:table-cell office:value-type="float" office:value="16424248" calcext:value-type="float">
            <text:p>16424248</text:p>
          </table:table-cell>
          <table:table-cell table:formula="of:=[.B12]/100000000" office:value-type="float" office:value="0.16424248" calcext:value-type="float">
            <text:p>0.16424248</text:p>
          </table:table-cell>
          <table:table-cell table:formula="of:=[.B12]*[.L12]" office:value-type="float" office:value="0" calcext:value-type="float">
            <text:p>0</text:p>
          </table:table-cell>
          <table:table-cell office:value-type="float" office:value="129876858" calcext:value-type="float">
            <text:p>129876858</text:p>
          </table:table-cell>
          <table:table-cell table:formula="of:=[.E12]/1000000000" office:value-type="float" office:value="0.129876858" calcext:value-type="float">
            <text:p>0.129876858</text:p>
          </table:table-cell>
          <table:table-cell table:formula="of:=[.F12]*[.L12]" office:value-type="float" office:value="0" calcext:value-type="float">
            <text:p>0</text:p>
          </table:table-cell>
          <table:table-cell office:value-type="float" office:value="307787" calcext:value-type="float">
            <text:p>307787</text:p>
          </table:table-cell>
          <table:table-cell office:value-type="string" calcext:value-type="string">
            <text:p>x</text:p>
          </table:table-cell>
          <table:table-cell office:value-type="float" office:value="130184645" calcext:value-type="float">
            <text:p>130184645</text:p>
          </table:table-cell>
          <table:table-cell office:value-type="float" office:value="1140801" calcext:value-type="float">
            <text:p>1140801</text:p>
          </table:table-cell>
          <table:table-cell/>
          <table:table-cell office:value-type="float" office:value="19963" calcext:value-type="float">
            <text:p>19963</text:p>
          </table:table-cell>
          <table:table-cell office:value-type="string" calcext:value-type="string">
            <text:p>CM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aq8hp12any <text:s text:c="6"/>-8</text:p>
          </table:table-cell>
          <table:table-cell office:value-type="float" office:value="16230028" calcext:value-type="float">
            <text:p>16230028</text:p>
          </table:table-cell>
          <table:table-cell table:formula="of:=[.B13]/100000000" office:value-type="float" office:value="0.16230028" calcext:value-type="float">
            <text:p>0.16230028</text:p>
          </table:table-cell>
          <table:table-cell table:formula="of:=[.B13]*[.L13]" office:value-type="float" office:value="609989372352" calcext:value-type="float">
            <text:p>609989372352</text:p>
          </table:table-cell>
          <table:table-cell office:value-type="float" office:value="132045026" calcext:value-type="float">
            <text:p>132045026</text:p>
          </table:table-cell>
          <table:table-cell table:formula="of:=[.E13]/1000000000" office:value-type="float" office:value="0.132045026" calcext:value-type="float">
            <text:p>0.132045026</text:p>
          </table:table-cell>
          <table:table-cell table:formula="of:=[.F13]*[.L13]" office:value-type="float" office:value="4962.780257184" calcext:value-type="float">
            <text:p>4962.780257184</text:p>
          </table:table-cell>
          <table:table-cell office:value-type="float" office:value="330700" calcext:value-type="float">
            <text:p>330700</text:p>
          </table:table-cell>
          <table:table-cell office:value-type="string" calcext:value-type="string">
            <text:p>x</text:p>
          </table:table-cell>
          <table:table-cell office:value-type="float" office:value="132375726" calcext:value-type="float">
            <text:p>132375726</text:p>
          </table:table-cell>
          <table:table-cell office:value-type="float" office:value="37660" calcext:value-type="float">
            <text:p>37660</text:p>
          </table:table-cell>
          <table:table-cell office:value-type="float" office:value="37584" calcext:value-type="float">
            <text:p>37584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CM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rt|emma 1.23</text:p>
          </table:table-cell>
          <table:table-cell office:value-type="float" office:value="16523517" calcext:value-type="float">
            <text:p>16523517</text:p>
          </table:table-cell>
          <table:table-cell table:formula="of:=[.B14]/100000000" office:value-type="float" office:value="0.16523517" calcext:value-type="float">
            <text:p>0.16523517</text:p>
          </table:table-cell>
          <table:table-cell table:formula="of:=[.B14]*[.L14]" office:value-type="float" office:value="1108678420149" calcext:value-type="float">
            <text:p>1108678420149</text:p>
          </table:table-cell>
          <table:table-cell office:value-type="float" office:value="134164521" calcext:value-type="float">
            <text:p>134164521</text:p>
          </table:table-cell>
          <table:table-cell table:formula="of:=[.E14]/1000000000" office:value-type="float" office:value="0.134164521" calcext:value-type="float">
            <text:p>0.134164521</text:p>
          </table:table-cell>
          <table:table-cell table:formula="of:=[.F14]*[.L14]" office:value-type="float" office:value="9002.036865537" calcext:value-type="float">
            <text:p>9002.036865537</text:p>
          </table:table-cell>
          <table:table-cell office:value-type="float" office:value="1358251" calcext:value-type="float">
            <text:p>1358251</text:p>
          </table:table-cell>
          <table:table-cell office:value-type="string" calcext:value-type="string">
            <text:p>xd</text:p>
          </table:table-cell>
          <table:table-cell office:value-type="float" office:value="135522772" calcext:value-type="float">
            <text:p>135522772</text:p>
          </table:table-cell>
          <table:table-cell office:value-type="float" office:value="73006" calcext:value-type="float">
            <text:p>73006</text:p>
          </table:table-cell>
          <table:table-cell office:value-type="float" office:value="67097" calcext:value-type="float">
            <text:p>67097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CM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zpaq 6.42 <text:s text:c="8"/>-m s10.0.5fmax6</text:p>
          </table:table-cell>
          <table:table-cell office:value-type="float" office:value="17855729" calcext:value-type="float">
            <text:p>17855729</text:p>
          </table:table-cell>
          <table:table-cell table:formula="of:=[.B15]/100000000" office:value-type="float" office:value="0.17855729" calcext:value-type="float">
            <text:p>0.17855729</text:p>
          </table:table-cell>
          <table:table-cell table:formula="of:=[.B15]*[.L15]" office:value-type="float" office:value="263175589731" calcext:value-type="float">
            <text:p>263175589731</text:p>
          </table:table-cell>
          <table:table-cell office:value-type="float" office:value="142252605" calcext:value-type="float">
            <text:p>142252605</text:p>
          </table:table-cell>
          <table:table-cell table:formula="of:=[.E15]/1000000000" office:value-type="float" office:value="0.142252605" calcext:value-type="float">
            <text:p>0.142252605</text:p>
          </table:table-cell>
          <table:table-cell table:formula="of:=[.F15]*[.L15]" office:value-type="float" office:value="2096.661145095" calcext:value-type="float">
            <text:p>2096.661145095</text:p>
          </table:table-cell>
          <table:table-cell office:value-type="float" office:value="4760" calcext:value-type="float">
            <text:p>4760</text:p>
          </table:table-cell>
          <table:table-cell office:value-type="string" calcext:value-type="string">
            <text:p>sd</text:p>
          </table:table-cell>
          <table:table-cell office:value-type="float" office:value="142257365" calcext:value-type="float">
            <text:p>142257365</text:p>
          </table:table-cell>
          <table:table-cell office:value-type="float" office:value="6699" calcext:value-type="float">
            <text:p>6699</text:p>
          </table:table-cell>
          <table:table-cell office:value-type="float" office:value="14739" calcext:value-type="float">
            <text:p>14739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CM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rt|lpaq9m <text:s text:c="7"/>9</text:p>
          </table:table-cell>
          <table:table-cell office:value-type="float" office:value="17964751" calcext:value-type="float">
            <text:p>17964751</text:p>
          </table:table-cell>
          <table:table-cell table:formula="of:=[.B16]/100000000" office:value-type="float" office:value="0.17964751" calcext:value-type="float">
            <text:p>0.17964751</text:p>
          </table:table-cell>
          <table:table-cell table:formula="of:=[.B16]*[.L16]" office:value-type="float" office:value="16132346398" calcext:value-type="float">
            <text:p>16132346398</text:p>
          </table:table-cell>
          <table:table-cell office:value-type="float" office:value="143943759" calcext:value-type="float">
            <text:p>143943759</text:p>
          </table:table-cell>
          <table:table-cell table:formula="of:=[.E16]/1000000000" office:value-type="float" office:value="0.143943759" calcext:value-type="float">
            <text:p>0.143943759</text:p>
          </table:table-cell>
          <table:table-cell table:formula="of:=[.F16]*[.L16]" office:value-type="float" office:value="129.261495582" calcext:value-type="float">
            <text:p>129.261495582</text:p>
          </table:table-cell>
          <table:table-cell office:value-type="float" office:value="110579" calcext:value-type="float">
            <text:p>110579</text:p>
          </table:table-cell>
          <table:table-cell office:value-type="string" calcext:value-type="string">
            <text:p>x</text:p>
          </table:table-cell>
          <table:table-cell office:value-type="float" office:value="144054338" calcext:value-type="float">
            <text:p>144054338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CM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cm 0.83 <text:s text:c="9"/>-x11</text:p>
          </table:table-cell>
          <table:table-cell office:value-type="float" office:value="18233295" calcext:value-type="float">
            <text:p>18233295</text:p>
          </table:table-cell>
          <table:table-cell table:formula="of:=[.B17]/100000000" office:value-type="float" office:value="0.18233295" calcext:value-type="float">
            <text:p>0.18233295</text:p>
          </table:table-cell>
          <table:table-cell table:formula="of:=[.B17]*[.L17]" office:value-type="float" office:value="5123555895" calcext:value-type="float">
            <text:p>5123555895</text:p>
          </table:table-cell>
          <table:table-cell office:value-type="float" office:value="144854575" calcext:value-type="float">
            <text:p>144854575</text:p>
          </table:table-cell>
          <table:table-cell table:formula="of:=[.E17]/1000000000" office:value-type="float" office:value="0.144854575" calcext:value-type="float">
            <text:p>0.144854575</text:p>
          </table:table-cell>
          <table:table-cell table:formula="of:=[.F17]*[.L17]" office:value-type="float" office:value="40.704135575" calcext:value-type="float">
            <text:p>40.704135575</text:p>
          </table:table-cell>
          <table:table-cell office:value-type="float" office:value="79574" calcext:value-type="float">
            <text:p>79574</text:p>
          </table:table-cell>
          <table:table-cell office:value-type="string" calcext:value-type="string">
            <text:p>s</text:p>
          </table:table-cell>
          <table:table-cell office:value-type="float" office:value="144934149" calcext:value-type="float">
            <text:p>144934149</text:p>
          </table:table-cell>
          <table:table-cell office:value-type="float" office:value="394" calcext:value-type="float">
            <text:p>394</text:p>
          </table:table-cell>
          <table:table-cell office:value-type="float" office:value="281" calcext:value-type="float">
            <text:p>281</text:p>
          </table:table-cell>
          <table:table-cell office:value-type="float" office:value="5961" calcext:value-type="float">
            <text:p>5961</text:p>
          </table:table-cell>
          <table:table-cell office:value-type="string" calcext:value-type="string">
            <text:p>CM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nanozip 0.09a <text:s text:c="4"/>-cc -m32g -p1 -t1 -nm</text:p>
          </table:table-cell>
          <table:table-cell office:value-type="float" office:value="18594163" calcext:value-type="float">
            <text:p>18594163</text:p>
          </table:table-cell>
          <table:table-cell table:formula="of:=[.B18]/100000000" office:value-type="float" office:value="0.18594163" calcext:value-type="float">
            <text:p>0.18594163</text:p>
          </table:table-cell>
          <table:table-cell table:formula="of:=[.B18]*[.L18]" office:value-type="float" office:value="21215939983" calcext:value-type="float">
            <text:p>21215939983</text:p>
          </table:table-cell>
          <table:table-cell office:value-type="float" office:value="148545179" calcext:value-type="float">
            <text:p>148545179</text:p>
          </table:table-cell>
          <table:table-cell table:formula="of:=[.E18]/1000000000" office:value-type="float" office:value="0.148545179" calcext:value-type="float">
            <text:p>0.148545179</text:p>
          </table:table-cell>
          <table:table-cell table:formula="of:=[.F18]*[.L18]" office:value-type="float" office:value="169.490049239" calcext:value-type="float">
            <text:p>169.490049239</text:p>
          </table:table-cell>
          <table:table-cell office:value-type="float" office:value="783642" calcext:value-type="float">
            <text:p>783642</text:p>
          </table:table-cell>
          <table:table-cell office:value-type="string" calcext:value-type="string">
            <text:p>x</text:p>
          </table:table-cell>
          <table:table-cell office:value-type="float" office:value="149328821" calcext:value-type="float">
            <text:p>149328821</text:p>
          </table:table-cell>
          <table:table-cell office:value-type="float" office:value="1149" calcext:value-type="float">
            <text:p>1149</text:p>
          </table:table-cell>
          <table:table-cell office:value-type="float" office:value="1141" calcext:value-type="float">
            <text:p>1141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CM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xwrt 3.2 <text:s text:c="3"/>-l14 -b255 -m96 -s -e40000 -f200</text:p>
          </table:table-cell>
          <table:table-cell office:value-type="float" office:value="18679742" calcext:value-type="float">
            <text:p>18679742</text:p>
          </table:table-cell>
          <table:table-cell table:formula="of:=[.B19]/100000000" office:value-type="float" office:value="0.18679742" calcext:value-type="float">
            <text:p>0.18679742</text:p>
          </table:table-cell>
          <table:table-cell table:formula="of:=[.B19]*[.L19]" office:value-type="float" office:value="43486439376" calcext:value-type="float">
            <text:p>43486439376</text:p>
          </table:table-cell>
          <table:table-cell office:value-type="float" office:value="151171364" calcext:value-type="float">
            <text:p>151171364</text:p>
          </table:table-cell>
          <table:table-cell table:formula="of:=[.E19]/1000000000" office:value-type="float" office:value="0.151171364" calcext:value-type="float">
            <text:p>0.151171364</text:p>
          </table:table-cell>
          <table:table-cell table:formula="of:=[.F19]*[.L19]" office:value-type="float" office:value="351.926935392" calcext:value-type="float">
            <text:p>351.926935392</text:p>
          </table:table-cell>
          <table:table-cell office:value-type="float" office:value="52569" calcext:value-type="float">
            <text:p>52569</text:p>
          </table:table-cell>
          <table:table-cell office:value-type="string" calcext:value-type="string">
            <text:p>s</text:p>
          </table:table-cell>
          <table:table-cell office:value-type="float" office:value="151223933" calcext:value-type="float">
            <text:p>151223933</text:p>
          </table:table-cell>
          <table:table-cell office:value-type="float" office:value="2537" calcext:value-type="float">
            <text:p>2537</text:p>
          </table:table-cell>
          <table:table-cell office:value-type="float" office:value="2328" calcext:value-type="float">
            <text:p>2328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fp8 v3 <text:s text:c="11"/>-8</text:p>
          </table:table-cell>
          <table:table-cell office:value-type="float" office:value="18438169" calcext:value-type="float">
            <text:p>18438169</text:p>
          </table:table-cell>
          <table:table-cell table:formula="of:=[.B20]/100000000" office:value-type="float" office:value="0.18438169" calcext:value-type="float">
            <text:p>0.18438169</text:p>
          </table:table-cell>
          <table:table-cell table:formula="of:=[.B20]*[.L20]" office:value-type="float" office:value="416573552217" calcext:value-type="float">
            <text:p>416573552217</text:p>
          </table:table-cell>
          <table:table-cell office:value-type="float" office:value="153188176" calcext:value-type="float">
            <text:p>153188176</text:p>
          </table:table-cell>
          <table:table-cell table:formula="of:=[.E20]/1000000000" office:value-type="float" office:value="0.153188176" calcext:value-type="float">
            <text:p>0.153188176</text:p>
          </table:table-cell>
          <table:table-cell table:formula="of:=[.F20]*[.L20]" office:value-type="float" office:value="3460.980460368" calcext:value-type="float">
            <text:p>3460.980460368</text:p>
          </table:table-cell>
          <table:table-cell office:value-type="float" office:value="50068" calcext:value-type="float">
            <text:p>50068</text:p>
          </table:table-cell>
          <table:table-cell office:value-type="string" calcext:value-type="string">
            <text:p>s</text:p>
          </table:table-cell>
          <table:table-cell office:value-type="float" office:value="153238244" calcext:value-type="float">
            <text:p>153238244</text:p>
          </table:table-cell>
          <table:table-cell office:value-type="float" office:value="20605" calcext:value-type="float">
            <text:p>20605</text:p>
          </table:table-cell>
          <table:table-cell office:value-type="float" office:value="22593" calcext:value-type="float">
            <text:p>22593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C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WinRK 3.03 <text:s text:c="7"/>pwcm +td 800MB SFX</text:p>
          </table:table-cell>
          <table:table-cell office:value-type="float" office:value="18612453" calcext:value-type="float">
            <text:p>18612453</text:p>
          </table:table-cell>
          <table:table-cell table:formula="of:=[.B21]/100000000" office:value-type="float" office:value="0.18612453" calcext:value-type="float">
            <text:p>0.18612453</text:p>
          </table:table-cell>
          <table:table-cell table:formula="of:=[.B21]*[.L21]" office:value-type="float" office:value="0" calcext:value-type="float">
            <text:p>0</text:p>
          </table:table-cell>
          <table:table-cell office:value-type="float" office:value="156291924" calcext:value-type="float">
            <text:p>156291924</text:p>
          </table:table-cell>
          <table:table-cell table:formula="of:=[.E21]/1000000000" office:value-type="float" office:value="0.156291924" calcext:value-type="float">
            <text:p>0.156291924</text:p>
          </table:table-cell>
          <table:table-cell table:formula="of:=[.F21]*[.L21]" office:value-type="float" office:value="0" calcext:value-type="float">
            <text:p>0</text:p>
          </table:table-cell>
          <table:table-cell office:value-type="float" office:value="99665" calcext:value-type="float">
            <text:p>99665</text:p>
          </table:table-cell>
          <table:table-cell office:value-type="string" calcext:value-type="string">
            <text:p>xd</text:p>
          </table:table-cell>
          <table:table-cell office:value-type="float" office:value="156391589" calcext:value-type="float">
            <text:p>156391589</text:p>
          </table:table-cell>
          <table:table-cell office:value-type="float" office:value="68555" calcext:value-type="float">
            <text:p>6855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C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pmonstr J <text:s text:c="7"/>-m1700 -o16</text:p>
          </table:table-cell>
          <table:table-cell office:value-type="float" office:value="19055092" calcext:value-type="float">
            <text:p>19055092</text:p>
          </table:table-cell>
          <table:table-cell table:formula="of:=[.B22]/100000000" office:value-type="float" office:value="0.19055092" calcext:value-type="float">
            <text:p>0.19055092</text:p>
          </table:table-cell>
          <table:table-cell table:formula="of:=[.B22]*[.L22]" office:value-type="float" office:value="68598331200" calcext:value-type="float">
            <text:p>68598331200</text:p>
          </table:table-cell>
          <table:table-cell office:value-type="float" office:value="157007383" calcext:value-type="float">
            <text:p>157007383</text:p>
          </table:table-cell>
          <table:table-cell table:formula="of:=[.E22]/1000000000" office:value-type="float" office:value="0.157007383" calcext:value-type="float">
            <text:p>0.157007383</text:p>
          </table:table-cell>
          <table:table-cell table:formula="of:=[.F22]*[.L22]" office:value-type="float" office:value="565.2265788" calcext:value-type="float">
            <text:p>565.2265788</text:p>
          </table:table-cell>
          <table:table-cell office:value-type="float" office:value="42019" calcext:value-type="float">
            <text:p>42019</text:p>
          </table:table-cell>
          <table:table-cell office:value-type="string" calcext:value-type="string">
            <text:p>x</text:p>
          </table:table-cell>
          <table:table-cell office:value-type="float" office:value="157049402" calcext:value-type="float">
            <text:p>157049402</text:p>
          </table:table-cell>
          <table:table-cell office:value-type="float" office:value="3574" calcext:value-type="float">
            <text:p>3574</text:p>
          </table:table-cell>
          <table:table-cell office:value-type="float" office:value="3600" calcext:value-type="float">
            <text:p>360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zcm 0.93 <text:s text:c="9"/>-m8 -t1</text:p>
          </table:table-cell>
          <table:table-cell office:value-type="float" office:value="19572089" calcext:value-type="float">
            <text:p>19572089</text:p>
          </table:table-cell>
          <table:table-cell table:formula="of:=[.B23]/100000000" office:value-type="float" office:value="0.19572089" calcext:value-type="float">
            <text:p>0.19572089</text:p>
          </table:table-cell>
          <table:table-cell table:formula="of:=[.B23]*[.L23]" office:value-type="float" office:value="8044128579" calcext:value-type="float">
            <text:p>8044128579</text:p>
          </table:table-cell>
          <table:table-cell office:value-type="float" office:value="159135549" calcext:value-type="float">
            <text:p>159135549</text:p>
          </table:table-cell>
          <table:table-cell table:formula="of:=[.E23]/1000000000" office:value-type="float" office:value="0.159135549" calcext:value-type="float">
            <text:p>0.159135549</text:p>
          </table:table-cell>
          <table:table-cell table:formula="of:=[.F23]*[.L23]" office:value-type="float" office:value="65.404710639" calcext:value-type="float">
            <text:p>65.404710639</text:p>
          </table:table-cell>
          <table:table-cell office:value-type="float" office:value="227659" calcext:value-type="float">
            <text:p>227659</text:p>
          </table:table-cell>
          <table:table-cell office:value-type="string" calcext:value-type="string">
            <text:p>x</text:p>
          </table:table-cell>
          <table:table-cell office:value-type="float" office:value="159363208" calcext:value-type="float">
            <text:p>159363208</text:p>
          </table:table-cell>
          <table:table-cell office:value-type="float" office:value="421" calcext:value-type="float">
            <text:p>421</text:p>
          </table:table-cell>
          <table:table-cell office:value-type="float" office:value="411" calcext:value-type="float">
            <text:p>411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CM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lim 23d <text:s text:c="9"/>-m1700 -o12</text:p>
          </table:table-cell>
          <table:table-cell office:value-type="float" office:value="19077276" calcext:value-type="float">
            <text:p>19077276</text:p>
          </table:table-cell>
          <table:table-cell table:formula="of:=[.B24]/100000000" office:value-type="float" office:value="0.19077276" calcext:value-type="float">
            <text:p>0.19077276</text:p>
          </table:table-cell>
          <table:table-cell table:formula="of:=[.B24]*[.L24]" office:value-type="float" office:value="103017290400" calcext:value-type="float">
            <text:p>103017290400</text:p>
          </table:table-cell>
          <table:table-cell office:value-type="float" office:value="159772839" calcext:value-type="float">
            <text:p>159772839</text:p>
          </table:table-cell>
          <table:table-cell table:formula="of:=[.E24]/1000000000" office:value-type="float" office:value="0.159772839" calcext:value-type="float">
            <text:p>0.159772839</text:p>
          </table:table-cell>
          <table:table-cell table:formula="of:=[.F24]*[.L24]" office:value-type="float" office:value="862.7733306" calcext:value-type="float">
            <text:p>862.7733306</text:p>
          </table:table-cell>
          <table:table-cell office:value-type="float" office:value="69453" calcext:value-type="float">
            <text:p>69453</text:p>
          </table:table-cell>
          <table:table-cell office:value-type="string" calcext:value-type="string">
            <text:p>x</text:p>
          </table:table-cell>
          <table:table-cell office:value-type="float" office:value="159842292" calcext:value-type="float">
            <text:p>159842292</text:p>
          </table:table-cell>
          <table:table-cell office:value-type="float" office:value="5232" calcext:value-type="float">
            <text:p>5232</text:p>
          </table:table-cell>
          <table:table-cell office:value-type="float" office:value="5400" calcext:value-type="float">
            <text:p>540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bsc-m03 0.4.0 <text:s text:c="4"/>-b1000000000</text:p>
          </table:table-cell>
          <table:table-cell office:value-type="float" office:value="20293393" calcext:value-type="float">
            <text:p>20293393</text:p>
          </table:table-cell>
          <table:table-cell table:formula="of:=[.B25]/100000000" office:value-type="float" office:value="0.20293393" calcext:value-type="float">
            <text:p>0.20293393</text:p>
          </table:table-cell>
          <table:table-cell table:formula="of:=[.B25]*[.L25]" office:value-type="float" office:value="2739608055" calcext:value-type="float">
            <text:p>2739608055</text:p>
          </table:table-cell>
          <table:table-cell office:value-type="float" office:value="160258936" calcext:value-type="float">
            <text:p>160258936</text:p>
          </table:table-cell>
          <table:table-cell table:formula="of:=[.E25]/1000000000" office:value-type="float" office:value="0.160258936" calcext:value-type="float">
            <text:p>0.160258936</text:p>
          </table:table-cell>
          <table:table-cell table:formula="of:=[.F25]*[.L25]" office:value-type="float" office:value="21.63495636" calcext:value-type="float">
            <text:p>21.63495636</text:p>
          </table:table-cell>
          <table:table-cell office:value-type="float" office:value="105456" calcext:value-type="float">
            <text:p>105456</text:p>
          </table:table-cell>
          <table:table-cell office:value-type="string" calcext:value-type="string">
            <text:p>xd</text:p>
          </table:table-cell>
          <table:table-cell office:value-type="float" office:value="160364392" calcext:value-type="float">
            <text:p>160364392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BW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bwmonstr 0.02</text:p>
          </table:table-cell>
          <table:table-cell office:value-type="float" office:value="20307295" calcext:value-type="float">
            <text:p>20307295</text:p>
          </table:table-cell>
          <table:table-cell table:formula="of:=[.B26]/100000000" office:value-type="float" office:value="0.20307295" calcext:value-type="float">
            <text:p>0.20307295</text:p>
          </table:table-cell>
          <table:table-cell table:formula="of:=[.B26]*[.L26]" office:value-type="float" office:value="3170923192365" calcext:value-type="float">
            <text:p>3170923192365</text:p>
          </table:table-cell>
          <table:table-cell office:value-type="float" office:value="160468597" calcext:value-type="float">
            <text:p>160468597</text:p>
          </table:table-cell>
          <table:table-cell table:formula="of:=[.E26]/1000000000" office:value-type="float" office:value="0.160468597" calcext:value-type="float">
            <text:p>0.160468597</text:p>
          </table:table-cell>
          <table:table-cell table:formula="of:=[.F26]*[.L26]" office:value-type="float" office:value="25056.690015759" calcext:value-type="float">
            <text:p>25056.690015759</text:p>
          </table:table-cell>
          <table:table-cell office:value-type="float" office:value="69401" calcext:value-type="float">
            <text:p>69401</text:p>
          </table:table-cell>
          <table:table-cell office:value-type="string" calcext:value-type="string">
            <text:p>x</text:p>
          </table:table-cell>
          <table:table-cell office:value-type="float" office:value="160537998" calcext:value-type="float">
            <text:p>160537998</text:p>
          </table:table-cell>
          <table:table-cell office:value-type="float" office:value="331801" calcext:value-type="float">
            <text:p>331801</text:p>
          </table:table-cell>
          <table:table-cell office:value-type="float" office:value="156147" calcext:value-type="float">
            <text:p>15614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BW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anozipltcb 0.09</text:p>
          </table:table-cell>
          <table:table-cell office:value-type="float" office:value="20537902" calcext:value-type="float">
            <text:p>20537902</text:p>
          </table:table-cell>
          <table:table-cell table:formula="of:=[.B27]/100000000" office:value-type="float" office:value="0.20537902" calcext:value-type="float">
            <text:p>0.20537902</text:p>
          </table:table-cell>
          <table:table-cell table:formula="of:=[.B27]*[.L27]" office:value-type="float" office:value="616137060" calcext:value-type="float">
            <text:p>616137060</text:p>
          </table:table-cell>
          <table:table-cell office:value-type="float" office:value="161581290" calcext:value-type="float">
            <text:p>161581290</text:p>
          </table:table-cell>
          <table:table-cell table:formula="of:=[.E27]/1000000000" office:value-type="float" office:value="0.16158129" calcext:value-type="float">
            <text:p>0.16158129</text:p>
          </table:table-cell>
          <table:table-cell table:formula="of:=[.F27]*[.L27]" office:value-type="float" office:value="4.8474387" calcext:value-type="float">
            <text:p>4.8474387</text:p>
          </table:table-cell>
          <table:table-cell office:value-type="float" office:value="133784" calcext:value-type="float">
            <text:p>133784</text:p>
          </table:table-cell>
          <table:table-cell office:value-type="string" calcext:value-type="string">
            <text:p>x</text:p>
          </table:table-cell>
          <table:table-cell office:value-type="float" office:value="161715074" calcext:value-type="float">
            <text:p>161715074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BW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03 1.1b <text:s text:c="9"/>1000000000</text:p>
          </table:table-cell>
          <table:table-cell office:value-type="float" office:value="20710197" calcext:value-type="float">
            <text:p>20710197</text:p>
          </table:table-cell>
          <table:table-cell table:formula="of:=[.B28]/100000000" office:value-type="float" office:value="0.20710197" calcext:value-type="float">
            <text:p>0.20710197</text:p>
          </table:table-cell>
          <table:table-cell table:formula="of:=[.B28]*[.L28]" office:value-type="float" office:value="8408339982" calcext:value-type="float">
            <text:p>8408339982</text:p>
          </table:table-cell>
          <table:table-cell office:value-type="float" office:value="163667431" calcext:value-type="float">
            <text:p>163667431</text:p>
          </table:table-cell>
          <table:table-cell table:formula="of:=[.E28]/1000000000" office:value-type="float" office:value="0.163667431" calcext:value-type="float">
            <text:p>0.163667431</text:p>
          </table:table-cell>
          <table:table-cell table:formula="of:=[.F28]*[.L28]" office:value-type="float" office:value="66.448976986" calcext:value-type="float">
            <text:p>66.448976986</text:p>
          </table:table-cell>
          <table:table-cell office:value-type="float" office:value="50468" calcext:value-type="float">
            <text:p>50468</text:p>
          </table:table-cell>
          <table:table-cell office:value-type="string" calcext:value-type="string">
            <text:p>x</text:p>
          </table:table-cell>
          <table:table-cell office:value-type="float" office:value="163717899" calcext:value-type="float">
            <text:p>163717899</text:p>
          </table:table-cell>
          <table:table-cell office:value-type="float" office:value="457" calcext:value-type="float">
            <text:p>457</text:p>
          </table:table-cell>
          <table:table-cell office:value-type="float" office:value="406" calcext:value-type="float">
            <text:p>406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BW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cm 2.03 <text:s text:c="9"/>-b1000x-</text:p>
          </table:table-cell>
          <table:table-cell office:value-type="float" office:value="20738630" calcext:value-type="float">
            <text:p>20738630</text:p>
          </table:table-cell>
          <table:table-cell table:formula="of:=[.B29]/100000000" office:value-type="float" office:value="0.2073863" calcext:value-type="float">
            <text:p>0.2073863</text:p>
          </table:table-cell>
          <table:table-cell table:formula="of:=[.B29]*[.L29]" office:value-type="float" office:value="705113420" calcext:value-type="float">
            <text:p>705113420</text:p>
          </table:table-cell>
          <table:table-cell office:value-type="float" office:value="163646387" calcext:value-type="float">
            <text:p>163646387</text:p>
          </table:table-cell>
          <table:table-cell table:formula="of:=[.E29]/1000000000" office:value-type="float" office:value="0.163646387" calcext:value-type="float">
            <text:p>0.163646387</text:p>
          </table:table-cell>
          <table:table-cell table:formula="of:=[.F29]*[.L29]" office:value-type="float" office:value="5.563977158" calcext:value-type="float">
            <text:p>5.563977158</text:p>
          </table:table-cell>
          <table:table-cell office:value-type="float" office:value="125866" calcext:value-type="float">
            <text:p>125866</text:p>
          </table:table-cell>
          <table:table-cell office:value-type="string" calcext:value-type="string">
            <text:p>x</text:p>
          </table:table-cell>
          <table:table-cell office:value-type="float" office:value="163772253" calcext:value-type="float">
            <text:p>163772253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BW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glza 0.10.1 <text:s text:c="6"/>-x -p3</text:p>
          </table:table-cell>
          <table:table-cell office:value-type="float" office:value="20356097" calcext:value-type="float">
            <text:p>20356097</text:p>
          </table:table-cell>
          <table:table-cell table:formula="of:=[.B30]/100000000" office:value-type="float" office:value="0.20356097" calcext:value-type="float">
            <text:p>0.20356097</text:p>
          </table:table-cell>
          <table:table-cell table:formula="of:=[.B30]*[.L30]" office:value-type="float" office:value="242237554.3" calcext:value-type="float">
            <text:p>242237554.3</text:p>
          </table:table-cell>
          <table:table-cell office:value-type="float" office:value="163768203" calcext:value-type="float">
            <text:p>163768203</text:p>
          </table:table-cell>
          <table:table-cell table:formula="of:=[.E30]/1000000000" office:value-type="float" office:value="0.163768203" calcext:value-type="float">
            <text:p>0.163768203</text:p>
          </table:table-cell>
          <table:table-cell table:formula="of:=[.F30]*[.L30]" office:value-type="float" office:value="1.9488416157" calcext:value-type="float">
            <text:p>1.9488416157</text:p>
          </table:table-cell>
          <table:table-cell office:value-type="float" office:value="69935" calcext:value-type="float">
            <text:p>69935</text:p>
          </table:table-cell>
          <table:table-cell office:value-type="string" calcext:value-type="string">
            <text:p>s</text:p>
          </table:table-cell>
          <table:table-cell office:value-type="float" office:value="163838138" calcext:value-type="float">
            <text:p>163838138</text:p>
          </table:table-cell>
          <table:table-cell office:value-type="float" office:value="8184" calcext:value-type="float">
            <text:p>8184</text:p>
          </table:table-cell>
          <table:table-cell office:value-type="float" office:value="11.9" calcext:value-type="float">
            <text:p>11.9</text:p>
          </table:table-cell>
          <table:table-cell office:value-type="float" office:value="8205" calcext:value-type="float">
            <text:p>8205</text:p>
          </table:table-cell>
          <table:table-cell office:value-type="string" calcext:value-type="string">
            <text:p>Dict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sc 3.25 <text:s text:c="9"/>-b1000 -e2</text:p>
          </table:table-cell>
          <table:table-cell office:value-type="float" office:value="20786794" calcext:value-type="float">
            <text:p>20786794</text:p>
          </table:table-cell>
          <table:table-cell table:formula="of:=[.B31]/100000000" office:value-type="float" office:value="0.20786794" calcext:value-type="float">
            <text:p>0.20786794</text:p>
          </table:table-cell>
          <table:table-cell table:formula="of:=[.B31]*[.L31]" office:value-type="float" office:value="166294352" calcext:value-type="float">
            <text:p>166294352</text:p>
          </table:table-cell>
          <table:table-cell office:value-type="float" office:value="163884462" calcext:value-type="float">
            <text:p>163884462</text:p>
          </table:table-cell>
          <table:table-cell table:formula="of:=[.E31]/1000000000" office:value-type="float" office:value="0.163884462" calcext:value-type="float">
            <text:p>0.163884462</text:p>
          </table:table-cell>
          <table:table-cell table:formula="of:=[.F31]*[.L31]" office:value-type="float" office:value="1.311075696" calcext:value-type="float">
            <text:p>1.311075696</text:p>
          </table:table-cell>
          <table:table-cell office:value-type="float" office:value="74297" calcext:value-type="float">
            <text:p>74297</text:p>
          </table:table-cell>
          <table:table-cell office:value-type="string" calcext:value-type="string">
            <text:p>xd</text:p>
          </table:table-cell>
          <table:table-cell office:value-type="float" office:value="163958759" calcext:value-type="float">
            <text:p>16395875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W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bbb <text:s text:c="14"/>m1000</text:p>
          </table:table-cell>
          <table:table-cell office:value-type="float" office:value="20847290" calcext:value-type="float">
            <text:p>20847290</text:p>
          </table:table-cell>
          <table:table-cell table:formula="of:=[.B32]/100000000" office:value-type="float" office:value="0.2084729" calcext:value-type="float">
            <text:p>0.2084729</text:p>
          </table:table-cell>
          <table:table-cell table:formula="of:=[.B32]*[.L32]" office:value-type="float" office:value="54599052510" calcext:value-type="float">
            <text:p>54599052510</text:p>
          </table:table-cell>
          <table:table-cell office:value-type="float" office:value="164032650" calcext:value-type="float">
            <text:p>164032650</text:p>
          </table:table-cell>
          <table:table-cell table:formula="of:=[.E32]/1000000000" office:value-type="float" office:value="0.16403265" calcext:value-type="float">
            <text:p>0.16403265</text:p>
          </table:table-cell>
          <table:table-cell table:formula="of:=[.F32]*[.L32]" office:value-type="float" office:value="429.60151035" calcext:value-type="float">
            <text:p>429.60151035</text:p>
          </table:table-cell>
          <table:table-cell office:value-type="float" office:value="11227" calcext:value-type="float">
            <text:p>11227</text:p>
          </table:table-cell>
          <table:table-cell office:value-type="string" calcext:value-type="string">
            <text:p>s</text:p>
          </table:table-cell>
          <table:table-cell office:value-type="float" office:value="164043877" calcext:value-type="float">
            <text:p>164043877</text:p>
          </table:table-cell>
          <table:table-cell office:value-type="float" office:value="4524" calcext:value-type="float">
            <text:p>4524</text:p>
          </table:table-cell>
          <table:table-cell office:value-type="float" office:value="2619" calcext:value-type="float">
            <text:p>2619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BWT</text:p>
          </table:table-cell>
          <table:table-cell/>
        </table:table-row>
        <table:table-row table:style-name="ro1">
          <table:table-cell office:value-type="string" calcext:value-type="string">
            <text:p>pcompress 3.1 <text:s text:c="4"/>-c libbsc -l14 -s1000m</text:p>
          </table:table-cell>
          <table:table-cell office:value-type="float" office:value="20769968" calcext:value-type="float">
            <text:p>20769968</text:p>
          </table:table-cell>
          <table:table-cell table:formula="of:=[.B33]/100000000" office:value-type="float" office:value="0.20769968" calcext:value-type="float">
            <text:p>0.20769968</text:p>
          </table:table-cell>
          <table:table-cell table:formula="of:=[.B33]*[.L33]" office:value-type="float" office:value="1536977632" calcext:value-type="float">
            <text:p>1536977632</text:p>
          </table:table-cell>
          <table:table-cell office:value-type="float" office:value="163391884" calcext:value-type="float">
            <text:p>163391884</text:p>
          </table:table-cell>
          <table:table-cell table:formula="of:=[.E33]/1000000000" office:value-type="float" office:value="0.163391884" calcext:value-type="float">
            <text:p>0.163391884</text:p>
          </table:table-cell>
          <table:table-cell table:formula="of:=[.F33]*[.L33]" office:value-type="float" office:value="12.090999416" calcext:value-type="float">
            <text:p>12.090999416</text:p>
          </table:table-cell>
          <table:table-cell office:value-type="float" office:value="1370611" calcext:value-type="float">
            <text:p>1370611</text:p>
          </table:table-cell>
          <table:table-cell office:value-type="string" calcext:value-type="string">
            <text:p>x</text:p>
          </table:table-cell>
          <table:table-cell office:value-type="float" office:value="164762495" calcext:value-type="float">
            <text:p>164762495</text:p>
          </table:table-cell>
          <table:table-cell office:value-type="float" office:value="359" calcext:value-type="float">
            <text:p>359</text:p>
          </table:table-cell>
          <table:table-cell office:value-type="float" office:value="74" calcext:value-type="float">
            <text:p>74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BW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aq9a <text:s text:c="12"/>-9</text:p>
          </table:table-cell>
          <table:table-cell office:value-type="float" office:value="19974112" calcext:value-type="float">
            <text:p>19974112</text:p>
          </table:table-cell>
          <table:table-cell table:formula="of:=[.B34]/100000000" office:value-type="float" office:value="0.19974112" calcext:value-type="float">
            <text:p>0.19974112</text:p>
          </table:table-cell>
          <table:table-cell table:formula="of:=[.B34]*[.L34]" office:value-type="float" office:value="80315904352" calcext:value-type="float">
            <text:p>80315904352</text:p>
          </table:table-cell>
          <table:table-cell office:value-type="float" office:value="165193368" calcext:value-type="float">
            <text:p>165193368</text:p>
          </table:table-cell>
          <table:table-cell table:formula="of:=[.E34]/1000000000" office:value-type="float" office:value="0.165193368" calcext:value-type="float">
            <text:p>0.165193368</text:p>
          </table:table-cell>
          <table:table-cell table:formula="of:=[.F34]*[.L34]" office:value-type="float" office:value="664.242532728" calcext:value-type="float">
            <text:p>664.242532728</text:p>
          </table:table-cell>
          <table:table-cell office:value-type="float" office:value="13749" calcext:value-type="float">
            <text:p>13749</text:p>
          </table:table-cell>
          <table:table-cell office:value-type="string" calcext:value-type="string">
            <text:p>s</text:p>
          </table:table-cell>
          <table:table-cell office:value-type="float" office:value="165207117" calcext:value-type="float">
            <text:p>165207117</text:p>
          </table:table-cell>
          <table:table-cell office:value-type="float" office:value="3997" calcext:value-type="float">
            <text:p>3997</text:p>
          </table:table-cell>
          <table:table-cell office:value-type="float" office:value="4021" calcext:value-type="float">
            <text:p>4021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uda 0.300</text:p>
          </table:table-cell>
          <table:table-cell office:value-type="float" office:value="19393460" calcext:value-type="float">
            <text:p>19393460</text:p>
          </table:table-cell>
          <table:table-cell table:formula="of:=[.B35]/100000000" office:value-type="float" office:value="0.1939346" calcext:value-type="float">
            <text:p>0.1939346</text:p>
          </table:table-cell>
          <table:table-cell table:formula="of:=[.B35]*[.L35]" office:value-type="float" office:value="488210962040" calcext:value-type="float">
            <text:p>488210962040</text:p>
          </table:table-cell>
          <table:table-cell office:value-type="float" office:value="166272261" calcext:value-type="float">
            <text:p>166272261</text:p>
          </table:table-cell>
          <table:table-cell table:formula="of:=[.E35]/1000000000" office:value-type="float" office:value="0.166272261" calcext:value-type="float">
            <text:p>0.166272261</text:p>
          </table:table-cell>
          <table:table-cell table:formula="of:=[.F35]*[.L35]" office:value-type="float" office:value="4185.737898414" calcext:value-type="float">
            <text:p>4185.737898414</text:p>
          </table:table-cell>
          <table:table-cell office:value-type="float" office:value="11264" calcext:value-type="float">
            <text:p>11264</text:p>
          </table:table-cell>
          <table:table-cell office:value-type="string" calcext:value-type="string">
            <text:p>x</text:p>
          </table:table-cell>
          <table:table-cell office:value-type="float" office:value="166283525" calcext:value-type="float">
            <text:p>166283525</text:p>
          </table:table-cell>
          <table:table-cell office:value-type="float" office:value="25282" calcext:value-type="float">
            <text:p>25282</text:p>
          </table:table-cell>
          <table:table-cell office:value-type="float" office:value="25174" calcext:value-type="float">
            <text:p>2517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BWTmix v1 <text:s text:c="8"/>c10000</text:p>
          </table:table-cell>
          <table:table-cell office:value-type="float" office:value="20608793" calcext:value-type="float">
            <text:p>20608793</text:p>
          </table:table-cell>
          <table:table-cell table:formula="of:=[.B36]/100000000" office:value-type="float" office:value="0.20608793" calcext:value-type="float">
            <text:p>0.20608793</text:p>
          </table:table-cell>
          <table:table-cell table:formula="of:=[.B36]*[.L36]" office:value-type="float" office:value="14220067170" calcext:value-type="float">
            <text:p>14220067170</text:p>
          </table:table-cell>
          <table:table-cell office:value-type="float" office:value="167852106" calcext:value-type="float">
            <text:p>167852106</text:p>
          </table:table-cell>
          <table:table-cell table:formula="of:=[.E36]/1000000000" office:value-type="float" office:value="0.167852106" calcext:value-type="float">
            <text:p>0.167852106</text:p>
          </table:table-cell>
          <table:table-cell table:formula="of:=[.F36]*[.L36]" office:value-type="float" office:value="115.81795314" calcext:value-type="float">
            <text:p>115.81795314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x</text:p>
          </table:table-cell>
          <table:table-cell office:value-type="float" office:value="167861671" calcext:value-type="float">
            <text:p>167861671</text:p>
          </table:table-cell>
          <table:table-cell office:value-type="float" office:value="1794" calcext:value-type="float">
            <text:p>1794</text:p>
          </table:table-cell>
          <table:table-cell office:value-type="float" office:value="690" calcext:value-type="float">
            <text:p>69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WT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rzip 0.612 <text:s text:c="6"/>-z -L 9 -p 1</text:p>
          </table:table-cell>
          <table:table-cell office:value-type="float" office:value="19847690" calcext:value-type="float">
            <text:p>19847690</text:p>
          </table:table-cell>
          <table:table-cell table:formula="of:=[.B37]/100000000" office:value-type="float" office:value="0.1984769" calcext:value-type="float">
            <text:p>0.1984769</text:p>
          </table:table-cell>
          <table:table-cell table:formula="of:=[.B37]*[.L37]" office:value-type="float" office:value="58133884010" calcext:value-type="float">
            <text:p>58133884010</text:p>
          </table:table-cell>
          <table:table-cell office:value-type="float" office:value="169318794" calcext:value-type="float">
            <text:p>169318794</text:p>
          </table:table-cell>
          <table:table-cell table:formula="of:=[.E37]/1000000000" office:value-type="float" office:value="0.169318794" calcext:value-type="float">
            <text:p>0.169318794</text:p>
          </table:table-cell>
          <table:table-cell table:formula="of:=[.F37]*[.L37]" office:value-type="float" office:value="495.934747626" calcext:value-type="float">
            <text:p>495.934747626</text:p>
          </table:table-cell>
          <table:table-cell office:value-type="float" office:value="99363" calcext:value-type="float">
            <text:p>99363</text:p>
          </table:table-cell>
          <table:table-cell office:value-type="string" calcext:value-type="string">
            <text:p>x</text:p>
          </table:table-cell>
          <table:table-cell office:value-type="float" office:value="169418157" calcext:value-type="float">
            <text:p>169418157</text:p>
          </table:table-cell>
          <table:table-cell office:value-type="float" office:value="2987" calcext:value-type="float">
            <text:p>2987</text:p>
          </table:table-cell>
          <table:table-cell office:value-type="float" office:value="2929" calcext:value-type="float">
            <text:p>2929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M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m4_ext</text:p>
          </table:table-cell>
          <table:table-cell office:value-type="float" office:value="20188048" calcext:value-type="float">
            <text:p>20188048</text:p>
          </table:table-cell>
          <table:table-cell table:formula="of:=[.B38]/100000000" office:value-type="float" office:value="0.20188048" calcext:value-type="float">
            <text:p>0.20188048</text:p>
          </table:table-cell>
          <table:table-cell table:formula="of:=[.B38]*[.L38]" office:value-type="float" office:value="83376638240" calcext:value-type="float">
            <text:p>83376638240</text:p>
          </table:table-cell>
          <table:table-cell office:value-type="float" office:value="170566799" calcext:value-type="float">
            <text:p>170566799</text:p>
          </table:table-cell>
          <table:table-cell table:formula="of:=[.E38]/1000000000" office:value-type="float" office:value="0.170566799" calcext:value-type="float">
            <text:p>0.170566799</text:p>
          </table:table-cell>
          <table:table-cell table:formula="of:=[.F38]*[.L38]" office:value-type="float" office:value="704.44087987" calcext:value-type="float">
            <text:p>704.44087987</text:p>
          </table:table-cell>
          <table:table-cell office:value-type="float" office:value="204782" calcext:value-type="float">
            <text:p>204782</text:p>
          </table:table-cell>
          <table:table-cell office:value-type="string" calcext:value-type="string">
            <text:p>x</text:p>
          </table:table-cell>
          <table:table-cell office:value-type="float" office:value="170771581" calcext:value-type="float">
            <text:p>170771581</text:p>
          </table:table-cell>
          <table:table-cell office:value-type="float" office:value="4123" calcext:value-type="float">
            <text:p>4123</text:p>
          </table:table-cell>
          <table:table-cell office:value-type="float" office:value="4130" calcext:value-type="float">
            <text:p>4130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C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1x2 v0.6 <text:s text:c="8"/>7 enwik7.txt</text:p>
          </table:table-cell>
          <table:table-cell office:value-type="float" office:value="20723056" calcext:value-type="float">
            <text:p>20723056</text:p>
          </table:table-cell>
          <table:table-cell table:formula="of:=[.B39]/100000000" office:value-type="float" office:value="0.20723056" calcext:value-type="float">
            <text:p>0.20723056</text:p>
          </table:table-cell>
          <table:table-cell table:formula="of:=[.B39]*[.L39]" office:value-type="float" office:value="14816985040" calcext:value-type="float">
            <text:p>14816985040</text:p>
          </table:table-cell>
          <table:table-cell office:value-type="float" office:value="172212773" calcext:value-type="float">
            <text:p>172212773</text:p>
          </table:table-cell>
          <table:table-cell table:formula="of:=[.E39]/1000000000" office:value-type="float" office:value="0.172212773" calcext:value-type="float">
            <text:p>0.172212773</text:p>
          </table:table-cell>
          <table:table-cell table:formula="of:=[.F39]*[.L39]" office:value-type="float" office:value="123.132132695" calcext:value-type="float">
            <text:p>123.132132695</text:p>
          </table:table-cell>
          <table:table-cell office:value-type="float" office:value="38467" calcext:value-type="float">
            <text:p>38467</text:p>
          </table:table-cell>
          <table:table-cell office:value-type="string" calcext:value-type="string">
            <text:p>s</text:p>
          </table:table-cell>
          <table:table-cell office:value-type="float" office:value="172251240" calcext:value-type="float">
            <text:p>172251240</text:p>
          </table:table-cell>
          <table:table-cell office:value-type="float" office:value="711" calcext:value-type="float">
            <text:p>711</text:p>
          </table:table-cell>
          <table:table-cell office:value-type="float" office:value="715" calcext:value-type="float">
            <text:p>715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C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mm4 v0.1e <text:s text:c="7"/>96</text:p>
          </table:table-cell>
          <table:table-cell office:value-type="float" office:value="20569034" calcext:value-type="float">
            <text:p>20569034</text:p>
          </table:table-cell>
          <table:table-cell table:formula="of:=[.B40]/100000000" office:value-type="float" office:value="0.20569034" calcext:value-type="float">
            <text:p>0.20569034</text:p>
          </table:table-cell>
          <table:table-cell table:formula="of:=[.B40]*[.L40]" office:value-type="float" office:value="42289933904" calcext:value-type="float">
            <text:p>42289933904</text:p>
          </table:table-cell>
          <table:table-cell office:value-type="float" office:value="172669955" calcext:value-type="float">
            <text:p>172669955</text:p>
          </table:table-cell>
          <table:table-cell table:formula="of:=[.E40]/1000000000" office:value-type="float" office:value="0.172669955" calcext:value-type="float">
            <text:p>0.172669955</text:p>
          </table:table-cell>
          <table:table-cell table:formula="of:=[.F40]*[.L40]" office:value-type="float" office:value="355.00942748" calcext:value-type="float">
            <text:p>355.00942748</text:p>
          </table:table-cell>
          <table:table-cell office:value-type="float" office:value="31314" calcext:value-type="float">
            <text:p>31314</text:p>
          </table:table-cell>
          <table:table-cell office:value-type="string" calcext:value-type="string">
            <text:p>x</text:p>
          </table:table-cell>
          <table:table-cell office:value-type="float" office:value="172701269" calcext:value-type="float">
            <text:p>172701269</text:p>
          </table:table-cell>
          <table:table-cell office:value-type="float" office:value="2052" calcext:value-type="float">
            <text:p>2052</text:p>
          </table:table-cell>
          <table:table-cell office:value-type="float" office:value="2056" calcext:value-type="float">
            <text:p>2056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lstm-compress v3</text:p>
          </table:table-cell>
          <table:table-cell office:value-type="float" office:value="20318653" calcext:value-type="float">
            <text:p>20318653</text:p>
          </table:table-cell>
          <table:table-cell table:formula="of:=[.B41]/100000000" office:value-type="float" office:value="0.20318653" calcext:value-type="float">
            <text:p>0.20318653</text:p>
          </table:table-cell>
          <table:table-cell table:formula="of:=[.B41]*[.L41]" office:value-type="float" office:value="1866796563028" calcext:value-type="float">
            <text:p>1866796563028</text:p>
          </table:table-cell>
          <table:table-cell office:value-type="float" office:value="173874407" calcext:value-type="float">
            <text:p>173874407</text:p>
          </table:table-cell>
          <table:table-cell table:formula="of:=[.E41]/1000000000" office:value-type="float" office:value="0.173874407" calcext:value-type="float">
            <text:p>0.173874407</text:p>
          </table:table-cell>
          <table:table-cell table:formula="of:=[.F41]*[.L41]" office:value-type="float" office:value="15974.885017532" calcext:value-type="float">
            <text:p>15974.885017532</text:p>
          </table:table-cell>
          <table:table-cell office:value-type="float" office:value="144567" calcext:value-type="float">
            <text:p>144567</text:p>
          </table:table-cell>
          <table:table-cell office:value-type="string" calcext:value-type="string">
            <text:p>s</text:p>
          </table:table-cell>
          <table:table-cell office:value-type="float" office:value="174018974" calcext:value-type="float">
            <text:p>174018974</text:p>
          </table:table-cell>
          <table:table-cell office:value-type="float" office:value="92342" calcext:value-type="float">
            <text:p>92342</text:p>
          </table:table-cell>
          <table:table-cell office:value-type="float" office:value="91876" calcext:value-type="float">
            <text:p>918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STM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ccmx 1.30 <text:s text:c="8"/>7</text:p>
          </table:table-cell>
          <table:table-cell office:value-type="float" office:value="20857925" calcext:value-type="float">
            <text:p>20857925</text:p>
          </table:table-cell>
          <table:table-cell table:formula="of:=[.B42]/100000000" office:value-type="float" office:value="0.20857925" calcext:value-type="float">
            <text:p>0.20857925</text:p>
          </table:table-cell>
          <table:table-cell table:formula="of:=[.B42]*[.L42]" office:value-type="float" office:value="27907903650" calcext:value-type="float">
            <text:p>27907903650</text:p>
          </table:table-cell>
          <table:table-cell office:value-type="float" office:value="174142092" calcext:value-type="float">
            <text:p>174142092</text:p>
          </table:table-cell>
          <table:table-cell table:formula="of:=[.E42]/1000000000" office:value-type="float" office:value="0.174142092" calcext:value-type="float">
            <text:p>0.174142092</text:p>
          </table:table-cell>
          <table:table-cell table:formula="of:=[.F42]*[.L42]" office:value-type="float" office:value="233.002119096" calcext:value-type="float">
            <text:p>233.002119096</text:p>
          </table:table-cell>
          <table:table-cell office:value-type="float" office:value="15014" calcext:value-type="float">
            <text:p>15014</text:p>
          </table:table-cell>
          <table:table-cell office:value-type="string" calcext:value-type="string">
            <text:p>x</text:p>
          </table:table-cell>
          <table:table-cell office:value-type="float" office:value="174157106" calcext:value-type="float">
            <text:p>174157106</text:p>
          </table:table-cell>
          <table:table-cell office:value-type="float" office:value="1313" calcext:value-type="float">
            <text:p>1313</text:p>
          </table:table-cell>
          <table:table-cell office:value-type="float" office:value="1338" calcext:value-type="float">
            <text:p>1338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bit 0.7 <text:s text:c="10"/>-p=5</text:p>
          </table:table-cell>
          <table:table-cell office:value-type="float" office:value="20823204" calcext:value-type="float">
            <text:p>20823204</text:p>
          </table:table-cell>
          <table:table-cell table:formula="of:=[.B43]/100000000" office:value-type="float" office:value="0.20823204" calcext:value-type="float">
            <text:p>0.20823204</text:p>
          </table:table-cell>
          <table:table-cell table:formula="of:=[.B43]*[.L43]" office:value-type="float" office:value="43728728400" calcext:value-type="float">
            <text:p>43728728400</text:p>
          </table:table-cell>
          <table:table-cell office:value-type="float" office:value="174425039" calcext:value-type="float">
            <text:p>174425039</text:p>
          </table:table-cell>
          <table:table-cell table:formula="of:=[.E43]/1000000000" office:value-type="float" office:value="0.174425039" calcext:value-type="float">
            <text:p>0.174425039</text:p>
          </table:table-cell>
          <table:table-cell table:formula="of:=[.F43]*[.L43]" office:value-type="float" office:value="366.2925819" calcext:value-type="float">
            <text:p>366.2925819</text:p>
          </table:table-cell>
          <table:table-cell office:value-type="float" office:value="62493" calcext:value-type="float">
            <text:p>62493</text:p>
          </table:table-cell>
          <table:table-cell office:value-type="string" calcext:value-type="string">
            <text:p>x</text:p>
          </table:table-cell>
          <table:table-cell office:value-type="float" office:value="174487532" calcext:value-type="float">
            <text:p>174487532</text:p>
          </table:table-cell>
          <table:table-cell office:value-type="float" office:value="2050" calcext:value-type="float">
            <text:p>2050</text:p>
          </table:table-cell>
          <table:table-cell office:value-type="float" office:value="2100" calcext:value-type="float">
            <text:p>2100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C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comp 2.00 <text:s text:c="7"/>-mw -M320m</text:p>
          </table:table-cell>
          <table:table-cell office:value-type="float" office:value="21103670" calcext:value-type="float">
            <text:p>21103670</text:p>
          </table:table-cell>
          <table:table-cell table:formula="of:=[.B44]/100000000" office:value-type="float" office:value="0.2110367" calcext:value-type="float">
            <text:p>0.2110367</text:p>
          </table:table-cell>
          <table:table-cell table:formula="of:=[.B44]*[.L44]" office:value-type="float" office:value="8420364330" calcext:value-type="float">
            <text:p>8420364330</text:p>
          </table:table-cell>
          <table:table-cell office:value-type="float" office:value="174388351" calcext:value-type="float">
            <text:p>174388351</text:p>
          </table:table-cell>
          <table:table-cell table:formula="of:=[.E44]/1000000000" office:value-type="float" office:value="0.174388351" calcext:value-type="float">
            <text:p>0.174388351</text:p>
          </table:table-cell>
          <table:table-cell table:formula="of:=[.F44]*[.L44]" office:value-type="float" office:value="69.580952049" calcext:value-type="float">
            <text:p>69.580952049</text:p>
          </table:table-cell>
          <table:table-cell office:value-type="float" office:value="172531" calcext:value-type="float">
            <text:p>172531</text:p>
          </table:table-cell>
          <table:table-cell office:value-type="string" calcext:value-type="string">
            <text:p>x</text:p>
          </table:table-cell>
          <table:table-cell office:value-type="float" office:value="174560882" calcext:value-type="float">
            <text:p>174560882</text:p>
          </table:table-cell>
          <table:table-cell office:value-type="float" office:value="473" calcext:value-type="float">
            <text:p>473</text:p>
          </table:table-cell>
          <table:table-cell office:value-type="float" office:value="399" calcext:value-type="float">
            <text:p>399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BW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pmopt|epm r9 <text:s text:c="4"/>-m800 -n20 --fixedorder:12</text:p>
          </table:table-cell>
          <table:table-cell office:value-type="float" office:value="19713502" calcext:value-type="float">
            <text:p>19713502</text:p>
          </table:table-cell>
          <table:table-cell table:formula="of:=[.B45]/100000000" office:value-type="float" office:value="0.19713502" calcext:value-type="float">
            <text:p>0.19713502</text:p>
          </table:table-cell>
          <table:table-cell table:formula="of:=[.B45]*[.L45]" office:value-type="float" office:value="66552782752" calcext:value-type="float">
            <text:p>66552782752</text:p>
          </table:table-cell>
          <table:table-cell office:value-type="float" office:value="174817424" calcext:value-type="float">
            <text:p>174817424</text:p>
          </table:table-cell>
          <table:table-cell table:formula="of:=[.E45]/1000000000" office:value-type="float" office:value="0.174817424" calcext:value-type="float">
            <text:p>0.174817424</text:p>
          </table:table-cell>
          <table:table-cell table:formula="of:=[.F45]*[.L45]" office:value-type="float" office:value="590.183623424" calcext:value-type="float">
            <text:p>590.183623424</text:p>
          </table:table-cell>
          <table:table-cell office:value-type="float" office:value="141101" calcext:value-type="float">
            <text:p>141101</text:p>
          </table:table-cell>
          <table:table-cell office:value-type="string" calcext:value-type="string">
            <text:p>x</text:p>
          </table:table-cell>
          <table:table-cell office:value-type="float" office:value="174958525" calcext:value-type="float">
            <text:p>174958525</text:p>
          </table:table-cell>
          <table:table-cell office:value-type="float" office:value="3179" calcext:value-type="float">
            <text:p>3179</text:p>
          </table:table-cell>
          <table:table-cell office:value-type="float" office:value="3376" calcext:value-type="float">
            <text:p>3376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WinUDA 2.91 <text:s text:c="6"/>mode 3 (194 MB)</text:p>
          </table:table-cell>
          <table:table-cell office:value-type="float" office:value="20332366" calcext:value-type="float">
            <text:p>20332366</text:p>
          </table:table-cell>
          <table:table-cell table:formula="of:=[.B46]/100000000" office:value-type="float" office:value="0.20332366" calcext:value-type="float">
            <text:p>0.20332366</text:p>
          </table:table-cell>
          <table:table-cell table:formula="of:=[.B46]*[.L46]" office:value-type="float" office:value="477261627118" calcext:value-type="float">
            <text:p>477261627118</text:p>
          </table:table-cell>
          <table:table-cell office:value-type="float" office:value="174975730" calcext:value-type="float">
            <text:p>174975730</text:p>
          </table:table-cell>
          <table:table-cell table:formula="of:=[.E46]/1000000000" office:value-type="float" office:value="0.17497573" calcext:value-type="float">
            <text:p>0.17497573</text:p>
          </table:table-cell>
          <table:table-cell table:formula="of:=[.F46]*[.L46]" office:value-type="float" office:value="4107.20531029" calcext:value-type="float">
            <text:p>4107.20531029</text:p>
          </table:table-cell>
          <table:table-cell office:value-type="float" office:value="17203" calcext:value-type="float">
            <text:p>17203</text:p>
          </table:table-cell>
          <table:table-cell office:value-type="string" calcext:value-type="string">
            <text:p>x</text:p>
          </table:table-cell>
          <table:table-cell office:value-type="float" office:value="174992933" calcext:value-type="float">
            <text:p>174992933</text:p>
          </table:table-cell>
          <table:table-cell office:value-type="float" office:value="23610" calcext:value-type="float">
            <text:p>23610</text:p>
          </table:table-cell>
          <table:table-cell office:value-type="float" office:value="23473" calcext:value-type="float">
            <text:p>2347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dark 0.51 <text:s text:c="8"/>-b333mf</text:p>
          </table:table-cell>
          <table:table-cell office:value-type="float" office:value="21169819" calcext:value-type="float">
            <text:p>21169819</text:p>
          </table:table-cell>
          <table:table-cell table:formula="of:=[.B47]/100000000" office:value-type="float" office:value="0.21169819" calcext:value-type="float">
            <text:p>0.21169819</text:p>
          </table:table-cell>
          <table:table-cell table:formula="of:=[.B47]*[.L47]" office:value-type="float" office:value="9589928007" calcext:value-type="float">
            <text:p>9589928007</text:p>
          </table:table-cell>
          <table:table-cell office:value-type="float" office:value="175471417" calcext:value-type="float">
            <text:p>175471417</text:p>
          </table:table-cell>
          <table:table-cell table:formula="of:=[.E47]/1000000000" office:value-type="float" office:value="0.175471417" calcext:value-type="float">
            <text:p>0.175471417</text:p>
          </table:table-cell>
          <table:table-cell table:formula="of:=[.F47]*[.L47]" office:value-type="float" office:value="79.488551901" calcext:value-type="float">
            <text:p>79.488551901</text:p>
          </table:table-cell>
          <table:table-cell office:value-type="float" office:value="34797" calcext:value-type="float">
            <text:p>34797</text:p>
          </table:table-cell>
          <table:table-cell office:value-type="string" calcext:value-type="string">
            <text:p>x</text:p>
          </table:table-cell>
          <table:table-cell office:value-type="float" office:value="175506214" calcext:value-type="float">
            <text:p>175506214</text:p>
          </table:table-cell>
          <table:table-cell office:value-type="float" office:value="533" calcext:value-type="float">
            <text:p>533</text:p>
          </table:table-cell>
          <table:table-cell office:value-type="float" office:value="453" calcext:value-type="float">
            <text:p>453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BWT</text:p>
          </table:table-cell>
          <table:table-cell/>
        </table:table-row>
        <table:table-row table:style-name="ro1">
          <table:table-cell office:value-type="string" calcext:value-type="string">
            <text:p>FreeArc 0.40pre-4 -mppmd:1012m:o13:r1</text:p>
          </table:table-cell>
          <table:table-cell office:value-type="float" office:value="20931605" calcext:value-type="float">
            <text:p>20931605</text:p>
          </table:table-cell>
          <table:table-cell table:formula="of:=[.B48]/100000000" office:value-type="float" office:value="0.20931605" calcext:value-type="float">
            <text:p>0.20931605</text:p>
          </table:table-cell>
          <table:table-cell table:formula="of:=[.B48]*[.L48]" office:value-type="float" office:value="25452831680" calcext:value-type="float">
            <text:p>25452831680</text:p>
          </table:table-cell>
          <table:table-cell office:value-type="float" office:value="175254732" calcext:value-type="float">
            <text:p>175254732</text:p>
          </table:table-cell>
          <table:table-cell table:formula="of:=[.E48]/1000000000" office:value-type="float" office:value="0.175254732" calcext:value-type="float">
            <text:p>0.175254732</text:p>
          </table:table-cell>
          <table:table-cell table:formula="of:=[.F48]*[.L48]" office:value-type="float" office:value="213.109754112" calcext:value-type="float">
            <text:p>213.109754112</text:p>
          </table:table-cell>
          <table:table-cell office:value-type="float" office:value="748202" calcext:value-type="float">
            <text:p>748202</text:p>
          </table:table-cell>
          <table:table-cell office:value-type="string" calcext:value-type="string">
            <text:p>x</text:p>
          </table:table-cell>
          <table:table-cell office:value-type="float" office:value="176002934" calcext:value-type="float">
            <text:p>176002934</text:p>
          </table:table-cell>
          <table:table-cell office:value-type="float" office:value="1175" calcext:value-type="float">
            <text:p>1175</text:p>
          </table:table-cell>
          <table:table-cell office:value-type="float" office:value="1216" calcext:value-type="float">
            <text:p>1216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hook v1.4 <text:s text:c="8"/>1700</text:p>
          </table:table-cell>
          <table:table-cell office:value-type="float" office:value="21990502" calcext:value-type="float">
            <text:p>21990502</text:p>
          </table:table-cell>
          <table:table-cell table:formula="of:=[.B49]/100000000" office:value-type="float" office:value="0.21990502" calcext:value-type="float">
            <text:p>0.21990502</text:p>
          </table:table-cell>
          <table:table-cell table:formula="of:=[.B49]*[.L49]" office:value-type="float" office:value="15283398890" calcext:value-type="float">
            <text:p>15283398890</text:p>
          </table:table-cell>
          <table:table-cell office:value-type="float" office:value="176648663" calcext:value-type="float">
            <text:p>176648663</text:p>
          </table:table-cell>
          <table:table-cell table:formula="of:=[.E49]/1000000000" office:value-type="float" office:value="0.176648663" calcext:value-type="float">
            <text:p>0.176648663</text:p>
          </table:table-cell>
          <table:table-cell table:formula="of:=[.F49]*[.L49]" office:value-type="float" office:value="122.770820785" calcext:value-type="float">
            <text:p>122.770820785</text:p>
          </table:table-cell>
          <table:table-cell office:value-type="float" office:value="37004" calcext:value-type="float">
            <text:p>37004</text:p>
          </table:table-cell>
          <table:table-cell office:value-type="string" calcext:value-type="string">
            <text:p>x</text:p>
          </table:table-cell>
          <table:table-cell office:value-type="float" office:value="176685667" calcext:value-type="float">
            <text:p>176685667</text:p>
          </table:table-cell>
          <table:table-cell office:value-type="float" office:value="741" calcext:value-type="float">
            <text:p>741</text:p>
          </table:table-cell>
          <table:table-cell office:value-type="float" office:value="695" calcext:value-type="float">
            <text:p>695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DM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7zip 4.46a <text:s text:c="7"/>-m0=ppmd:mem=1630m:o=10 ...</text:p>
          </table:table-cell>
          <table:table-cell office:value-type="float" office:value="21197559" calcext:value-type="float">
            <text:p>21197559</text:p>
          </table:table-cell>
          <table:table-cell table:formula="of:=[.B50]/100000000" office:value-type="float" office:value="0.21197559" calcext:value-type="float">
            <text:p>0.21197559</text:p>
          </table:table-cell>
          <table:table-cell table:formula="of:=[.B50]*[.L50]" office:value-type="float" office:value="11573867214" calcext:value-type="float">
            <text:p>11573867214</text:p>
          </table:table-cell>
          <table:table-cell office:value-type="float" office:value="178965454" calcext:value-type="float">
            <text:p>178965454</text:p>
          </table:table-cell>
          <table:table-cell table:formula="of:=[.E50]/1000000000" office:value-type="float" office:value="0.178965454" calcext:value-type="float">
            <text:p>0.178965454</text:p>
          </table:table-cell>
          <table:table-cell table:formula="of:=[.F50]*[.L50]" office:value-type="float" office:value="97.715137884" calcext:value-type="float">
            <text:p>97.715137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</text:p>
          </table:table-cell>
          <table:table-cell office:value-type="float" office:value="178965454" calcext:value-type="float">
            <text:p>178965454</text:p>
          </table:table-cell>
          <table:table-cell office:value-type="float" office:value="503" calcext:value-type="float">
            <text:p>503</text:p>
          </table:table-cell>
          <table:table-cell office:value-type="float" office:value="546" calcext:value-type="float">
            <text:p>546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PP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ings 2.5 <text:s text:c="8"/>-m8 -t1</text:p>
          </table:table-cell>
          <table:table-cell office:value-type="float" office:value="20873959" calcext:value-type="float">
            <text:p>20873959</text:p>
          </table:table-cell>
          <table:table-cell table:formula="of:=[.B51]/100000000" office:value-type="float" office:value="0.20873959" calcext:value-type="float">
            <text:p>0.20873959</text:p>
          </table:table-cell>
          <table:table-cell table:formula="of:=[.B51]*[.L51]" office:value-type="float" office:value="3402455317" calcext:value-type="float">
            <text:p>3402455317</text:p>
          </table:table-cell>
          <table:table-cell office:value-type="float" office:value="178747360" calcext:value-type="float">
            <text:p>178747360</text:p>
          </table:table-cell>
          <table:table-cell table:formula="of:=[.E51]/1000000000" office:value-type="float" office:value="0.17874736" calcext:value-type="float">
            <text:p>0.17874736</text:p>
          </table:table-cell>
          <table:table-cell table:formula="of:=[.F51]*[.L51]" office:value-type="float" office:value="29.13581968" calcext:value-type="float">
            <text:p>29.13581968</text:p>
          </table:table-cell>
          <table:table-cell office:value-type="float" office:value="240523" calcext:value-type="float">
            <text:p>240523</text:p>
          </table:table-cell>
          <table:table-cell office:value-type="string" calcext:value-type="string">
            <text:p>x</text:p>
          </table:table-cell>
          <table:table-cell office:value-type="float" office:value="178987883" calcext:value-type="float">
            <text:p>178987883</text:p>
          </table:table-cell>
          <table:table-cell office:value-type="float" office:value="280" calcext:value-type="float">
            <text:p>280</text:p>
          </table:table-cell>
          <table:table-cell office:value-type="float" office:value="163" calcext:value-type="float">
            <text:p>163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BW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imple2</text:p>
          </table:table-cell>
          <table:table-cell office:value-type="float" office:value="20871457" calcext:value-type="float">
            <text:p>20871457</text:p>
          </table:table-cell>
          <table:table-cell table:formula="of:=[.B52]/100000000" office:value-type="float" office:value="0.20871457" calcext:value-type="float">
            <text:p>0.20871457</text:p>
          </table:table-cell>
          <table:table-cell table:formula="of:=[.B52]*[.L52]" office:value-type="float" office:value="375519254344" calcext:value-type="float">
            <text:p>375519254344</text:p>
          </table:table-cell>
          <table:table-cell office:value-type="float" office:value="180251530" calcext:value-type="float">
            <text:p>180251530</text:p>
          </table:table-cell>
          <table:table-cell table:formula="of:=[.E52]/1000000000" office:value-type="float" office:value="0.18025153" calcext:value-type="float">
            <text:p>0.18025153</text:p>
          </table:table-cell>
          <table:table-cell table:formula="of:=[.F52]*[.L52]" office:value-type="float" office:value="3243.08552776" calcext:value-type="float">
            <text:p>3243.08552776</text:p>
          </table:table-cell>
          <table:table-cell office:value-type="float" office:value="78642" calcext:value-type="float">
            <text:p>78642</text:p>
          </table:table-cell>
          <table:table-cell office:value-type="string" calcext:value-type="string">
            <text:p>x</text:p>
          </table:table-cell>
          <table:table-cell office:value-type="float" office:value="180330172" calcext:value-type="float">
            <text:p>180330172</text:p>
          </table:table-cell>
          <table:table-cell office:value-type="float" office:value="18474" calcext:value-type="float">
            <text:p>18474</text:p>
          </table:table-cell>
          <table:table-cell office:value-type="float" office:value="17992" calcext:value-type="float">
            <text:p>1799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ash 04a <text:s text:c="10"/>/m700 /o10</text:p>
          </table:table-cell>
          <table:table-cell office:value-type="float" office:value="19963105" calcext:value-type="float">
            <text:p>19963105</text:p>
          </table:table-cell>
          <table:table-cell table:formula="of:=[.B53]/100000000" office:value-type="float" office:value="0.19963105" calcext:value-type="float">
            <text:p>0.19963105</text:p>
          </table:table-cell>
          <table:table-cell table:formula="of:=[.B53]*[.L53]" office:value-type="float" office:value="116844053565" calcext:value-type="float">
            <text:p>116844053565</text:p>
          </table:table-cell>
          <table:table-cell office:value-type="float" office:value="180735542" calcext:value-type="float">
            <text:p>180735542</text:p>
          </table:table-cell>
          <table:table-cell table:formula="of:=[.E53]/1000000000" office:value-type="float" office:value="0.180735542" calcext:value-type="float">
            <text:p>0.180735542</text:p>
          </table:table-cell>
          <table:table-cell table:formula="of:=[.F53]*[.L53]" office:value-type="float" office:value="1057.845127326" calcext:value-type="float">
            <text:p>1057.845127326</text:p>
          </table:table-cell>
          <table:table-cell office:value-type="float" office:value="11137" calcext:value-type="float">
            <text:p>11137</text:p>
          </table:table-cell>
          <table:table-cell office:value-type="string" calcext:value-type="string">
            <text:p>x</text:p>
          </table:table-cell>
          <table:table-cell office:value-type="float" office:value="180746679" calcext:value-type="float">
            <text:p>180746679</text:p>
          </table:table-cell>
          <table:table-cell office:value-type="float" office:value="6100" calcext:value-type="float">
            <text:p>6100</text:p>
          </table:table-cell>
          <table:table-cell office:value-type="float" office:value="5853" calcext:value-type="float">
            <text:p>585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bce3</text:p>
          </table:table-cell>
          <table:table-cell office:value-type="float" office:value="22729148" calcext:value-type="float">
            <text:p>22729148</text:p>
          </table:table-cell>
          <table:table-cell table:formula="of:=[.B54]/100000000" office:value-type="float" office:value="0.22729148" calcext:value-type="float">
            <text:p>0.22729148</text:p>
          </table:table-cell>
          <table:table-cell table:formula="of:=[.B54]*[.L54]" office:value-type="float" office:value="55550037712" calcext:value-type="float">
            <text:p>55550037712</text:p>
          </table:table-cell>
          <table:table-cell office:value-type="float" office:value="180732702" calcext:value-type="float">
            <text:p>180732702</text:p>
          </table:table-cell>
          <table:table-cell table:formula="of:=[.E54]/1000000000" office:value-type="float" office:value="0.180732702" calcext:value-type="float">
            <text:p>0.180732702</text:p>
          </table:table-cell>
          <table:table-cell table:formula="of:=[.F54]*[.L54]" office:value-type="float" office:value="441.710723688" calcext:value-type="float">
            <text:p>441.710723688</text:p>
          </table:table-cell>
          <table:table-cell office:value-type="float" office:value="19889" calcext:value-type="float">
            <text:p>19889</text:p>
          </table:table-cell>
          <table:table-cell office:value-type="string" calcext:value-type="string">
            <text:p>s</text:p>
          </table:table-cell>
          <table:table-cell office:value-type="float" office:value="180752591" calcext:value-type="float">
            <text:p>180752591</text:p>
          </table:table-cell>
          <table:table-cell office:value-type="float" office:value="1151" calcext:value-type="float">
            <text:p>1151</text:p>
          </table:table-cell>
          <table:table-cell office:value-type="float" office:value="2444" calcext:value-type="float">
            <text:p>244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M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ocamyd LTCB 1.0 <text:s text:c="2"/>-s0 -m3</text:p>
          </table:table-cell>
          <table:table-cell office:value-type="float" office:value="21285121" calcext:value-type="float">
            <text:p>21285121</text:p>
          </table:table-cell>
          <table:table-cell table:formula="of:=[.B55]/100000000" office:value-type="float" office:value="0.21285121" calcext:value-type="float">
            <text:p>0.21285121</text:p>
          </table:table-cell>
          <table:table-cell table:formula="of:=[.B55]*[.L55]" office:value-type="float" office:value="2341363310000" calcext:value-type="float">
            <text:p>2341363310000</text:p>
          </table:table-cell>
          <table:table-cell office:value-type="float" office:value="182359986" calcext:value-type="float">
            <text:p>182359986</text:p>
          </table:table-cell>
          <table:table-cell table:formula="of:=[.E55]/1000000000" office:value-type="float" office:value="0.182359986" calcext:value-type="float">
            <text:p>0.182359986</text:p>
          </table:table-cell>
          <table:table-cell table:formula="of:=[.F55]*[.L55]" office:value-type="float" office:value="20059.59846" calcext:value-type="float">
            <text:p>20059.59846</text:p>
          </table:table-cell>
          <table:table-cell office:value-type="float" office:value="21030" calcext:value-type="float">
            <text:p>21030</text:p>
          </table:table-cell>
          <table:table-cell office:value-type="string" calcext:value-type="string">
            <text:p>x</text:p>
          </table:table-cell>
          <table:table-cell office:value-type="float" office:value="182381016" calcext:value-type="float">
            <text:p>182381016</text:p>
          </table:table-cell>
          <table:table-cell office:value-type="float" office:value="108960" calcext:value-type="float">
            <text:p>108960</text:p>
          </table:table-cell>
          <table:table-cell office:value-type="float" office:value="110000" calcext:value-type="float">
            <text:p>1100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M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e 0.79 b0154 <text:s text:c="3"/>-m3 -d8</text:p>
          </table:table-cell>
          <table:table-cell office:value-type="float" office:value="20975994" calcext:value-type="float">
            <text:p>20975994</text:p>
          </table:table-cell>
          <table:table-cell table:formula="of:=[.B56]/100000000" office:value-type="float" office:value="0.20975994" calcext:value-type="float">
            <text:p>0.20975994</text:p>
          </table:table-cell>
          <table:table-cell table:formula="of:=[.B56]*[.L56]" office:value-type="float" office:value="194762104290" calcext:value-type="float">
            <text:p>194762104290</text:p>
          </table:table-cell>
          <table:table-cell office:value-type="float" office:value="182373904" calcext:value-type="float">
            <text:p>182373904</text:p>
          </table:table-cell>
          <table:table-cell table:formula="of:=[.E56]/1000000000" office:value-type="float" office:value="0.182373904" calcext:value-type="float">
            <text:p>0.182373904</text:p>
          </table:table-cell>
          <table:table-cell table:formula="of:=[.F56]*[.L56]" office:value-type="float" office:value="1693.34169864" calcext:value-type="float">
            <text:p>1693.34169864</text:p>
          </table:table-cell>
          <table:table-cell office:value-type="float" office:value="57046" calcext:value-type="float">
            <text:p>57046</text:p>
          </table:table-cell>
          <table:table-cell office:value-type="string" calcext:value-type="string">
            <text:p>x</text:p>
          </table:table-cell>
          <table:table-cell office:value-type="float" office:value="182430950" calcext:value-type="float">
            <text:p>182430950</text:p>
          </table:table-cell>
          <table:table-cell office:value-type="float" office:value="9295" calcext:value-type="float">
            <text:p>9295</text:p>
          </table:table-cell>
          <table:table-cell office:value-type="float" office:value="9285" calcext:value-type="float">
            <text:p>928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uhbc 1.0 <text:s text:c="9"/>-m3 -b100m</text:p>
          </table:table-cell>
          <table:table-cell office:value-type="float" office:value="20930838" calcext:value-type="float">
            <text:p>20930838</text:p>
          </table:table-cell>
          <table:table-cell table:formula="of:=[.B57]/100000000" office:value-type="float" office:value="0.20930838" calcext:value-type="float">
            <text:p>0.20930838</text:p>
          </table:table-cell>
          <table:table-cell table:formula="of:=[.B57]*[.L57]" office:value-type="float" office:value="16933047942" calcext:value-type="float">
            <text:p>16933047942</text:p>
          </table:table-cell>
          <table:table-cell office:value-type="float" office:value="182918172" calcext:value-type="float">
            <text:p>182918172</text:p>
          </table:table-cell>
          <table:table-cell table:formula="of:=[.E57]/1000000000" office:value-type="float" office:value="0.182918172" calcext:value-type="float">
            <text:p>0.182918172</text:p>
          </table:table-cell>
          <table:table-cell table:formula="of:=[.F57]*[.L57]" office:value-type="float" office:value="147.980801148" calcext:value-type="float">
            <text:p>147.980801148</text:p>
          </table:table-cell>
          <table:table-cell office:value-type="float" office:value="56242" calcext:value-type="float">
            <text:p>56242</text:p>
          </table:table-cell>
          <table:table-cell office:value-type="string" calcext:value-type="string">
            <text:p>x</text:p>
          </table:table-cell>
          <table:table-cell office:value-type="float" office:value="182974414" calcext:value-type="float">
            <text:p>182974414</text:p>
          </table:table-cell>
          <table:table-cell office:value-type="float" office:value="1569" calcext:value-type="float">
            <text:p>1569</text:p>
          </table:table-cell>
          <table:table-cell office:value-type="float" office:value="809" calcext:value-type="float">
            <text:p>809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WT</text:p>
          </table:table-cell>
          <table:table-cell/>
        </table:table-row>
        <table:table-row table:style-name="ro1">
          <table:table-cell office:value-type="string" calcext:value-type="string">
            <text:p>smac 1.20</text:p>
          </table:table-cell>
          <table:table-cell office:value-type="float" office:value="21781544" calcext:value-type="float">
            <text:p>21781544</text:p>
          </table:table-cell>
          <table:table-cell table:formula="of:=[.B58]/100000000" office:value-type="float" office:value="0.21781544" calcext:value-type="float">
            <text:p>0.21781544</text:p>
          </table:table-cell>
          <table:table-cell table:formula="of:=[.B58]*[.L58]" office:value-type="float" office:value="95817012056" calcext:value-type="float">
            <text:p>95817012056</text:p>
          </table:table-cell>
          <table:table-cell office:value-type="float" office:value="183190888" calcext:value-type="float">
            <text:p>183190888</text:p>
          </table:table-cell>
          <table:table-cell table:formula="of:=[.E58]/1000000000" office:value-type="float" office:value="0.183190888" calcext:value-type="float">
            <text:p>0.183190888</text:p>
          </table:table-cell>
          <table:table-cell table:formula="of:=[.F58]*[.L58]" office:value-type="float" office:value="805.856716312" calcext:value-type="float">
            <text:p>805.856716312</text:p>
          </table:table-cell>
          <table:table-cell office:value-type="float" office:value="4356" calcext:value-type="float">
            <text:p>4356</text:p>
          </table:table-cell>
          <table:table-cell office:value-type="string" calcext:value-type="string">
            <text:p>x</text:p>
          </table:table-cell>
          <table:table-cell office:value-type="float" office:value="183195244" calcext:value-type="float">
            <text:p>183195244</text:p>
          </table:table-cell>
          <table:table-cell office:value-type="float" office:value="4249" calcext:value-type="float">
            <text:p>4249</text:p>
          </table:table-cell>
          <table:table-cell office:value-type="float" office:value="4399" calcext:value-type="float">
            <text:p>4399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C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pmd J1 <text:s text:c="10"/>-m256 -o10 -r1</text:p>
          </table:table-cell>
          <table:table-cell office:value-type="float" office:value="21388296" calcext:value-type="float">
            <text:p>21388296</text:p>
          </table:table-cell>
          <table:table-cell table:formula="of:=[.B59]/100000000" office:value-type="float" office:value="0.21388296" calcext:value-type="float">
            <text:p>0.21388296</text:p>
          </table:table-cell>
          <table:table-cell table:formula="of:=[.B59]*[.L59]" office:value-type="float" office:value="19142524920" calcext:value-type="float">
            <text:p>19142524920</text:p>
          </table:table-cell>
          <table:table-cell office:value-type="float" office:value="183964915" calcext:value-type="float">
            <text:p>183964915</text:p>
          </table:table-cell>
          <table:table-cell table:formula="of:=[.E59]/1000000000" office:value-type="float" office:value="0.183964915" calcext:value-type="float">
            <text:p>0.183964915</text:p>
          </table:table-cell>
          <table:table-cell table:formula="of:=[.F59]*[.L59]" office:value-type="float" office:value="164.648598925" calcext:value-type="float">
            <text:p>164.648598925</text:p>
          </table:table-cell>
          <table:table-cell office:value-type="float" office:value="11099" calcext:value-type="float">
            <text:p>11099</text:p>
          </table:table-cell>
          <table:table-cell office:value-type="string" calcext:value-type="string">
            <text:p>s</text:p>
          </table:table-cell>
          <table:table-cell office:value-type="float" office:value="183976014" calcext:value-type="float">
            <text:p>183976014</text:p>
          </table:table-cell>
          <table:table-cell office:value-type="float" office:value="880" calcext:value-type="float">
            <text:p>880</text:p>
          </table:table-cell>
          <table:table-cell office:value-type="float" office:value="895" calcext:value-type="float">
            <text:p>89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tc 5.2 dev 2</text:p>
          </table:table-cell>
          <table:table-cell office:value-type="float" office:value="21481399" calcext:value-type="float">
            <text:p>21481399</text:p>
          </table:table-cell>
          <table:table-cell table:formula="of:=[.B60]/100000000" office:value-type="float" office:value="0.21481399" calcext:value-type="float">
            <text:p>0.21481399</text:p>
          </table:table-cell>
          <table:table-cell table:formula="of:=[.B60]*[.L60]" office:value-type="float" office:value="78514513345" calcext:value-type="float">
            <text:p>78514513345</text:p>
          </table:table-cell>
          <table:table-cell office:value-type="float" office:value="184939711" calcext:value-type="float">
            <text:p>184939711</text:p>
          </table:table-cell>
          <table:table-cell table:formula="of:=[.E60]/1000000000" office:value-type="float" office:value="0.184939711" calcext:value-type="float">
            <text:p>0.184939711</text:p>
          </table:table-cell>
          <table:table-cell table:formula="of:=[.F60]*[.L60]" office:value-type="float" office:value="675.954643705" calcext:value-type="float">
            <text:p>675.954643705</text:p>
          </table:table-cell>
          <table:table-cell office:value-type="float" office:value="41112" calcext:value-type="float">
            <text:p>41112</text:p>
          </table:table-cell>
          <table:table-cell office:value-type="string" calcext:value-type="string">
            <text:p>x</text:p>
          </table:table-cell>
          <table:table-cell office:value-type="float" office:value="184980823" calcext:value-type="float">
            <text:p>184980823</text:p>
          </table:table-cell>
          <table:table-cell office:value-type="float" office:value="3637" calcext:value-type="float">
            <text:p>3637</text:p>
          </table:table-cell>
          <table:table-cell office:value-type="float" office:value="3655" calcext:value-type="float">
            <text:p>365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bwtsdc v1</text:p>
          </table:table-cell>
          <table:table-cell office:value-type="float" office:value="23414955" calcext:value-type="float">
            <text:p>23414955</text:p>
          </table:table-cell>
          <table:table-cell table:formula="of:=[.B61]/100000000" office:value-type="float" office:value="0.23414955" calcext:value-type="float">
            <text:p>0.23414955</text:p>
          </table:table-cell>
          <table:table-cell table:formula="of:=[.B61]*[.L61]" office:value-type="float" office:value="9834281100" calcext:value-type="float">
            <text:p>9834281100</text:p>
          </table:table-cell>
          <table:table-cell office:value-type="float" office:value="185709858" calcext:value-type="float">
            <text:p>185709858</text:p>
          </table:table-cell>
          <table:table-cell table:formula="of:=[.E61]/1000000000" office:value-type="float" office:value="0.185709858" calcext:value-type="float">
            <text:p>0.185709858</text:p>
          </table:table-cell>
          <table:table-cell table:formula="of:=[.F61]*[.L61]" office:value-type="float" office:value="77.99814036" calcext:value-type="float">
            <text:p>77.99814036</text:p>
          </table:table-cell>
          <table:table-cell office:value-type="float" office:value="8421" calcext:value-type="float">
            <text:p>8421</text:p>
          </table:table-cell>
          <table:table-cell office:value-type="string" calcext:value-type="string">
            <text:p>s</text:p>
          </table:table-cell>
          <table:table-cell office:value-type="float" office:value="185718279" calcext:value-type="float">
            <text:p>185718279</text:p>
          </table:table-cell>
          <table:table-cell office:value-type="float" office:value="2100" calcext:value-type="float">
            <text:p>2100</text:p>
          </table:table-cell>
          <table:table-cell office:value-type="float" office:value="420" calcext:value-type="float">
            <text:p>420</text:p>
          </table:table-cell>
          <table:table-cell office:value-type="float" office:value="5213" calcext:value-type="float">
            <text:p>5213</text:p>
          </table:table-cell>
          <table:table-cell office:value-type="string" calcext:value-type="string">
            <text:p>BW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fbc v1.1 <text:s text:c="9"/>333333334</text:p>
          </table:table-cell>
          <table:table-cell office:value-type="float" office:value="22554133" calcext:value-type="float">
            <text:p>22554133</text:p>
          </table:table-cell>
          <table:table-cell table:formula="of:=[.B62]/100000000" office:value-type="float" office:value="0.22554133" calcext:value-type="float">
            <text:p>0.22554133</text:p>
          </table:table-cell>
          <table:table-cell table:formula="of:=[.B62]*[.L62]" office:value-type="float" office:value="9359965195" calcext:value-type="float">
            <text:p>9359965195</text:p>
          </table:table-cell>
          <table:table-cell office:value-type="float" office:value="185975548" calcext:value-type="float">
            <text:p>185975548</text:p>
          </table:table-cell>
          <table:table-cell table:formula="of:=[.E62]/1000000000" office:value-type="float" office:value="0.185975548" calcext:value-type="float">
            <text:p>0.185975548</text:p>
          </table:table-cell>
          <table:table-cell table:formula="of:=[.F62]*[.L62]" office:value-type="float" office:value="77.17985242" calcext:value-type="float">
            <text:p>77.17985242</text:p>
          </table:table-cell>
          <table:table-cell office:value-type="float" office:value="23576" calcext:value-type="float">
            <text:p>23576</text:p>
          </table:table-cell>
          <table:table-cell office:value-type="string" calcext:value-type="string">
            <text:p>x</text:p>
          </table:table-cell>
          <table:table-cell office:value-type="float" office:value="185999124" calcext:value-type="float">
            <text:p>185999124</text:p>
          </table:table-cell>
          <table:table-cell office:value-type="float" office:value="451" calcext:value-type="float">
            <text:p>451</text:p>
          </table:table-cell>
          <table:table-cell office:value-type="float" office:value="415" calcext:value-type="float">
            <text:p>415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BWT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pmvc v1.1 <text:s text:c="7"/>-m256 -o8 -r1</text:p>
          </table:table-cell>
          <table:table-cell office:value-type="float" office:value="21484294" calcext:value-type="float">
            <text:p>21484294</text:p>
          </table:table-cell>
          <table:table-cell table:formula="of:=[.B63]/100000000" office:value-type="float" office:value="0.21484294" calcext:value-type="float">
            <text:p>0.21484294</text:p>
          </table:table-cell>
          <table:table-cell table:formula="of:=[.B63]*[.L63]" office:value-type="float" office:value="19615160422" calcext:value-type="float">
            <text:p>19615160422</text:p>
          </table:table-cell>
          <table:table-cell office:value-type="float" office:value="186208405" calcext:value-type="float">
            <text:p>186208405</text:p>
          </table:table-cell>
          <table:table-cell table:formula="of:=[.E63]/1000000000" office:value-type="float" office:value="0.186208405" calcext:value-type="float">
            <text:p>0.186208405</text:p>
          </table:table-cell>
          <table:table-cell table:formula="of:=[.F63]*[.L63]" office:value-type="float" office:value="170.008273765" calcext:value-type="float">
            <text:p>170.008273765</text:p>
          </table:table-cell>
          <table:table-cell office:value-type="float" office:value="25241" calcext:value-type="float">
            <text:p>25241</text:p>
          </table:table-cell>
          <table:table-cell office:value-type="string" calcext:value-type="string">
            <text:p>x</text:p>
          </table:table-cell>
          <table:table-cell office:value-type="float" office:value="186233646" calcext:value-type="float">
            <text:p>186233646</text:p>
          </table:table-cell>
          <table:table-cell office:value-type="float" office:value="898" calcext:value-type="float">
            <text:p>898</text:p>
          </table:table-cell>
          <table:table-cell office:value-type="float" office:value="913" calcext:value-type="float">
            <text:p>913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chile 0.4 <text:s text:c="8"/>-b=244141</text:p>
          </table:table-cell>
          <table:table-cell office:value-type="float" office:value="22218917" calcext:value-type="float">
            <text:p>22218917</text:p>
          </table:table-cell>
          <table:table-cell table:formula="of:=[.B64]/100000000" office:value-type="float" office:value="0.22218917" calcext:value-type="float">
            <text:p>0.22218917</text:p>
          </table:table-cell>
          <table:table-cell table:formula="of:=[.B64]*[.L64]" office:value-type="float" office:value="11376085504" calcext:value-type="float">
            <text:p>11376085504</text:p>
          </table:table-cell>
          <table:table-cell office:value-type="float" office:value="186979614" calcext:value-type="float">
            <text:p>186979614</text:p>
          </table:table-cell>
          <table:table-cell table:formula="of:=[.E64]/1000000000" office:value-type="float" office:value="0.186979614" calcext:value-type="float">
            <text:p>0.186979614</text:p>
          </table:table-cell>
          <table:table-cell table:formula="of:=[.F64]*[.L64]" office:value-type="float" office:value="95.733562368" calcext:value-type="float">
            <text:p>95.733562368</text:p>
          </table:table-cell>
          <table:table-cell office:value-type="float" office:value="11530" calcext:value-type="float">
            <text:p>11530</text:p>
          </table:table-cell>
          <table:table-cell office:value-type="string" calcext:value-type="string">
            <text:p>s</text:p>
          </table:table-cell>
          <table:table-cell office:value-type="float" office:value="186991144" calcext:value-type="float">
            <text:p>186991144</text:p>
          </table:table-cell>
          <table:table-cell office:value-type="float" office:value="2513" calcext:value-type="float">
            <text:p>2513</text:p>
          </table:table-cell>
          <table:table-cell office:value-type="float" office:value="512" calcext:value-type="float">
            <text:p>512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BWT</text:p>
          </table:table-cell>
          <table:table-cell/>
        </table:table-row>
        <table:table-row table:style-name="ro1">
          <table:table-cell office:value-type="string" calcext:value-type="string">
            <text:p>bwtdisk 0.9.0 <text:s text:c="4"/>-b 2 -m 3500</text:p>
          </table:table-cell>
          <table:table-cell office:value-type="float" office:value="24725277" calcext:value-type="float">
            <text:p>24725277</text:p>
          </table:table-cell>
          <table:table-cell table:formula="of:=[.B65]/100000000" office:value-type="float" office:value="0.24725277" calcext:value-type="float">
            <text:p>0.24725277</text:p>
          </table:table-cell>
          <table:table-cell table:formula="of:=[.B65]*[.L65]" office:value-type="float" office:value="0" calcext:value-type="float">
            <text:p>0</text:p>
          </table:table-cell>
          <table:table-cell office:value-type="float" office:value="190004306" calcext:value-type="float">
            <text:p>190004306</text:p>
          </table:table-cell>
          <table:table-cell table:formula="of:=[.E65]/1000000000" office:value-type="float" office:value="0.190004306" calcext:value-type="float">
            <text:p>0.190004306</text:p>
          </table:table-cell>
          <table:table-cell table:formula="of:=[.F65]*[.L65]" office:value-type="float" office:value="0" calcext:value-type="float">
            <text:p>0</text:p>
          </table:table-cell>
          <table:table-cell office:value-type="float" office:value="169579" calcext:value-type="float">
            <text:p>169579</text:p>
          </table:table-cell>
          <table:table-cell office:value-type="string" calcext:value-type="string">
            <text:p>s</text:p>
          </table:table-cell>
          <table:table-cell office:value-type="float" office:value="190173885" calcext:value-type="float">
            <text:p>190173885</text:p>
          </table:table-cell>
          <table:table-cell office:value-type="float" office:value="1124" calcext:value-type="float">
            <text:p>1124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BW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TXf 0.75 pre b1 <text:s/>-me</text:p>
          </table:table-cell>
          <table:table-cell office:value-type="float" office:value="22072783" calcext:value-type="float">
            <text:p>22072783</text:p>
          </table:table-cell>
          <table:table-cell table:formula="of:=[.B66]/100000000" office:value-type="float" office:value="0.22072783" calcext:value-type="float">
            <text:p>0.22072783</text:p>
          </table:table-cell>
          <table:table-cell table:formula="of:=[.B66]*[.L66]" office:value-type="float" office:value="22889475971" calcext:value-type="float">
            <text:p>22889475971</text:p>
          </table:table-cell>
          <table:table-cell office:value-type="float" office:value="191008871" calcext:value-type="float">
            <text:p>191008871</text:p>
          </table:table-cell>
          <table:table-cell table:formula="of:=[.E66]/1000000000" office:value-type="float" office:value="0.191008871" calcext:value-type="float">
            <text:p>0.191008871</text:p>
          </table:table-cell>
          <table:table-cell table:formula="of:=[.F66]*[.L66]" office:value-type="float" office:value="198.076199227" calcext:value-type="float">
            <text:p>198.076199227</text:p>
          </table:table-cell>
          <table:table-cell office:value-type="float" office:value="57337" calcext:value-type="float">
            <text:p>57337</text:p>
          </table:table-cell>
          <table:table-cell office:value-type="string" calcext:value-type="string">
            <text:p>x</text:p>
          </table:table-cell>
          <table:table-cell office:value-type="float" office:value="191066298" calcext:value-type="float">
            <text:p>191066298</text:p>
          </table:table-cell>
          <table:table-cell office:value-type="float" office:value="1112" calcext:value-type="float">
            <text:p>1112</text:p>
          </table:table-cell>
          <table:table-cell office:value-type="float" office:value="1037" calcext:value-type="float">
            <text:p>103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m03exp 2005-02-15 32MB blocks</text:p>
          </table:table-cell>
          <table:table-cell office:value-type="float" office:value="21948192" calcext:value-type="float">
            <text:p>21948192</text:p>
          </table:table-cell>
          <table:table-cell table:formula="of:=[.B67]/100000000" office:value-type="float" office:value="0.21948192" calcext:value-type="float">
            <text:p>0.21948192</text:p>
          </table:table-cell>
          <table:table-cell table:formula="of:=[.B67]*[.L67]" office:value-type="float" office:value="46091203200" calcext:value-type="float">
            <text:p>46091203200</text:p>
          </table:table-cell>
          <table:table-cell office:value-type="float" office:value="191250500" calcext:value-type="float">
            <text:p>191250500</text:p>
          </table:table-cell>
          <table:table-cell table:formula="of:=[.E67]/1000000000" office:value-type="float" office:value="0.1912505" calcext:value-type="float">
            <text:p>0.1912505</text:p>
          </table:table-cell>
          <table:table-cell table:formula="of:=[.F67]*[.L67]" office:value-type="float" office:value="401.62605" calcext:value-type="float">
            <text:p>401.62605</text:p>
          </table:table-cell>
          <table:table-cell office:value-type="float" office:value="44593" calcext:value-type="float">
            <text:p>44593</text:p>
          </table:table-cell>
          <table:table-cell office:value-type="string" calcext:value-type="string">
            <text:p>x</text:p>
          </table:table-cell>
          <table:table-cell office:value-type="float" office:value="191295093" calcext:value-type="float">
            <text:p>191295093</text:p>
          </table:table-cell>
          <table:table-cell office:value-type="float" office:value="4800" calcext:value-type="float">
            <text:p>4800</text:p>
          </table:table-cell>
          <table:table-cell office:value-type="float" office:value="2100" calcext:value-type="float">
            <text:p>2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WT</text:p>
          </table:table-cell>
          <table:table-cell/>
        </table:table-row>
        <table:table-row table:style-name="ro1">
          <table:table-cell office:value-type="string" calcext:value-type="string">
            <text:p>Stuffit 12.0.0.17 -m=4 -l=16 -x=30</text:p>
          </table:table-cell>
          <table:table-cell office:value-type="float" office:value="22105654" calcext:value-type="float">
            <text:p>22105654</text:p>
          </table:table-cell>
          <table:table-cell table:formula="of:=[.B68]/100000000" office:value-type="float" office:value="0.22105654" calcext:value-type="float">
            <text:p>0.22105654</text:p>
          </table:table-cell>
          <table:table-cell table:formula="of:=[.B68]*[.L68]" office:value-type="float" office:value="14545520332" calcext:value-type="float">
            <text:p>14545520332</text:p>
          </table:table-cell>
          <table:table-cell office:value-type="float" office:value="190372707" calcext:value-type="float">
            <text:p>190372707</text:p>
          </table:table-cell>
          <table:table-cell table:formula="of:=[.E68]/1000000000" office:value-type="float" office:value="0.190372707" calcext:value-type="float">
            <text:p>0.190372707</text:p>
          </table:table-cell>
          <table:table-cell table:formula="of:=[.F68]*[.L68]" office:value-type="float" office:value="125.265241206" calcext:value-type="float">
            <text:p>125.265241206</text:p>
          </table:table-cell>
          <table:table-cell office:value-type="float" office:value="2658122" calcext:value-type="float">
            <text:p>2658122</text:p>
          </table:table-cell>
          <table:table-cell office:value-type="string" calcext:value-type="string">
            <text:p>xd</text:p>
          </table:table-cell>
          <table:table-cell office:value-type="float" office:value="193030829" calcext:value-type="float">
            <text:p>193030829</text:p>
          </table:table-cell>
          <table:table-cell office:value-type="float" office:value="628" calcext:value-type="float">
            <text:p>628</text:p>
          </table:table-cell>
          <table:table-cell office:value-type="float" office:value="658" calcext:value-type="float">
            <text:p>658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plzma v3b <text:s text:c="8"/>c2 ... (see below)</text:p>
          </table:table-cell>
          <table:table-cell office:value-type="float" office:value="24206571" calcext:value-type="float">
            <text:p>24206571</text:p>
          </table:table-cell>
          <table:table-cell table:formula="of:=[.B69]/100000000" office:value-type="float" office:value="0.24206571" calcext:value-type="float">
            <text:p>0.24206571</text:p>
          </table:table-cell>
          <table:table-cell table:formula="of:=[.B69]*[.L69]" office:value-type="float" office:value="1331361405" calcext:value-type="float">
            <text:p>1331361405</text:p>
          </table:table-cell>
          <table:table-cell office:value-type="float" office:value="193240160" calcext:value-type="float">
            <text:p>193240160</text:p>
          </table:table-cell>
          <table:table-cell table:formula="of:=[.E69]/1000000000" office:value-type="float" office:value="0.19324016" calcext:value-type="float">
            <text:p>0.19324016</text:p>
          </table:table-cell>
          <table:table-cell table:formula="of:=[.F69]*[.L69]" office:value-type="float" office:value="10.6282088" calcext:value-type="float">
            <text:p>10.6282088</text:p>
          </table:table-cell>
          <table:table-cell office:value-type="float" office:value="101221" calcext:value-type="float">
            <text:p>101221</text:p>
          </table:table-cell>
          <table:table-cell office:value-type="string" calcext:value-type="string">
            <text:p>x</text:p>
          </table:table-cell>
          <table:table-cell office:value-type="float" office:value="193341381" calcext:value-type="float">
            <text:p>193341381</text:p>
          </table:table-cell>
          <table:table-cell office:value-type="float" office:value="8889" calcext:value-type="float">
            <text:p>8889</text:p>
          </table:table-cell>
          <table:table-cell office:value-type="float" office:value="55" calcext:value-type="float">
            <text:p>55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LZ7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rook v0.1 <text:s text:c="7"/>-m1600 -O8</text:p>
          </table:table-cell>
          <table:table-cell office:value-type="float" office:value="22503627" calcext:value-type="float">
            <text:p>22503627</text:p>
          </table:table-cell>
          <table:table-cell table:formula="of:=[.B70]/100000000" office:value-type="float" office:value="0.22503627" calcext:value-type="float">
            <text:p>0.22503627</text:p>
          </table:table-cell>
          <table:table-cell table:formula="of:=[.B70]*[.L70]" office:value-type="float" office:value="11544360651" calcext:value-type="float">
            <text:p>11544360651</text:p>
          </table:table-cell>
          <table:table-cell office:value-type="float" office:value="193333159" calcext:value-type="float">
            <text:p>193333159</text:p>
          </table:table-cell>
          <table:table-cell table:formula="of:=[.E70]/1000000000" office:value-type="float" office:value="0.193333159" calcext:value-type="float">
            <text:p>0.193333159</text:p>
          </table:table-cell>
          <table:table-cell table:formula="of:=[.F70]*[.L70]" office:value-type="float" office:value="99.179910567" calcext:value-type="float">
            <text:p>99.179910567</text:p>
          </table:table-cell>
          <table:table-cell office:value-type="float" office:value="8539" calcext:value-type="float">
            <text:p>8539</text:p>
          </table:table-cell>
          <table:table-cell office:value-type="string" calcext:value-type="string">
            <text:p>s</text:p>
          </table:table-cell>
          <table:table-cell office:value-type="float" office:value="193341698" calcext:value-type="float">
            <text:p>193341698</text:p>
          </table:table-cell>
          <table:table-cell office:value-type="float" office:value="483" calcext:value-type="float">
            <text:p>483</text:p>
          </table:table-cell>
          <table:table-cell office:value-type="float" office:value="513" calcext:value-type="float">
            <text:p>513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PP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pmx 0.03</text:p>
          </table:table-cell>
          <table:table-cell office:value-type="float" office:value="22572808" calcext:value-type="float">
            <text:p>22572808</text:p>
          </table:table-cell>
          <table:table-cell table:formula="of:=[.B71]/100000000" office:value-type="float" office:value="0.22572808" calcext:value-type="float">
            <text:p>0.22572808</text:p>
          </table:table-cell>
          <table:table-cell table:formula="of:=[.B71]*[.L71]" office:value-type="float" office:value="17697081472" calcext:value-type="float">
            <text:p>17697081472</text:p>
          </table:table-cell>
          <table:table-cell office:value-type="float" office:value="193643464" calcext:value-type="float">
            <text:p>193643464</text:p>
          </table:table-cell>
          <table:table-cell table:formula="of:=[.E71]/1000000000" office:value-type="float" office:value="0.193643464" calcext:value-type="float">
            <text:p>0.193643464</text:p>
          </table:table-cell>
          <table:table-cell table:formula="of:=[.F71]*[.L71]" office:value-type="float" office:value="151.816475776" calcext:value-type="float">
            <text:p>151.816475776</text:p>
          </table:table-cell>
          <table:table-cell office:value-type="float" office:value="54964" calcext:value-type="float">
            <text:p>54964</text:p>
          </table:table-cell>
          <table:table-cell office:value-type="string" calcext:value-type="string">
            <text:p>x</text:p>
          </table:table-cell>
          <table:table-cell office:value-type="float" office:value="193698428" calcext:value-type="float">
            <text:p>193698428</text:p>
          </table:table-cell>
          <table:table-cell office:value-type="float" office:value="777" calcext:value-type="float">
            <text:p>777</text:p>
          </table:table-cell>
          <table:table-cell office:value-type="float" office:value="784" calcext:value-type="float">
            <text:p>784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PP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zturbo 1.1 <text:s text:c="6"/>-49 -b1000 -p0</text:p>
          </table:table-cell>
          <table:table-cell office:value-type="float" office:value="24416777" calcext:value-type="float">
            <text:p>24416777</text:p>
          </table:table-cell>
          <table:table-cell table:formula="of:=[.B72]/100000000" office:value-type="float" office:value="0.24416777" calcext:value-type="float">
            <text:p>0.24416777</text:p>
          </table:table-cell>
          <table:table-cell table:formula="of:=[.B72]*[.L72]" office:value-type="float" office:value="219750993" calcext:value-type="float">
            <text:p>219750993</text:p>
          </table:table-cell>
          <table:table-cell office:value-type="float" office:value="194681713" calcext:value-type="float">
            <text:p>194681713</text:p>
          </table:table-cell>
          <table:table-cell table:formula="of:=[.E72]/1000000000" office:value-type="float" office:value="0.194681713" calcext:value-type="float">
            <text:p>0.194681713</text:p>
          </table:table-cell>
          <table:table-cell table:formula="of:=[.F72]*[.L72]" office:value-type="float" office:value="1.752135417" calcext:value-type="float">
            <text:p>1.752135417</text:p>
          </table:table-cell>
          <table:table-cell office:value-type="float" office:value="110670" calcext:value-type="float">
            <text:p>110670</text:p>
          </table:table-cell>
          <table:table-cell office:value-type="string" calcext:value-type="string">
            <text:p>x</text:p>
          </table:table-cell>
          <table:table-cell office:value-type="float" office:value="194792383" calcext:value-type="float">
            <text:p>194792383</text:p>
          </table:table-cell>
          <table:table-cell office:value-type="float" office:value="1920" calcext:value-type="float">
            <text:p>1920</text:p>
          </table:table-cell>
          <table:table-cell office:value-type="float" office:value="9" calcext:value-type="float">
            <text:p>9</text:p>
          </table:table-cell>
          <table:table-cell office:value-type="float" office:value="14700" calcext:value-type="float">
            <text:p>14700</text:p>
          </table:table-cell>
          <table:table-cell office:value-type="string" calcext:value-type="string">
            <text:p>LZ7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nc 0.15 <text:s text:c="9"/>aq</text:p>
          </table:table-cell>
          <table:table-cell office:value-type="float" office:value="22156982" calcext:value-type="float">
            <text:p>22156982</text:p>
          </table:table-cell>
          <table:table-cell table:formula="of:=[.B73]/100000000" office:value-type="float" office:value="0.22156982" calcext:value-type="float">
            <text:p>0.22156982</text:p>
          </table:table-cell>
          <table:table-cell table:formula="of:=[.B73]*[.L73]" office:value-type="float" office:value="152174152376" calcext:value-type="float">
            <text:p>152174152376</text:p>
          </table:table-cell>
          <table:table-cell office:value-type="float" office:value="195604166" calcext:value-type="float">
            <text:p>195604166</text:p>
          </table:table-cell>
          <table:table-cell table:formula="of:=[.E73]/1000000000" office:value-type="float" office:value="0.195604166" calcext:value-type="float">
            <text:p>0.195604166</text:p>
          </table:table-cell>
          <table:table-cell table:formula="of:=[.F73]*[.L73]" office:value-type="float" office:value="1343.409412088" calcext:value-type="float">
            <text:p>1343.409412088</text:p>
          </table:table-cell>
          <table:table-cell office:value-type="float" office:value="94888" calcext:value-type="float">
            <text:p>94888</text:p>
          </table:table-cell>
          <table:table-cell office:value-type="string" calcext:value-type="string">
            <text:p>x</text:p>
          </table:table-cell>
          <table:table-cell office:value-type="float" office:value="195699054" calcext:value-type="float">
            <text:p>195699054</text:p>
          </table:table-cell>
          <table:table-cell office:value-type="float" office:value="6843" calcext:value-type="float">
            <text:p>6843</text:p>
          </table:table-cell>
          <table:table-cell office:value-type="float" office:value="6868" calcext:value-type="float">
            <text:p>68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comprolz 0.11.0-bugfix1 <text:s/>-b250 -f</text:p>
          </table:table-cell>
          <table:table-cell office:value-type="float" office:value="22813215" calcext:value-type="float">
            <text:p>22813215</text:p>
          </table:table-cell>
          <table:table-cell table:formula="of:=[.B74]/100000000" office:value-type="float" office:value="0.22813215" calcext:value-type="float">
            <text:p>0.22813215</text:p>
          </table:table-cell>
          <table:table-cell table:formula="of:=[.B74]*[.L74]" office:value-type="float" office:value="7026470220" calcext:value-type="float">
            <text:p>7026470220</text:p>
          </table:table-cell>
          <table:table-cell office:value-type="float" office:value="196651379" calcext:value-type="float">
            <text:p>196651379</text:p>
          </table:table-cell>
          <table:table-cell table:formula="of:=[.E74]/1000000000" office:value-type="float" office:value="0.196651379" calcext:value-type="float">
            <text:p>0.196651379</text:p>
          </table:table-cell>
          <table:table-cell table:formula="of:=[.F74]*[.L74]" office:value-type="float" office:value="60.568624732" calcext:value-type="float">
            <text:p>60.568624732</text:p>
          </table:table-cell>
          <table:table-cell office:value-type="float" office:value="29453" calcext:value-type="float">
            <text:p>29453</text:p>
          </table:table-cell>
          <table:table-cell office:value-type="string" calcext:value-type="string">
            <text:p>x</text:p>
          </table:table-cell>
          <table:table-cell office:value-type="float" office:value="196680832" calcext:value-type="float">
            <text:p>196680832</text:p>
          </table:table-cell>
          <table:table-cell office:value-type="float" office:value="984" calcext:value-type="float">
            <text:p>984</text:p>
          </table:table-cell>
          <table:table-cell office:value-type="float" office:value="308" calcext:value-type="float">
            <text:p>308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ROLZ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bc 0.970r2 <text:s text:c="6"/>-ad -m3 -b63</text:p>
          </table:table-cell>
          <table:table-cell office:value-type="float" office:value="22470539" calcext:value-type="float">
            <text:p>22470539</text:p>
          </table:table-cell>
          <table:table-cell table:formula="of:=[.B75]/100000000" office:value-type="float" office:value="0.22470539" calcext:value-type="float">
            <text:p>0.22470539</text:p>
          </table:table-cell>
          <table:table-cell table:formula="of:=[.B75]*[.L75]" office:value-type="float" office:value="7033278707" calcext:value-type="float">
            <text:p>7033278707</text:p>
          </table:table-cell>
          <table:table-cell office:value-type="float" office:value="197066203" calcext:value-type="float">
            <text:p>197066203</text:p>
          </table:table-cell>
          <table:table-cell table:formula="of:=[.E75]/1000000000" office:value-type="float" office:value="0.197066203" calcext:value-type="float">
            <text:p>0.197066203</text:p>
          </table:table-cell>
          <table:table-cell table:formula="of:=[.F75]*[.L75]" office:value-type="float" office:value="61.681721539" calcext:value-type="float">
            <text:p>61.681721539</text:p>
          </table:table-cell>
          <table:table-cell office:value-type="float" office:value="99094" calcext:value-type="float">
            <text:p>99094</text:p>
          </table:table-cell>
          <table:table-cell office:value-type="string" calcext:value-type="string">
            <text:p>xd</text:p>
          </table:table-cell>
          <table:table-cell office:value-type="float" office:value="197165297" calcext:value-type="float">
            <text:p>197165297</text:p>
          </table:table-cell>
          <table:table-cell office:value-type="float" office:value="1733" calcext:value-type="float">
            <text:p>1733</text:p>
          </table:table-cell>
          <table:table-cell office:value-type="float" office:value="313" calcext:value-type="float">
            <text:p>31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WT</text:p>
          </table:table-cell>
          <table:table-cell/>
        </table:table-row>
        <table:table-row table:style-name="ro1">
          <table:table-cell office:value-type="string" calcext:value-type="string">
            <text:p>xz 5.2.1--lzma2=preset=9edict=1GiBlc=4pb=0</text:p>
          </table:table-cell>
          <table:table-cell office:value-type="float" office:value="24703772" calcext:value-type="float">
            <text:p>24703772</text:p>
          </table:table-cell>
          <table:table-cell table:formula="of:=[.B76]/100000000" office:value-type="float" office:value="0.24703772" calcext:value-type="float">
            <text:p>0.24703772</text:p>
          </table:table-cell>
          <table:table-cell table:formula="of:=[.B76]*[.L76]" office:value-type="float" office:value="494075440" calcext:value-type="float">
            <text:p>494075440</text:p>
          </table:table-cell>
          <table:table-cell office:value-type="float" office:value="197331816" calcext:value-type="float">
            <text:p>197331816</text:p>
          </table:table-cell>
          <table:table-cell table:formula="of:=[.E76]/1000000000" office:value-type="float" office:value="0.197331816" calcext:value-type="float">
            <text:p>0.197331816</text:p>
          </table:table-cell>
          <table:table-cell table:formula="of:=[.F76]*[.L76]" office:value-type="float" office:value="3.94663632" calcext:value-type="float">
            <text:p>3.94663632</text:p>
          </table:table-cell>
          <table:table-cell office:value-type="float" office:value="36752" calcext:value-type="float">
            <text:p>36752</text:p>
          </table:table-cell>
          <table:table-cell office:value-type="string" calcext:value-type="string">
            <text:p>xd</text:p>
          </table:table-cell>
          <table:table-cell office:value-type="float" office:value="197368568" calcext:value-type="float">
            <text:p>197368568</text:p>
          </table:table-cell>
          <table:table-cell office:value-type="float" office:value="5876" calcext:value-type="float">
            <text:p>5876</text:p>
          </table:table-cell>
          <table:table-cell office:value-type="float" office:value="20" calcext:value-type="float">
            <text:p>2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LZ7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WinRAR 3.60b3 <text:s text:c="4"/>-mc7:128t+ -sfxWinCon.sfx</text:p>
          </table:table-cell>
          <table:table-cell office:value-type="float" office:value="22713569" calcext:value-type="float">
            <text:p>22713569</text:p>
          </table:table-cell>
          <table:table-cell table:formula="of:=[.B77]/100000000" office:value-type="float" office:value="0.22713569" calcext:value-type="float">
            <text:p>0.22713569</text:p>
          </table:table-cell>
          <table:table-cell table:formula="of:=[.B77]*[.L77]" office:value-type="float" office:value="9426131135" calcext:value-type="float">
            <text:p>9426131135</text:p>
          </table:table-cell>
          <table:table-cell office:value-type="float" office:value="198454545" calcext:value-type="float">
            <text:p>198454545</text:p>
          </table:table-cell>
          <table:table-cell table:formula="of:=[.E77]/1000000000" office:value-type="float" office:value="0.198454545" calcext:value-type="float">
            <text:p>0.198454545</text:p>
          </table:table-cell>
          <table:table-cell table:formula="of:=[.F77]*[.L77]" office:value-type="float" office:value="82.358636175" calcext:value-type="float">
            <text:p>82.358636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</text:p>
          </table:table-cell>
          <table:table-cell office:value-type="float" office:value="198454545" calcext:value-type="float">
            <text:p>198454545</text:p>
          </table:table-cell>
          <table:table-cell office:value-type="float" office:value="506" calcext:value-type="float">
            <text:p>506</text:p>
          </table:table-cell>
          <table:table-cell office:value-type="float" office:value="415" calcext:value-type="float">
            <text:p>4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quark v0.95r beta -m1 -d25 -l8</text:p>
          </table:table-cell>
          <table:table-cell office:value-type="float" office:value="22988924" calcext:value-type="float">
            <text:p>22988924</text:p>
          </table:table-cell>
          <table:table-cell table:formula="of:=[.B78]/100000000" office:value-type="float" office:value="0.22988924" calcext:value-type="float">
            <text:p>0.22988924</text:p>
          </table:table-cell>
          <table:table-cell table:formula="of:=[.B78]*[.L78]" office:value-type="float" office:value="4988596508" calcext:value-type="float">
            <text:p>4988596508</text:p>
          </table:table-cell>
          <table:table-cell office:value-type="float" office:value="198600023" calcext:value-type="float">
            <text:p>198600023</text:p>
          </table:table-cell>
          <table:table-cell table:formula="of:=[.E78]/1000000000" office:value-type="float" office:value="0.198600023" calcext:value-type="float">
            <text:p>0.198600023</text:p>
          </table:table-cell>
          <table:table-cell table:formula="of:=[.F78]*[.L78]" office:value-type="float" office:value="43.096204991" calcext:value-type="float">
            <text:p>43.096204991</text:p>
          </table:table-cell>
          <table:table-cell office:value-type="float" office:value="80264" calcext:value-type="float">
            <text:p>80264</text:p>
          </table:table-cell>
          <table:table-cell office:value-type="string" calcext:value-type="string">
            <text:p>x</text:p>
          </table:table-cell>
          <table:table-cell office:value-type="float" office:value="198680287" calcext:value-type="float">
            <text:p>198680287</text:p>
          </table:table-cell>
          <table:table-cell office:value-type="float" office:value="27952" calcext:value-type="float">
            <text:p>27952</text:p>
          </table:table-cell>
          <table:table-cell office:value-type="float" office:value="217" calcext:value-type="float">
            <text:p>217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lzip 1.14-rc3 <text:s text:c="4"/>-9 -s512MiB</text:p>
          </table:table-cell>
          <table:table-cell office:value-type="float" office:value="24756063" calcext:value-type="float">
            <text:p>24756063</text:p>
          </table:table-cell>
          <table:table-cell table:formula="of:=[.B79]/100000000" office:value-type="float" office:value="0.24756063" calcext:value-type="float">
            <text:p>0.24756063</text:p>
          </table:table-cell>
          <table:table-cell table:formula="of:=[.B79]*[.L79]" office:value-type="float" office:value="519877323" calcext:value-type="float">
            <text:p>519877323</text:p>
          </table:table-cell>
          <table:table-cell office:value-type="float" office:value="199410543" calcext:value-type="float">
            <text:p>199410543</text:p>
          </table:table-cell>
          <table:table-cell table:formula="of:=[.E79]/1000000000" office:value-type="float" office:value="0.199410543" calcext:value-type="float">
            <text:p>0.199410543</text:p>
          </table:table-cell>
          <table:table-cell table:formula="of:=[.F79]*[.L79]" office:value-type="float" office:value="4.187621403" calcext:value-type="float">
            <text:p>4.187621403</text:p>
          </table:table-cell>
          <table:table-cell office:value-type="float" office:value="21682" calcext:value-type="float">
            <text:p>21682</text:p>
          </table:table-cell>
          <table:table-cell office:value-type="string" calcext:value-type="string">
            <text:p>s</text:p>
          </table:table-cell>
          <table:table-cell office:value-type="float" office:value="199432225" calcext:value-type="float">
            <text:p>199432225</text:p>
          </table:table-cell>
          <table:table-cell office:value-type="float" office:value="2409" calcext:value-type="float">
            <text:p>2409</text:p>
          </table:table-cell>
          <table:table-cell office:value-type="float" office:value="21" calcext:value-type="float">
            <text:p>21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LZ7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omprox 0.11.0-bugfix1 -b250 -f -m100</text:p>
          </table:table-cell>
          <table:table-cell office:value-type="float" office:value="23064386" calcext:value-type="float">
            <text:p>23064386</text:p>
          </table:table-cell>
          <table:table-cell table:formula="of:=[.B80]/100000000" office:value-type="float" office:value="0.23064386" calcext:value-type="float">
            <text:p>0.23064386</text:p>
          </table:table-cell>
          <table:table-cell table:formula="of:=[.B80]*[.L80]" office:value-type="float" office:value="3528851058" calcext:value-type="float">
            <text:p>3528851058</text:p>
          </table:table-cell>
          <table:table-cell office:value-type="float" office:value="199515912" calcext:value-type="float">
            <text:p>199515912</text:p>
          </table:table-cell>
          <table:table-cell table:formula="of:=[.E80]/1000000000" office:value-type="float" office:value="0.199515912" calcext:value-type="float">
            <text:p>0.199515912</text:p>
          </table:table-cell>
          <table:table-cell table:formula="of:=[.F80]*[.L80]" office:value-type="float" office:value="30.525934536" calcext:value-type="float">
            <text:p>30.525934536</text:p>
          </table:table-cell>
          <table:table-cell office:value-type="float" office:value="34176" calcext:value-type="float">
            <text:p>34176</text:p>
          </table:table-cell>
          <table:table-cell office:value-type="string" calcext:value-type="string">
            <text:p>x</text:p>
          </table:table-cell>
          <table:table-cell office:value-type="float" office:value="199550088" calcext:value-type="float">
            <text:p>199550088</text:p>
          </table:table-cell>
          <table:table-cell office:value-type="float" office:value="917" calcext:value-type="float">
            <text:p>917</text:p>
          </table:table-cell>
          <table:table-cell office:value-type="float" office:value="153" calcext:value-type="float">
            <text:p>153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ssc 0.95 alpha <text:s text:c="2"/>-b16383</text:p>
          </table:table-cell>
          <table:table-cell office:value-type="float" office:value="23117061" calcext:value-type="float">
            <text:p>23117061</text:p>
          </table:table-cell>
          <table:table-cell table:formula="of:=[.B81]/100000000" office:value-type="float" office:value="0.23117061" calcext:value-type="float">
            <text:p>0.23117061</text:p>
          </table:table-cell>
          <table:table-cell table:formula="of:=[.B81]*[.L81]" office:value-type="float" office:value="5016402237" calcext:value-type="float">
            <text:p>5016402237</text:p>
          </table:table-cell>
          <table:table-cell office:value-type="float" office:value="201810709" calcext:value-type="float">
            <text:p>201810709</text:p>
          </table:table-cell>
          <table:table-cell table:formula="of:=[.E81]/1000000000" office:value-type="float" office:value="0.201810709" calcext:value-type="float">
            <text:p>0.201810709</text:p>
          </table:table-cell>
          <table:table-cell table:formula="of:=[.F81]*[.L81]" office:value-type="float" office:value="43.792923853" calcext:value-type="float">
            <text:p>43.792923853</text:p>
          </table:table-cell>
          <table:table-cell office:value-type="float" office:value="45489" calcext:value-type="float">
            <text:p>45489</text:p>
          </table:table-cell>
          <table:table-cell office:value-type="string" calcext:value-type="string">
            <text:p>x</text:p>
          </table:table-cell>
          <table:table-cell office:value-type="float" office:value="201856198" calcext:value-type="float">
            <text:p>201856198</text:p>
          </table:table-cell>
          <table:table-cell office:value-type="float" office:value="578" calcext:value-type="float">
            <text:p>578</text:p>
          </table:table-cell>
          <table:table-cell office:value-type="float" office:value="217" calcext:value-type="float">
            <text:p>21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W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ashzip 1.0.0 <text:s text:c="3"/>-mx7 -b7</text:p>
          </table:table-cell>
          <table:table-cell office:value-type="float" office:value="23869034" calcext:value-type="float">
            <text:p>23869034</text:p>
          </table:table-cell>
          <table:table-cell table:formula="of:=[.B82]/100000000" office:value-type="float" office:value="0.23869034" calcext:value-type="float">
            <text:p>0.23869034</text:p>
          </table:table-cell>
          <table:table-cell table:formula="of:=[.B82]*[.L82]" office:value-type="float" office:value="2912022148" calcext:value-type="float">
            <text:p>2912022148</text:p>
          </table:table-cell>
          <table:table-cell office:value-type="float" office:value="202363445" calcext:value-type="float">
            <text:p>202363445</text:p>
          </table:table-cell>
          <table:table-cell table:formula="of:=[.E82]/1000000000" office:value-type="float" office:value="0.202363445" calcext:value-type="float">
            <text:p>0.202363445</text:p>
          </table:table-cell>
          <table:table-cell table:formula="of:=[.F82]*[.L82]" office:value-type="float" office:value="24.68834029" calcext:value-type="float">
            <text:p>24.68834029</text:p>
          </table:table-cell>
          <table:table-cell office:value-type="float" office:value="123053" calcext:value-type="float">
            <text:p>123053</text:p>
          </table:table-cell>
          <table:table-cell office:value-type="string" calcext:value-type="string">
            <text:p>x</text:p>
          </table:table-cell>
          <table:table-cell office:value-type="float" office:value="202486498" calcext:value-type="float">
            <text:p>202486498</text:p>
          </table:table-cell>
          <table:table-cell office:value-type="float" office:value="1296" calcext:value-type="float">
            <text:p>1296</text:p>
          </table:table-cell>
          <table:table-cell office:value-type="float" office:value="122" calcext:value-type="float">
            <text:p>12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OLZ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zham 1.0 <text:s text:c="8"/>-d29 -x</text:p>
          </table:table-cell>
          <table:table-cell office:value-type="float" office:value="25002070" calcext:value-type="float">
            <text:p>25002070</text:p>
          </table:table-cell>
          <table:table-cell table:formula="of:=[.B83]/100000000" office:value-type="float" office:value="0.2500207" calcext:value-type="float">
            <text:p>0.2500207</text:p>
          </table:table-cell>
          <table:table-cell table:formula="of:=[.B83]*[.L83]" office:value-type="float" office:value="165013662" calcext:value-type="float">
            <text:p>165013662</text:p>
          </table:table-cell>
          <table:table-cell office:value-type="float" office:value="202237199" calcext:value-type="float">
            <text:p>202237199</text:p>
          </table:table-cell>
          <table:table-cell table:formula="of:=[.E83]/1000000000" office:value-type="float" office:value="0.202237199" calcext:value-type="float">
            <text:p>0.202237199</text:p>
          </table:table-cell>
          <table:table-cell table:formula="of:=[.F83]*[.L83]" office:value-type="float" office:value="1.3347655134" calcext:value-type="float">
            <text:p>1.3347655134</text:p>
          </table:table-cell>
          <table:table-cell office:value-type="float" office:value="191600" calcext:value-type="float">
            <text:p>191600</text:p>
          </table:table-cell>
          <table:table-cell office:value-type="string" calcext:value-type="string">
            <text:p>s</text:p>
          </table:table-cell>
          <table:table-cell office:value-type="float" office:value="202428799" calcext:value-type="float">
            <text:p>202428799</text:p>
          </table:table-cell>
          <table:table-cell office:value-type="float" office:value="1096" calcext:value-type="float">
            <text:p>1096</text:p>
          </table:table-cell>
          <table:table-cell office:value-type="float" office:value="6.6" calcext:value-type="float">
            <text:p>6.6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LZ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sarc 3.3 <text:s text:c="8"/>-m5 -d1024m</text:p>
          </table:table-cell>
          <table:table-cell office:value-type="float" office:value="24516202" calcext:value-type="float">
            <text:p>24516202</text:p>
          </table:table-cell>
          <table:table-cell table:formula="of:=[.B84]/100000000" office:value-type="float" office:value="0.24516202" calcext:value-type="float">
            <text:p>0.24516202</text:p>
          </table:table-cell>
          <table:table-cell table:formula="of:=[.B84]*[.L84]" office:value-type="float" office:value="539356444" calcext:value-type="float">
            <text:p>539356444</text:p>
          </table:table-cell>
          <table:table-cell office:value-type="float" office:value="203995005" calcext:value-type="float">
            <text:p>203995005</text:p>
          </table:table-cell>
          <table:table-cell table:formula="of:=[.E84]/1000000000" office:value-type="float" office:value="0.203995005" calcext:value-type="float">
            <text:p>0.203995005</text:p>
          </table:table-cell>
          <table:table-cell table:formula="of:=[.F84]*[.L84]" office:value-type="float" office:value="4.48789011" calcext:value-type="float">
            <text:p>4.48789011</text:p>
          </table:table-cell>
          <table:table-cell office:value-type="float" office:value="69848" calcext:value-type="float">
            <text:p>69848</text:p>
          </table:table-cell>
          <table:table-cell office:value-type="string" calcext:value-type="string">
            <text:p>s</text:p>
          </table:table-cell>
          <table:table-cell office:value-type="float" office:value="204064853" calcext:value-type="float">
            <text:p>204064853</text:p>
          </table:table-cell>
          <table:table-cell office:value-type="float" office:value="621" calcext:value-type="float">
            <text:p>621</text:p>
          </table:table-cell>
          <table:table-cell office:value-type="float" office:value="22" calcext:value-type="float">
            <text:p>22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acket 1.9 <text:s text:c="7"/>-mx -b512 -h8</text:p>
          </table:table-cell>
          <table:table-cell office:value-type="float" office:value="24968492" calcext:value-type="float">
            <text:p>24968492</text:p>
          </table:table-cell>
          <table:table-cell table:formula="of:=[.B85]/100000000" office:value-type="float" office:value="0.24968492" calcext:value-type="float">
            <text:p>0.24968492</text:p>
          </table:table-cell>
          <table:table-cell table:formula="of:=[.B85]*[.L85]" office:value-type="float" office:value="349558888" calcext:value-type="float">
            <text:p>349558888</text:p>
          </table:table-cell>
          <table:table-cell office:value-type="float" office:value="204195438" calcext:value-type="float">
            <text:p>204195438</text:p>
          </table:table-cell>
          <table:table-cell table:formula="of:=[.E85]/1000000000" office:value-type="float" office:value="0.204195438" calcext:value-type="float">
            <text:p>0.204195438</text:p>
          </table:table-cell>
          <table:table-cell table:formula="of:=[.F85]*[.L85]" office:value-type="float" office:value="2.858736132" calcext:value-type="float">
            <text:p>2.858736132</text:p>
          </table:table-cell>
          <table:table-cell office:value-type="float" office:value="261967" calcext:value-type="float">
            <text:p>261967</text:p>
          </table:table-cell>
          <table:table-cell office:value-type="string" calcext:value-type="string">
            <text:p>x</text:p>
          </table:table-cell>
          <table:table-cell office:value-type="float" office:value="204457405" calcext:value-type="float">
            <text:p>204457405</text:p>
          </table:table-cell>
          <table:table-cell office:value-type="float" office:value="974" calcext:value-type="float">
            <text:p>974</text:p>
          </table:table-cell>
          <table:table-cell office:value-type="float" office:value="14" calcext:value-type="float">
            <text:p>14</text:p>
          </table:table-cell>
          <table:table-cell office:value-type="float" office:value="2824" calcext:value-type="float">
            <text:p>2824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uharc 0.6b <text:s text:c="7"/>-mx -md32768</text:p>
          </table:table-cell>
          <table:table-cell office:value-type="float" office:value="23911123" calcext:value-type="float">
            <text:p>23911123</text:p>
          </table:table-cell>
          <table:table-cell table:formula="of:=[.B86]/100000000" office:value-type="float" office:value="0.23911123" calcext:value-type="float">
            <text:p>0.23911123</text:p>
          </table:table-cell>
          <table:table-cell table:formula="of:=[.B86]*[.L86]" office:value-type="float" office:value="31801793590" calcext:value-type="float">
            <text:p>31801793590</text:p>
          </table:table-cell>
          <table:table-cell office:value-type="float" office:value="208026696" calcext:value-type="float">
            <text:p>208026696</text:p>
          </table:table-cell>
          <table:table-cell table:formula="of:=[.E86]/1000000000" office:value-type="float" office:value="0.208026696" calcext:value-type="float">
            <text:p>0.208026696</text:p>
          </table:table-cell>
          <table:table-cell table:formula="of:=[.F86]*[.L86]" office:value-type="float" office:value="276.67550568" calcext:value-type="float">
            <text:p>276.67550568</text:p>
          </table:table-cell>
          <table:table-cell office:value-type="float" office:value="73608" calcext:value-type="float">
            <text:p>73608</text:p>
          </table:table-cell>
          <table:table-cell office:value-type="string" calcext:value-type="string">
            <text:p>xd</text:p>
          </table:table-cell>
          <table:table-cell office:value-type="float" office:value="208100304" calcext:value-type="float">
            <text:p>208100304</text:p>
          </table:table-cell>
          <table:table-cell office:value-type="float" office:value="1666" calcext:value-type="float">
            <text:p>1666</text:p>
          </table:table-cell>
          <table:table-cell office:value-type="float" office:value="1330" calcext:value-type="float">
            <text:p>13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TarsaLZP Jan 29 2012</text:p>
          </table:table-cell>
          <table:table-cell office:value-type="float" office:value="24751389" calcext:value-type="float">
            <text:p>24751389</text:p>
          </table:table-cell>
          <table:table-cell table:formula="of:=[.B87]/100000000" office:value-type="float" office:value="0.24751389" calcext:value-type="float">
            <text:p>0.24751389</text:p>
          </table:table-cell>
          <table:table-cell table:formula="of:=[.B87]*[.L87]" office:value-type="float" office:value="0" calcext:value-type="float">
            <text:p>0</text:p>
          </table:table-cell>
          <table:table-cell office:value-type="float" office:value="208867187" calcext:value-type="float">
            <text:p>208867187</text:p>
          </table:table-cell>
          <table:table-cell table:formula="of:=[.E87]/1000000000" office:value-type="float" office:value="0.208867187" calcext:value-type="float">
            <text:p>0.208867187</text:p>
          </table:table-cell>
          <table:table-cell table:formula="of:=[.F87]*[.L87]" office:value-type="float" office:value="0" calcext:value-type="float">
            <text:p>0</text:p>
          </table:table-cell>
          <table:table-cell office:value-type="float" office:value="13081" calcext:value-type="float">
            <text:p>13081</text:p>
          </table:table-cell>
          <table:table-cell office:value-type="string" calcext:value-type="string">
            <text:p>s</text:p>
          </table:table-cell>
          <table:table-cell office:value-type="float" office:value="208880268" calcext:value-type="float">
            <text:p>208880268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~2000</text:p>
          </table:table-cell>
          <table:table-cell office:value-type="string" calcext:value-type="string">
            <text:p>LZP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GRZipII 0.2.4 <text:s text:c="4"/>-b8m</text:p>
          </table:table-cell>
          <table:table-cell office:value-type="float" office:value="23846878" calcext:value-type="float">
            <text:p>23846878</text:p>
          </table:table-cell>
          <table:table-cell table:formula="of:=[.B88]/100000000" office:value-type="float" office:value="0.23846878" calcext:value-type="float">
            <text:p>0.23846878</text:p>
          </table:table-cell>
          <table:table-cell table:formula="of:=[.B88]*[.L88]" office:value-type="float" office:value="5150925648" calcext:value-type="float">
            <text:p>5150925648</text:p>
          </table:table-cell>
          <table:table-cell office:value-type="float" office:value="208993966" calcext:value-type="float">
            <text:p>208993966</text:p>
          </table:table-cell>
          <table:table-cell table:formula="of:=[.E88]/1000000000" office:value-type="float" office:value="0.208993966" calcext:value-type="float">
            <text:p>0.208993966</text:p>
          </table:table-cell>
          <table:table-cell table:formula="of:=[.F88]*[.L88]" office:value-type="float" office:value="45.142696656" calcext:value-type="float">
            <text:p>45.142696656</text:p>
          </table:table-cell>
          <table:table-cell office:value-type="float" office:value="41645" calcext:value-type="float">
            <text:p>41645</text:p>
          </table:table-cell>
          <table:table-cell office:value-type="string" calcext:value-type="string">
            <text:p>s</text:p>
          </table:table-cell>
          <table:table-cell office:value-type="float" office:value="209035641" calcext:value-type="float">
            <text:p>209035641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WT</text:p>
          </table:table-cell>
          <table:table-cell/>
        </table:table-row>
        <table:table-row table:style-name="ro1">
          <table:table-cell office:value-type="string" calcext:value-type="string">
            <text:p>4x4 0.2a <text:s text:c="9"/>4t (grzip:m1:h18)</text:p>
          </table:table-cell>
          <table:table-cell office:value-type="float" office:value="23833244" calcext:value-type="float">
            <text:p>23833244</text:p>
          </table:table-cell>
          <table:table-cell table:formula="of:=[.B89]/100000000" office:value-type="float" office:value="0.23833244" calcext:value-type="float">
            <text:p>0.23833244</text:p>
          </table:table-cell>
          <table:table-cell table:formula="of:=[.B89]*[.L89]" office:value-type="float" office:value="5719978560" calcext:value-type="float">
            <text:p>5719978560</text:p>
          </table:table-cell>
          <table:table-cell office:value-type="float" office:value="208787642" calcext:value-type="float">
            <text:p>208787642</text:p>
          </table:table-cell>
          <table:table-cell table:formula="of:=[.E89]/1000000000" office:value-type="float" office:value="0.208787642" calcext:value-type="float">
            <text:p>0.208787642</text:p>
          </table:table-cell>
          <table:table-cell table:formula="of:=[.F89]*[.L89]" office:value-type="float" office:value="50.10903408" calcext:value-type="float">
            <text:p>50.10903408</text:p>
          </table:table-cell>
          <table:table-cell office:value-type="float" office:value="317097" calcext:value-type="float">
            <text:p>317097</text:p>
          </table:table-cell>
          <table:table-cell office:value-type="string" calcext:value-type="string">
            <text:p>x</text:p>
          </table:table-cell>
          <table:table-cell office:value-type="float" office:value="209104739" calcext:value-type="float">
            <text:p>209104739</text:p>
          </table:table-cell>
          <table:table-cell office:value-type="float" office:value="386" calcext:value-type="float">
            <text:p>386</text:p>
          </table:table-cell>
          <table:table-cell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BWT</text:p>
          </table:table-cell>
          <table:table-cell/>
        </table:table-row>
        <table:table-row table:style-name="ro1">
          <table:table-cell office:value-type="string" calcext:value-type="string">
            <text:p>rzm 0.07h</text:p>
          </table:table-cell>
          <table:table-cell office:value-type="float" office:value="24361070" calcext:value-type="float">
            <text:p>24361070</text:p>
          </table:table-cell>
          <table:table-cell table:formula="of:=[.B90]/100000000" office:value-type="float" office:value="0.2436107" calcext:value-type="float">
            <text:p>0.2436107</text:p>
          </table:table-cell>
          <table:table-cell table:formula="of:=[.B90]*[.L90]" office:value-type="float" office:value="1973246670" calcext:value-type="float">
            <text:p>1973246670</text:p>
          </table:table-cell>
          <table:table-cell office:value-type="float" office:value="210126103" calcext:value-type="float">
            <text:p>210126103</text:p>
          </table:table-cell>
          <table:table-cell table:formula="of:=[.E90]/1000000000" office:value-type="float" office:value="0.210126103" calcext:value-type="float">
            <text:p>0.210126103</text:p>
          </table:table-cell>
          <table:table-cell table:formula="of:=[.F90]*[.L90]" office:value-type="float" office:value="17.020214343" calcext:value-type="float">
            <text:p>17.020214343</text:p>
          </table:table-cell>
          <table:table-cell office:value-type="float" office:value="17667" calcext:value-type="float">
            <text:p>17667</text:p>
          </table:table-cell>
          <table:table-cell office:value-type="string" calcext:value-type="string">
            <text:p>x</text:p>
          </table:table-cell>
          <table:table-cell office:value-type="float" office:value="210143770" calcext:value-type="float">
            <text:p>210143770</text:p>
          </table:table-cell>
          <table:table-cell office:value-type="float" office:value="2336" calcext:value-type="float">
            <text:p>2336</text:p>
          </table:table-cell>
          <table:table-cell office:value-type="float" office:value="81" calcext:value-type="float">
            <text:p>8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OLZ</text:p>
          </table:table-cell>
          <table:table-cell/>
        </table:table-row>
        <table:table-row table:style-name="ro1">
          <table:table-cell office:value-type="string" calcext:value-type="string">
            <text:p>pim 2.50 <text:s text:c="9"/>best</text:p>
          </table:table-cell>
          <table:table-cell office:value-type="float" office:value="24303638" calcext:value-type="float">
            <text:p>24303638</text:p>
          </table:table-cell>
          <table:table-cell table:formula="of:=[.B91]/100000000" office:value-type="float" office:value="0.24303638" calcext:value-type="float">
            <text:p>0.24303638</text:p>
          </table:table-cell>
          <table:table-cell table:formula="of:=[.B91]*[.L91]" office:value-type="float" office:value="18567979432" calcext:value-type="float">
            <text:p>18567979432</text:p>
          </table:table-cell>
          <table:table-cell office:value-type="float" office:value="210124895" calcext:value-type="float">
            <text:p>210124895</text:p>
          </table:table-cell>
          <table:table-cell table:formula="of:=[.E91]/1000000000" office:value-type="float" office:value="0.210124895" calcext:value-type="float">
            <text:p>0.210124895</text:p>
          </table:table-cell>
          <table:table-cell table:formula="of:=[.F91]*[.L91]" office:value-type="float" office:value="160.53541978" calcext:value-type="float">
            <text:p>160.53541978</text:p>
          </table:table-cell>
          <table:table-cell office:value-type="float" office:value="330901" calcext:value-type="float">
            <text:p>330901</text:p>
          </table:table-cell>
          <table:table-cell office:value-type="string" calcext:value-type="string">
            <text:p>x</text:p>
          </table:table-cell>
          <table:table-cell office:value-type="float" office:value="210455796" calcext:value-type="float">
            <text:p>210455796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CTW 0.1 <text:s text:c="10"/>-d6 -n16M -f16M</text:p>
          </table:table-cell>
          <table:table-cell office:value-type="float" office:value="23670293" calcext:value-type="float">
            <text:p>23670293</text:p>
          </table:table-cell>
          <table:table-cell table:formula="of:=[.B92]/100000000" office:value-type="float" office:value="0.23670293" calcext:value-type="float">
            <text:p>0.23670293</text:p>
          </table:table-cell>
          <table:table-cell table:formula="of:=[.B92]*[.L92]" office:value-type="float" office:value="462138800532" calcext:value-type="float">
            <text:p>462138800532</text:p>
          </table:table-cell>
          <table:table-cell office:value-type="float" office:value="211995206" calcext:value-type="float">
            <text:p>211995206</text:p>
          </table:table-cell>
          <table:table-cell table:formula="of:=[.E92]/1000000000" office:value-type="float" office:value="0.211995206" calcext:value-type="float">
            <text:p>0.211995206</text:p>
          </table:table-cell>
          <table:table-cell table:formula="of:=[.F92]*[.L92]" office:value-type="float" office:value="4138.994401944" calcext:value-type="float">
            <text:p>4138.994401944</text:p>
          </table:table-cell>
          <table:table-cell office:value-type="float" office:value="43247" calcext:value-type="float">
            <text:p>43247</text:p>
          </table:table-cell>
          <table:table-cell office:value-type="string" calcext:value-type="string">
            <text:p>x</text:p>
          </table:table-cell>
          <table:table-cell office:value-type="float" office:value="212038452" calcext:value-type="float">
            <text:p>212038452</text:p>
          </table:table-cell>
          <table:table-cell office:value-type="float" office:value="19221" calcext:value-type="float">
            <text:p>19221</text:p>
          </table:table-cell>
          <table:table-cell office:value-type="float" office:value="19524" calcext:value-type="float">
            <text:p>1952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boa 0.58b <text:s text:c="8"/>-m15</text:p>
          </table:table-cell>
          <table:table-cell office:value-type="float" office:value="24322643" calcext:value-type="float">
            <text:p>24322643</text:p>
          </table:table-cell>
          <table:table-cell table:formula="of:=[.B93]/100000000" office:value-type="float" office:value="0.24322643" calcext:value-type="float">
            <text:p>0.24322643</text:p>
          </table:table-cell>
          <table:table-cell table:formula="of:=[.B93]*[.L93]" office:value-type="float" office:value="99722836300" calcext:value-type="float">
            <text:p>99722836300</text:p>
          </table:table-cell>
          <table:table-cell office:value-type="float" office:value="213845481" calcext:value-type="float">
            <text:p>213845481</text:p>
          </table:table-cell>
          <table:table-cell table:formula="of:=[.E93]/1000000000" office:value-type="float" office:value="0.213845481" calcext:value-type="float">
            <text:p>0.213845481</text:p>
          </table:table-cell>
          <table:table-cell table:formula="of:=[.F93]*[.L93]" office:value-type="float" office:value="876.7664721" calcext:value-type="float">
            <text:p>876.7664721</text:p>
          </table:table-cell>
          <table:table-cell office:value-type="float" office:value="55813" calcext:value-type="float">
            <text:p>55813</text:p>
          </table:table-cell>
          <table:table-cell office:value-type="string" calcext:value-type="string">
            <text:p>x</text:p>
          </table:table-cell>
          <table:table-cell office:value-type="float" office:value="213901294" calcext:value-type="float">
            <text:p>213901294</text:p>
          </table:table-cell>
          <table:table-cell office:value-type="float" office:value="3953" calcext:value-type="float">
            <text:p>3953</text:p>
          </table:table-cell>
          <table:table-cell office:value-type="float" office:value="4100" calcext:value-type="float">
            <text:p>4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yxz 0.11 <text:s text:c="9"/>-m9 -b7 -h6</text:p>
          </table:table-cell>
          <table:table-cell office:value-type="float" office:value="25754856" calcext:value-type="float">
            <text:p>25754856</text:p>
          </table:table-cell>
          <table:table-cell table:formula="of:=[.B94]/100000000" office:value-type="float" office:value="0.25754856" calcext:value-type="float">
            <text:p>0.25754856</text:p>
          </table:table-cell>
          <table:table-cell table:formula="of:=[.B94]*[.L94]" office:value-type="float" office:value="1983123912" calcext:value-type="float">
            <text:p>1983123912</text:p>
          </table:table-cell>
          <table:table-cell office:value-type="float" office:value="214317684" calcext:value-type="float">
            <text:p>214317684</text:p>
          </table:table-cell>
          <table:table-cell table:formula="of:=[.E94]/1000000000" office:value-type="float" office:value="0.214317684" calcext:value-type="float">
            <text:p>0.214317684</text:p>
          </table:table-cell>
          <table:table-cell table:formula="of:=[.F94]*[.L94]" office:value-type="float" office:value="16.502461668" calcext:value-type="float">
            <text:p>16.502461668</text:p>
          </table:table-cell>
          <table:table-cell office:value-type="float" office:value="131062" calcext:value-type="float">
            <text:p>131062</text:p>
          </table:table-cell>
          <table:table-cell office:value-type="string" calcext:value-type="string">
            <text:p>x</text:p>
          </table:table-cell>
          <table:table-cell office:value-type="float" office:value="214448746" calcext:value-type="float">
            <text:p>214448746</text:p>
          </table:table-cell>
          <table:table-cell office:value-type="float" office:value="642" calcext:value-type="float">
            <text:p>642</text:p>
          </table:table-cell>
          <table:table-cell office:value-type="float" office:value="77" calcext:value-type="float">
            <text:p>77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LZ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std 0.6.0 <text:s text:c="7"/>-22 --ultra</text:p>
          </table:table-cell>
          <table:table-cell office:value-type="float" office:value="25405601" calcext:value-type="float">
            <text:p>25405601</text:p>
          </table:table-cell>
          <table:table-cell table:formula="of:=[.B95]/100000000" office:value-type="float" office:value="0.25405601" calcext:value-type="float">
            <text:p>0.25405601</text:p>
          </table:table-cell>
          <table:table-cell table:formula="of:=[.B95]*[.L95]" office:value-type="float" office:value="55892322.2" calcext:value-type="float">
            <text:p>55892322.2</text:p>
          </table:table-cell>
          <table:table-cell office:value-type="float" office:value="215674670" calcext:value-type="float">
            <text:p>215674670</text:p>
          </table:table-cell>
          <table:table-cell table:formula="of:=[.E95]/1000000000" office:value-type="float" office:value="0.21567467" calcext:value-type="float">
            <text:p>0.21567467</text:p>
          </table:table-cell>
          <table:table-cell table:formula="of:=[.F95]*[.L95]" office:value-type="float" office:value="0.474484274" calcext:value-type="float">
            <text:p>0.474484274</text:p>
          </table:table-cell>
          <table:table-cell office:value-type="float" office:value="69687" calcext:value-type="float">
            <text:p>69687</text:p>
          </table:table-cell>
          <table:table-cell office:value-type="string" calcext:value-type="string">
            <text:p>s</text:p>
          </table:table-cell>
          <table:table-cell office:value-type="float" office:value="215744357" calcext:value-type="float">
            <text:p>215744357</text:p>
          </table:table-cell>
          <table:table-cell office:value-type="float" office:value="701" calcext:value-type="float">
            <text:p>701</text:p>
          </table:table-cell>
          <table:table-cell office:value-type="float" office:value="2.2" calcext:value-type="float">
            <text:p>2.2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LZ7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tornado 0.6 <text:s text:c="6"/>-16</text:p>
          </table:table-cell>
          <table:table-cell office:value-type="float" office:value="25768105" calcext:value-type="float">
            <text:p>25768105</text:p>
          </table:table-cell>
          <table:table-cell table:formula="of:=[.B96]/100000000" office:value-type="float" office:value="0.25768105" calcext:value-type="float">
            <text:p>0.25768105</text:p>
          </table:table-cell>
          <table:table-cell table:formula="of:=[.B96]*[.L96]" office:value-type="float" office:value="231912945" calcext:value-type="float">
            <text:p>231912945</text:p>
          </table:table-cell>
          <table:table-cell office:value-type="float" office:value="217749028" calcext:value-type="float">
            <text:p>217749028</text:p>
          </table:table-cell>
          <table:table-cell table:formula="of:=[.E96]/1000000000" office:value-type="float" office:value="0.217749028" calcext:value-type="float">
            <text:p>0.217749028</text:p>
          </table:table-cell>
          <table:table-cell table:formula="of:=[.F96]*[.L96]" office:value-type="float" office:value="1.959741252" calcext:value-type="float">
            <text:p>1.959741252</text:p>
          </table:table-cell>
          <table:table-cell office:value-type="float" office:value="83694" calcext:value-type="float">
            <text:p>83694</text:p>
          </table:table-cell>
          <table:table-cell office:value-type="string" calcext:value-type="string">
            <text:p>s</text:p>
          </table:table-cell>
          <table:table-cell office:value-type="float" office:value="217832722" calcext:value-type="float">
            <text:p>217832722</text:p>
          </table:table-cell>
          <table:table-cell office:value-type="float" office:value="1482" calcext:value-type="float">
            <text:p>1482</text:p>
          </table:table-cell>
          <table:table-cell office:value-type="float" office:value="9" calcext:value-type="float">
            <text:p>9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ZPXj 1.2h <text:s text:c="7"/>9</text:p>
          </table:table-cell>
          <table:table-cell office:value-type="float" office:value="25205783" calcext:value-type="float">
            <text:p>25205783</text:p>
          </table:table-cell>
          <table:table-cell table:formula="of:=[.B97]/100000000" office:value-type="float" office:value="0.25205783" calcext:value-type="float">
            <text:p>0.25205783</text:p>
          </table:table-cell>
          <table:table-cell table:formula="of:=[.B97]*[.L97]" office:value-type="float" office:value="18072546411" calcext:value-type="float">
            <text:p>18072546411</text:p>
          </table:table-cell>
          <table:table-cell office:value-type="float" office:value="217880584" calcext:value-type="float">
            <text:p>217880584</text:p>
          </table:table-cell>
          <table:table-cell table:formula="of:=[.E97]/1000000000" office:value-type="float" office:value="0.217880584" calcext:value-type="float">
            <text:p>0.217880584</text:p>
          </table:table-cell>
          <table:table-cell table:formula="of:=[.F97]*[.L97]" office:value-type="float" office:value="156.220378728" calcext:value-type="float">
            <text:p>156.220378728</text:p>
          </table:table-cell>
          <table:table-cell office:value-type="float" office:value="4853" calcext:value-type="float">
            <text:p>4853</text:p>
          </table:table-cell>
          <table:table-cell office:value-type="string" calcext:value-type="string">
            <text:p>s</text:p>
          </table:table-cell>
          <table:table-cell office:value-type="float" office:value="217885437" calcext:value-type="float">
            <text:p>217885437</text:p>
          </table:table-cell>
          <table:table-cell office:value-type="float" office:value="783" calcext:value-type="float">
            <text:p>783</text:p>
          </table:table-cell>
          <table:table-cell office:value-type="float" office:value="717" calcext:value-type="float">
            <text:p>717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scmppm 0.93.3 <text:s text:c="4"/>-l 9</text:p>
          </table:table-cell>
          <table:table-cell office:value-type="float" office:value="25198832" calcext:value-type="float">
            <text:p>25198832</text:p>
          </table:table-cell>
          <table:table-cell table:formula="of:=[.B98]/100000000" office:value-type="float" office:value="0.25198832" calcext:value-type="float">
            <text:p>0.25198832</text:p>
          </table:table-cell>
          <table:table-cell table:formula="of:=[.B98]*[.L98]" office:value-type="float" office:value="16228047808" calcext:value-type="float">
            <text:p>16228047808</text:p>
          </table:table-cell>
          <table:table-cell office:value-type="float" office:value="217867392" calcext:value-type="float">
            <text:p>217867392</text:p>
          </table:table-cell>
          <table:table-cell table:formula="of:=[.E98]/1000000000" office:value-type="float" office:value="0.217867392" calcext:value-type="float">
            <text:p>0.217867392</text:p>
          </table:table-cell>
          <table:table-cell table:formula="of:=[.F98]*[.L98]" office:value-type="float" office:value="140.306600448" calcext:value-type="float">
            <text:p>140.306600448</text:p>
          </table:table-cell>
          <table:table-cell office:value-type="float" office:value="37043" calcext:value-type="float">
            <text:p>37043</text:p>
          </table:table-cell>
          <table:table-cell office:value-type="string" calcext:value-type="string">
            <text:p>s</text:p>
          </table:table-cell>
          <table:table-cell office:value-type="float" office:value="217904435" calcext:value-type="float">
            <text:p>217904435</text:p>
          </table:table-cell>
          <table:table-cell office:value-type="float" office:value="708" calcext:value-type="float">
            <text:p>708</text:p>
          </table:table-cell>
          <table:table-cell office:value-type="float" office:value="644" calcext:value-type="float">
            <text:p>6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acb 2.00c <text:s text:c="8"/>u</text:p>
          </table:table-cell>
          <table:table-cell office:value-type="float" office:value="25063656" calcext:value-type="float">
            <text:p>25063656</text:p>
          </table:table-cell>
          <table:table-cell table:formula="of:=[.B99]/100000000" office:value-type="float" office:value="0.25063656" calcext:value-type="float">
            <text:p>0.25063656</text:p>
          </table:table-cell>
          <table:table-cell table:formula="of:=[.B99]*[.L99]" office:value-type="float" office:value="272767768248" calcext:value-type="float">
            <text:p>272767768248</text:p>
          </table:table-cell>
          <table:table-cell office:value-type="float" office:value="218473968" calcext:value-type="float">
            <text:p>218473968</text:p>
          </table:table-cell>
          <table:table-cell table:formula="of:=[.E99]/1000000000" office:value-type="float" office:value="0.218473968" calcext:value-type="float">
            <text:p>0.218473968</text:p>
          </table:table-cell>
          <table:table-cell table:formula="of:=[.F99]*[.L99]" office:value-type="float" office:value="2377.652193744" calcext:value-type="float">
            <text:p>2377.652193744</text:p>
          </table:table-cell>
          <table:table-cell office:value-type="float" office:value="38976" calcext:value-type="float">
            <text:p>38976</text:p>
          </table:table-cell>
          <table:table-cell office:value-type="string" calcext:value-type="string">
            <text:p>x</text:p>
          </table:table-cell>
          <table:table-cell office:value-type="float" office:value="218512944" calcext:value-type="float">
            <text:p>218512944</text:p>
          </table:table-cell>
          <table:table-cell office:value-type="float" office:value="10656" calcext:value-type="float">
            <text:p>10656</text:p>
          </table:table-cell>
          <table:table-cell office:value-type="float" office:value="10883" calcext:value-type="float">
            <text:p>1088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rushm</text:p>
          </table:table-cell>
          <table:table-cell office:value-type="float" office:value="25013576" calcext:value-type="float">
            <text:p>25013576</text:p>
          </table:table-cell>
          <table:table-cell table:formula="of:=[.B100]/100000000" office:value-type="float" office:value="0.25013576" calcext:value-type="float">
            <text:p>0.25013576</text:p>
          </table:table-cell>
          <table:table-cell table:formula="of:=[.B100]*[.L100]" office:value-type="float" office:value="16233810824" calcext:value-type="float">
            <text:p>16233810824</text:p>
          </table:table-cell>
          <table:table-cell office:value-type="float" office:value="218656416" calcext:value-type="float">
            <text:p>218656416</text:p>
          </table:table-cell>
          <table:table-cell table:formula="of:=[.E100]/1000000000" office:value-type="float" office:value="0.218656416" calcext:value-type="float">
            <text:p>0.218656416</text:p>
          </table:table-cell>
          <table:table-cell table:formula="of:=[.F100]*[.L100]" office:value-type="float" office:value="141.908013984" calcext:value-type="float">
            <text:p>141.908013984</text:p>
          </table:table-cell>
          <table:table-cell office:value-type="float" office:value="30097" calcext:value-type="float">
            <text:p>30097</text:p>
          </table:table-cell>
          <table:table-cell office:value-type="string" calcext:value-type="string">
            <text:p>x</text:p>
          </table:table-cell>
          <table:table-cell office:value-type="float" office:value="218686513" calcext:value-type="float">
            <text:p>218686513</text:p>
          </table:table-cell>
          <table:table-cell office:value-type="float" office:value="617" calcext:value-type="float">
            <text:p>617</text:p>
          </table:table-cell>
          <table:table-cell office:value-type="float" office:value="649" calcext:value-type="float">
            <text:p>64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X v1.0</text:p>
          </table:table-cell>
          <table:table-cell office:value-type="float" office:value="24971871" calcext:value-type="float">
            <text:p>24971871</text:p>
          </table:table-cell>
          <table:table-cell table:formula="of:=[.B101]/100000000" office:value-type="float" office:value="0.24971871" calcext:value-type="float">
            <text:p>0.24971871</text:p>
          </table:table-cell>
          <table:table-cell table:formula="of:=[.B101]*[.L101]" office:value-type="float" office:value="45174114639" calcext:value-type="float">
            <text:p>45174114639</text:p>
          </table:table-cell>
          <table:table-cell office:value-type="float" office:value="219091398" calcext:value-type="float">
            <text:p>219091398</text:p>
          </table:table-cell>
          <table:table-cell table:formula="of:=[.E101]/1000000000" office:value-type="float" office:value="0.219091398" calcext:value-type="float">
            <text:p>0.219091398</text:p>
          </table:table-cell>
          <table:table-cell table:formula="of:=[.F101]*[.L101]" office:value-type="float" office:value="396.336338982" calcext:value-type="float">
            <text:p>396.336338982</text:p>
          </table:table-cell>
          <table:table-cell office:value-type="float" office:value="3054" calcext:value-type="float">
            <text:p>3054</text:p>
          </table:table-cell>
          <table:table-cell office:value-type="string" calcext:value-type="string">
            <text:p>s</text:p>
          </table:table-cell>
          <table:table-cell office:value-type="float" office:value="219094452" calcext:value-type="float">
            <text:p>219094452</text:p>
          </table:table-cell>
          <table:table-cell office:value-type="float" office:value="1838" calcext:value-type="float">
            <text:p>1838</text:p>
          </table:table-cell>
          <table:table-cell office:value-type="float" office:value="1809" calcext:value-type="float">
            <text:p>180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GCA 1.10 <text:s text:c="8"/>default+SFX</text:p>
          </table:table-cell>
          <table:table-cell office:value-type="float" office:value="25203248" calcext:value-type="float">
            <text:p>25203248</text:p>
          </table:table-cell>
          <table:table-cell table:formula="of:=[.B102]/100000000" office:value-type="float" office:value="0.25203248" calcext:value-type="float">
            <text:p>0.25203248</text:p>
          </table:table-cell>
          <table:table-cell table:formula="of:=[.B102]*[.L102]" office:value-type="float" office:value="6804876960" calcext:value-type="float">
            <text:p>6804876960</text:p>
          </table:table-cell>
          <table:table-cell office:value-type="float" office:value="219655072" calcext:value-type="float">
            <text:p>219655072</text:p>
          </table:table-cell>
          <table:table-cell table:formula="of:=[.E102]/1000000000" office:value-type="float" office:value="0.219655072" calcext:value-type="float">
            <text:p>0.219655072</text:p>
          </table:table-cell>
          <table:table-cell table:formula="of:=[.F102]*[.L102]" office:value-type="float" office:value="59.30686944" calcext:value-type="float">
            <text:p>59.30686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</text:p>
          </table:table-cell>
          <table:table-cell office:value-type="float" office:value="219655072" calcext:value-type="float">
            <text:p>219655072</text:p>
          </table:table-cell>
          <table:table-cell office:value-type="float" office:value="858" calcext:value-type="float">
            <text:p>858</text:p>
          </table:table-cell>
          <table:table-cell office:value-type="float" office:value="270" calcext:value-type="float">
            <text:p>270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eez 5.20.4600 <text:s/>sqx2.0 32MB Ultra</text:p>
          </table:table-cell>
          <table:table-cell office:value-type="float" office:value="25118441" calcext:value-type="float">
            <text:p>25118441</text:p>
          </table:table-cell>
          <table:table-cell table:formula="of:=[.B103]/100000000" office:value-type="float" office:value="0.25118441" calcext:value-type="float">
            <text:p>0.25118441</text:p>
          </table:table-cell>
          <table:table-cell table:formula="of:=[.B103]*[.L103]" office:value-type="float" office:value="2913739156" calcext:value-type="float">
            <text:p>2913739156</text:p>
          </table:table-cell>
          <table:table-cell office:value-type="float" office:value="220004873" calcext:value-type="float">
            <text:p>220004873</text:p>
          </table:table-cell>
          <table:table-cell table:formula="of:=[.E103]/1000000000" office:value-type="float" office:value="0.220004873" calcext:value-type="float">
            <text:p>0.220004873</text:p>
          </table:table-cell>
          <table:table-cell table:formula="of:=[.F103]*[.L103]" office:value-type="float" office:value="25.520565268" calcext:value-type="float">
            <text:p>25.520565268</text:p>
          </table:table-cell>
          <table:table-cell office:value-type="float" office:value="91019" calcext:value-type="float">
            <text:p>91019</text:p>
          </table:table-cell>
          <table:table-cell office:value-type="string" calcext:value-type="string">
            <text:p>xd</text:p>
          </table:table-cell>
          <table:table-cell office:value-type="float" office:value="220095892" calcext:value-type="float">
            <text:p>220095892</text:p>
          </table:table-cell>
          <table:table-cell office:value-type="float" office:value="2575" calcext:value-type="float">
            <text:p>2575</text:p>
          </table:table-cell>
          <table:table-cell office:value-type="float" office:value="116" calcext:value-type="float">
            <text:p>116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aq2</text:p>
          </table:table-cell>
          <table:table-cell office:value-type="float" office:value="25287775" calcext:value-type="float">
            <text:p>25287775</text:p>
          </table:table-cell>
          <table:table-cell table:formula="of:=[.B104]/100000000" office:value-type="float" office:value="0.25287775" calcext:value-type="float">
            <text:p>0.25287775</text:p>
          </table:table-cell>
          <table:table-cell table:formula="of:=[.B104]*[.L104]" office:value-type="float" office:value="510459026150" calcext:value-type="float">
            <text:p>510459026150</text:p>
          </table:table-cell>
          <table:table-cell office:value-type="float" office:value="221242386" calcext:value-type="float">
            <text:p>221242386</text:p>
          </table:table-cell>
          <table:table-cell table:formula="of:=[.E104]/1000000000" office:value-type="float" office:value="0.221242386" calcext:value-type="float">
            <text:p>0.221242386</text:p>
          </table:table-cell>
          <table:table-cell table:formula="of:=[.F104]*[.L104]" office:value-type="float" office:value="4465.998803796" calcext:value-type="float">
            <text:p>4465.998803796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s</text:p>
          </table:table-cell>
          <table:table-cell office:value-type="float" office:value="221245815" calcext:value-type="float">
            <text:p>221245815</text:p>
          </table:table-cell>
          <table:table-cell office:value-type="float" office:value="20183" calcext:value-type="float">
            <text:p>20183</text:p>
          </table:table-cell>
          <table:table-cell office:value-type="float" office:value="20186" calcext:value-type="float">
            <text:p>2018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TinyCM 0.1 <text:s text:c="7"/>9</text:p>
          </table:table-cell>
          <table:table-cell office:value-type="float" office:value="25913605" calcext:value-type="float">
            <text:p>25913605</text:p>
          </table:table-cell>
          <table:table-cell table:formula="of:=[.B105]/100000000" office:value-type="float" office:value="0.25913605" calcext:value-type="float">
            <text:p>0.25913605</text:p>
          </table:table-cell>
          <table:table-cell table:formula="of:=[.B105]*[.L105]" office:value-type="float" office:value="34465094650" calcext:value-type="float">
            <text:p>34465094650</text:p>
          </table:table-cell>
          <table:table-cell office:value-type="float" office:value="221773542" calcext:value-type="float">
            <text:p>221773542</text:p>
          </table:table-cell>
          <table:table-cell table:formula="of:=[.E105]/1000000000" office:value-type="float" office:value="0.221773542" calcext:value-type="float">
            <text:p>0.221773542</text:p>
          </table:table-cell>
          <table:table-cell table:formula="of:=[.F105]*[.L105]" office:value-type="float" office:value="294.95881086" calcext:value-type="float">
            <text:p>294.95881086</text:p>
          </table:table-cell>
          <table:table-cell office:value-type="float" office:value="12553" calcext:value-type="float">
            <text:p>12553</text:p>
          </table:table-cell>
          <table:table-cell office:value-type="string" calcext:value-type="string">
            <text:p>x</text:p>
          </table:table-cell>
          <table:table-cell office:value-type="float" office:value="221786095" calcext:value-type="float">
            <text:p>221786095</text:p>
          </table:table-cell>
          <table:table-cell office:value-type="float" office:value="1342" calcext:value-type="float">
            <text:p>1342</text:p>
          </table:table-cell>
          <table:table-cell office:value-type="float" office:value="1330" calcext:value-type="float">
            <text:p>1330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C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mc <text:s text:c="14"/>c 1800000000</text:p>
          </table:table-cell>
          <table:table-cell office:value-type="float" office:value="25320517" calcext:value-type="float">
            <text:p>25320517</text:p>
          </table:table-cell>
          <table:table-cell table:formula="of:=[.B106]/100000000" office:value-type="float" office:value="0.25320517" calcext:value-type="float">
            <text:p>0.25320517</text:p>
          </table:table-cell>
          <table:table-cell table:formula="of:=[.B106]*[.L106]" office:value-type="float" office:value="18256092757" calcext:value-type="float">
            <text:p>18256092757</text:p>
          </table:table-cell>
          <table:table-cell office:value-type="float" office:value="222605607" calcext:value-type="float">
            <text:p>222605607</text:p>
          </table:table-cell>
          <table:table-cell table:formula="of:=[.E106]/1000000000" office:value-type="float" office:value="0.222605607" calcext:value-type="float">
            <text:p>0.222605607</text:p>
          </table:table-cell>
          <table:table-cell table:formula="of:=[.F106]*[.L106]" office:value-type="float" office:value="160.498642647" calcext:value-type="float">
            <text:p>160.498642647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s</text:p>
          </table:table-cell>
          <table:table-cell office:value-type="float" office:value="222607827" calcext:value-type="float">
            <text:p>222607827</text:p>
          </table:table-cell>
          <table:table-cell office:value-type="float" office:value="676" calcext:value-type="float">
            <text:p>676</text:p>
          </table:table-cell>
          <table:table-cell office:value-type="float" office:value="721" calcext:value-type="float">
            <text:p>72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DMC</text:p>
          </table:table-cell>
          <table:table-cell/>
        </table:table-row>
        <table:table-row table:style-name="ro1">
          <table:table-cell office:value-type="string" calcext:value-type="string">
            <text:p>lza 0.82b <text:s text:c="8"/>-mx9 -b7 -h7</text:p>
          </table:table-cell>
          <table:table-cell office:value-type="float" office:value="26396613" calcext:value-type="float">
            <text:p>26396613</text:p>
          </table:table-cell>
          <table:table-cell table:formula="of:=[.B107]/100000000" office:value-type="float" office:value="0.26396613" calcext:value-type="float">
            <text:p>0.26396613</text:p>
          </table:table-cell>
          <table:table-cell table:formula="of:=[.B107]*[.L107]" office:value-type="float" office:value="256047146.1" calcext:value-type="float">
            <text:p>256047146.1</text:p>
          </table:table-cell>
          <table:table-cell office:value-type="float" office:value="222808457" calcext:value-type="float">
            <text:p>222808457</text:p>
          </table:table-cell>
          <table:table-cell table:formula="of:=[.E107]/1000000000" office:value-type="float" office:value="0.222808457" calcext:value-type="float">
            <text:p>0.222808457</text:p>
          </table:table-cell>
          <table:table-cell table:formula="of:=[.F107]*[.L107]" office:value-type="float" office:value="2.1612420329" calcext:value-type="float">
            <text:p>2.1612420329</text:p>
          </table:table-cell>
          <table:table-cell office:value-type="float" office:value="285766" calcext:value-type="float">
            <text:p>285766</text:p>
          </table:table-cell>
          <table:table-cell office:value-type="string" calcext:value-type="string">
            <text:p>x</text:p>
          </table:table-cell>
          <table:table-cell office:value-type="float" office:value="223094223" calcext:value-type="float">
            <text:p>223094223</text:p>
          </table:table-cell>
          <table:table-cell office:value-type="float" office:value="449" calcext:value-type="float">
            <text:p>449</text:p>
          </table:table-cell>
          <table:table-cell office:value-type="float" office:value="9.7" calcext:value-type="float">
            <text:p>9.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rotli 18-Feb-2016 -q 11 -w 24</text:p>
          </table:table-cell>
          <table:table-cell office:value-type="float" office:value="25764698" calcext:value-type="float">
            <text:p>25764698</text:p>
          </table:table-cell>
          <table:table-cell table:formula="of:=[.B108]/100000000" office:value-type="float" office:value="0.25764698" calcext:value-type="float">
            <text:p>0.25764698</text:p>
          </table:table-cell>
          <table:table-cell table:formula="of:=[.B108]*[.L108]" office:value-type="float" office:value="152011718.2" calcext:value-type="float">
            <text:p>152011718.2</text:p>
          </table:table-cell>
          <table:table-cell office:value-type="float" office:value="223597884" calcext:value-type="float">
            <text:p>223597884</text:p>
          </table:table-cell>
          <table:table-cell table:formula="of:=[.E108]/1000000000" office:value-type="float" office:value="0.223597884" calcext:value-type="float">
            <text:p>0.223597884</text:p>
          </table:table-cell>
          <table:table-cell table:formula="of:=[.F108]*[.L108]" office:value-type="float" office:value="1.3192275156" calcext:value-type="float">
            <text:p>1.3192275156</text:p>
          </table:table-cell>
          <table:table-cell office:value-type="float" office:value="542385" calcext:value-type="float">
            <text:p>542385</text:p>
          </table:table-cell>
          <table:table-cell office:value-type="string" calcext:value-type="string">
            <text:p>s</text:p>
          </table:table-cell>
          <table:table-cell office:value-type="float" office:value="224140269" calcext:value-type="float">
            <text:p>224140269</text:p>
          </table:table-cell>
          <table:table-cell office:value-type="float" office:value="3400" calcext:value-type="float">
            <text:p>3400</text:p>
          </table:table-cell>
          <table:table-cell office:value-type="float" office:value="5.9" calcext:value-type="float">
            <text:p>5.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zip 1.12a <text:s text:c="7"/>-b41o16</text:p>
          </table:table-cell>
          <table:table-cell office:value-type="float" office:value="26120472" calcext:value-type="float">
            <text:p>26120472</text:p>
          </table:table-cell>
          <table:table-cell table:formula="of:=[.B109]/100000000" office:value-type="float" office:value="0.26120472" calcext:value-type="float">
            <text:p>0.26120472</text:p>
          </table:table-cell>
          <table:table-cell table:formula="of:=[.B109]*[.L109]" office:value-type="float" office:value="7548816408" calcext:value-type="float">
            <text:p>7548816408</text:p>
          </table:table-cell>
          <table:table-cell office:value-type="float" office:value="227586463" calcext:value-type="float">
            <text:p>227586463</text:p>
          </table:table-cell>
          <table:table-cell table:formula="of:=[.E109]/1000000000" office:value-type="float" office:value="0.227586463" calcext:value-type="float">
            <text:p>0.227586463</text:p>
          </table:table-cell>
          <table:table-cell table:formula="of:=[.F109]*[.L109]" office:value-type="float" office:value="65.772487807" calcext:value-type="float">
            <text:p>65.772487807</text:p>
          </table:table-cell>
          <table:table-cell office:value-type="float" office:value="31708" calcext:value-type="float">
            <text:p>31708</text:p>
          </table:table-cell>
          <table:table-cell office:value-type="string" calcext:value-type="string">
            <text:p>x</text:p>
          </table:table-cell>
          <table:table-cell office:value-type="float" office:value="227618171" calcext:value-type="float">
            <text:p>227618171</text:p>
          </table:table-cell>
          <table:table-cell office:value-type="float" office:value="1191" calcext:value-type="float">
            <text:p>1191</text:p>
          </table:table-cell>
          <table:table-cell office:value-type="float" office:value="289" calcext:value-type="float">
            <text:p>28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W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alz 1.13 <text:s text:c="8"/>ex</text:p>
          </table:table-cell>
          <table:table-cell office:value-type="float" office:value="26421416" calcext:value-type="float">
            <text:p>26421416</text:p>
          </table:table-cell>
          <table:table-cell table:formula="of:=[.B110]/100000000" office:value-type="float" office:value="0.26421416" calcext:value-type="float">
            <text:p>0.26421416</text:p>
          </table:table-cell>
          <table:table-cell table:formula="of:=[.B110]*[.L110]" office:value-type="float" office:value="5020069040" calcext:value-type="float">
            <text:p>5020069040</text:p>
          </table:table-cell>
          <table:table-cell office:value-type="float" office:value="228337644" calcext:value-type="float">
            <text:p>228337644</text:p>
          </table:table-cell>
          <table:table-cell table:formula="of:=[.E110]/1000000000" office:value-type="float" office:value="0.228337644" calcext:value-type="float">
            <text:p>0.228337644</text:p>
          </table:table-cell>
          <table:table-cell table:formula="of:=[.F110]*[.L110]" office:value-type="float" office:value="43.38415236" calcext:value-type="float">
            <text:p>43.38415236</text:p>
          </table:table-cell>
          <table:table-cell office:value-type="float" office:value="49024" calcext:value-type="float">
            <text:p>49024</text:p>
          </table:table-cell>
          <table:table-cell office:value-type="string" calcext:value-type="string">
            <text:p>x</text:p>
          </table:table-cell>
          <table:table-cell office:value-type="float" office:value="228286668" calcext:value-type="float">
            <text:p>228286668</text:p>
          </table:table-cell>
          <table:table-cell office:value-type="float" office:value="3700" calcext:value-type="float">
            <text:p>3700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OLZ</text:p>
          </table:table-cell>
          <table:table-cell/>
        </table:table-row>
        <table:table-row table:style-name="ro1">
          <table:table-cell office:value-type="string" calcext:value-type="string">
            <text:p>lzpm 0.11 <text:s text:c="8"/>9</text:p>
          </table:table-cell>
          <table:table-cell office:value-type="float" office:value="26501542" calcext:value-type="float">
            <text:p>26501542</text:p>
          </table:table-cell>
          <table:table-cell table:formula="of:=[.B111]/100000000" office:value-type="float" office:value="0.26501542" calcext:value-type="float">
            <text:p>0.26501542</text:p>
          </table:table-cell>
          <table:table-cell table:formula="of:=[.B111]*[.L111]" office:value-type="float" office:value="1510587894" calcext:value-type="float">
            <text:p>1510587894</text:p>
          </table:table-cell>
          <table:table-cell office:value-type="float" office:value="229083971" calcext:value-type="float">
            <text:p>229083971</text:p>
          </table:table-cell>
          <table:table-cell table:formula="of:=[.E111]/1000000000" office:value-type="float" office:value="0.229083971" calcext:value-type="float">
            <text:p>0.229083971</text:p>
          </table:table-cell>
          <table:table-cell table:formula="of:=[.F111]*[.L111]" office:value-type="float" office:value="13.057786347" calcext:value-type="float">
            <text:p>13.057786347</text:p>
          </table:table-cell>
          <table:table-cell office:value-type="float" office:value="46824" calcext:value-type="float">
            <text:p>46824</text:p>
          </table:table-cell>
          <table:table-cell office:value-type="string" calcext:value-type="string">
            <text:p>x</text:p>
          </table:table-cell>
          <table:table-cell office:value-type="float" office:value="229130795" calcext:value-type="float">
            <text:p>229130795</text:p>
          </table:table-cell>
          <table:table-cell office:value-type="float" office:value="15395" calcext:value-type="float">
            <text:p>15395</text:p>
          </table:table-cell>
          <table:table-cell office:value-type="float" office:value="57" calcext:value-type="float">
            <text:p>57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ROLZ</text:p>
          </table:table-cell>
          <table:table-cell/>
        </table:table-row>
        <table:table-row table:style-name="ro1">
          <table:table-cell office:value-type="string" calcext:value-type="string">
            <text:p>qazar 0.0pre5 <text:s text:c="4"/>-l7 -d9 -x7</text:p>
          </table:table-cell>
          <table:table-cell office:value-type="float" office:value="26455170" calcext:value-type="float">
            <text:p>26455170</text:p>
          </table:table-cell>
          <table:table-cell table:formula="of:=[.B112]/100000000" office:value-type="float" office:value="0.2645517" calcext:value-type="float">
            <text:p>0.2645517</text:p>
          </table:table-cell>
          <table:table-cell table:formula="of:=[.B112]*[.L112]" office:value-type="float" office:value="23889018510" calcext:value-type="float">
            <text:p>23889018510</text:p>
          </table:table-cell>
          <table:table-cell office:value-type="float" office:value="229846871" calcext:value-type="float">
            <text:p>229846871</text:p>
          </table:table-cell>
          <table:table-cell table:formula="of:=[.E112]/1000000000" office:value-type="float" office:value="0.229846871" calcext:value-type="float">
            <text:p>0.229846871</text:p>
          </table:table-cell>
          <table:table-cell table:formula="of:=[.F112]*[.L112]" office:value-type="float" office:value="207.551724513" calcext:value-type="float">
            <text:p>207.551724513</text:p>
          </table:table-cell>
          <table:table-cell office:value-type="float" office:value="71959" calcext:value-type="float">
            <text:p>71959</text:p>
          </table:table-cell>
          <table:table-cell office:value-type="string" calcext:value-type="string">
            <text:p>x</text:p>
          </table:table-cell>
          <table:table-cell office:value-type="float" office:value="229918830" calcext:value-type="float">
            <text:p>229918830</text:p>
          </table:table-cell>
          <table:table-cell office:value-type="float" office:value="5738" calcext:value-type="float">
            <text:p>5738</text:p>
          </table:table-cell>
          <table:table-cell office:value-type="float" office:value="903" calcext:value-type="float">
            <text:p>9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ZP</text:p>
          </table:table-cell>
          <table:table-cell/>
        </table:table-row>
        <table:table-row table:style-name="ro1">
          <table:table-cell office:value-type="string" calcext:value-type="string">
            <text:p>KuaiZip 2.3.2 x86</text:p>
          </table:table-cell>
          <table:table-cell office:value-type="float" office:value="25895915" calcext:value-type="float">
            <text:p>25895915</text:p>
          </table:table-cell>
          <table:table-cell table:formula="of:=[.B113]/100000000" office:value-type="float" office:value="0.25895915" calcext:value-type="float">
            <text:p>0.25895915</text:p>
          </table:table-cell>
          <table:table-cell table:formula="of:=[.B113]*[.L113]" office:value-type="float" office:value="1217108005" calcext:value-type="float">
            <text:p>1217108005</text:p>
          </table:table-cell>
          <table:table-cell office:value-type="float" office:value="227905650" calcext:value-type="float">
            <text:p>227905650</text:p>
          </table:table-cell>
          <table:table-cell table:formula="of:=[.E113]/1000000000" office:value-type="float" office:value="0.22790565" calcext:value-type="float">
            <text:p>0.22790565</text:p>
          </table:table-cell>
          <table:table-cell table:formula="of:=[.F113]*[.L113]" office:value-type="float" office:value="10.71156555" calcext:value-type="float">
            <text:p>10.71156555</text:p>
          </table:table-cell>
          <table:table-cell office:value-type="float" office:value="3857649" calcext:value-type="float">
            <text:p>3857649</text:p>
          </table:table-cell>
          <table:table-cell office:value-type="string" calcext:value-type="string">
            <text:p>x</text:p>
          </table:table-cell>
          <table:table-cell office:value-type="float" office:value="231763299" calcext:value-type="float">
            <text:p>231763299</text:p>
          </table:table-cell>
          <table:table-cell office:value-type="float" office:value="1061" calcext:value-type="float">
            <text:p>1061</text:p>
          </table:table-cell>
          <table:table-cell office:value-type="float" office:value="47" calcext:value-type="float">
            <text:p>4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qc 0.050 <text:s text:c="9"/>-8</text:p>
          </table:table-cell>
          <table:table-cell office:value-type="float" office:value="26763343" calcext:value-type="float">
            <text:p>26763343</text:p>
          </table:table-cell>
          <table:table-cell table:formula="of:=[.B114]/100000000" office:value-type="float" office:value="0.26763343" calcext:value-type="float">
            <text:p>0.26763343</text:p>
          </table:table-cell>
          <table:table-cell table:formula="of:=[.B114]*[.L114]" office:value-type="float" office:value="40225304529" calcext:value-type="float">
            <text:p>40225304529</text:p>
          </table:table-cell>
          <table:table-cell office:value-type="float" office:value="232784501" calcext:value-type="float">
            <text:p>232784501</text:p>
          </table:table-cell>
          <table:table-cell table:formula="of:=[.E114]/1000000000" office:value-type="float" office:value="0.232784501" calcext:value-type="float">
            <text:p>0.232784501</text:p>
          </table:table-cell>
          <table:table-cell table:formula="of:=[.F114]*[.L114]" office:value-type="float" office:value="349.875105003" calcext:value-type="float">
            <text:p>349.875105003</text:p>
          </table:table-cell>
          <table:table-cell office:value-type="float" office:value="46100" calcext:value-type="float">
            <text:p>46100</text:p>
          </table:table-cell>
          <table:table-cell office:value-type="string" calcext:value-type="string">
            <text:p>x</text:p>
          </table:table-cell>
          <table:table-cell office:value-type="float" office:value="232830601" calcext:value-type="float">
            <text:p>232830601</text:p>
          </table:table-cell>
          <table:table-cell office:value-type="float" office:value="8218" calcext:value-type="float">
            <text:p>8218</text:p>
          </table:table-cell>
          <table:table-cell office:value-type="float" office:value="1503" calcext:value-type="float">
            <text:p>1503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ms J <text:s text:c="11"/>-o5</text:p>
          </table:table-cell>
          <table:table-cell office:value-type="float" office:value="26310248" calcext:value-type="float">
            <text:p>26310248</text:p>
          </table:table-cell>
          <table:table-cell table:formula="of:=[.B115]/100000000" office:value-type="float" office:value="0.26310248" calcext:value-type="float">
            <text:p>0.26310248</text:p>
          </table:table-cell>
          <table:table-cell table:formula="of:=[.B115]*[.L115]" office:value-type="float" office:value="9313827792" calcext:value-type="float">
            <text:p>9313827792</text:p>
          </table:table-cell>
          <table:table-cell office:value-type="float" office:value="233442414" calcext:value-type="float">
            <text:p>233442414</text:p>
          </table:table-cell>
          <table:table-cell table:formula="of:=[.E115]/1000000000" office:value-type="float" office:value="0.233442414" calcext:value-type="float">
            <text:p>0.233442414</text:p>
          </table:table-cell>
          <table:table-cell table:formula="of:=[.F115]*[.L115]" office:value-type="float" office:value="82.638614556" calcext:value-type="float">
            <text:p>82.638614556</text:p>
          </table:table-cell>
          <table:table-cell office:value-type="float" office:value="16467" calcext:value-type="float">
            <text:p>16467</text:p>
          </table:table-cell>
          <table:table-cell office:value-type="string" calcext:value-type="string">
            <text:p>x</text:p>
          </table:table-cell>
          <table:table-cell office:value-type="float" office:value="233458881" calcext:value-type="float">
            <text:p>233458881</text:p>
          </table:table-cell>
          <table:table-cell office:value-type="float" office:value="330" calcext:value-type="float">
            <text:p>330</text:p>
          </table:table-cell>
          <table:table-cell office:value-type="float" office:value="354" calcext:value-type="float">
            <text:p>35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dzo beta</text:p>
          </table:table-cell>
          <table:table-cell office:value-type="float" office:value="26616115" calcext:value-type="float">
            <text:p>26616115</text:p>
          </table:table-cell>
          <table:table-cell table:formula="of:=[.B116]/100000000" office:value-type="float" office:value="0.26616115" calcext:value-type="float">
            <text:p>0.26616115</text:p>
          </table:table-cell>
          <table:table-cell table:formula="of:=[.B116]*[.L116]" office:value-type="float" office:value="4231962285" calcext:value-type="float">
            <text:p>4231962285</text:p>
          </table:table-cell>
          <table:table-cell office:value-type="float" office:value="235056859" calcext:value-type="float">
            <text:p>235056859</text:p>
          </table:table-cell>
          <table:table-cell table:formula="of:=[.E116]/1000000000" office:value-type="float" office:value="0.235056859" calcext:value-type="float">
            <text:p>0.235056859</text:p>
          </table:table-cell>
          <table:table-cell table:formula="of:=[.F116]*[.L116]" office:value-type="float" office:value="37.374040581" calcext:value-type="float">
            <text:p>37.374040581</text:p>
          </table:table-cell>
          <table:table-cell office:value-type="float" office:value="618883" calcext:value-type="float">
            <text:p>618883</text:p>
          </table:table-cell>
          <table:table-cell office:value-type="string" calcext:value-type="string">
            <text:p>x</text:p>
          </table:table-cell>
          <table:table-cell office:value-type="float" office:value="235675742" calcext:value-type="float">
            <text:p>235675742</text:p>
          </table:table-cell>
          <table:table-cell office:value-type="float" office:value="1088" calcext:value-type="float">
            <text:p>1088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omprox_ba 20110929</text:p>
          </table:table-cell>
          <table:table-cell office:value-type="float" office:value="27828189" calcext:value-type="float">
            <text:p>27828189</text:p>
          </table:table-cell>
          <table:table-cell table:formula="of:=[.B117]/100000000" office:value-type="float" office:value="0.27828189" calcext:value-type="float">
            <text:p>0.27828189</text:p>
          </table:table-cell>
          <table:table-cell table:formula="of:=[.B117]*[.L117]" office:value-type="float" office:value="2810647089" calcext:value-type="float">
            <text:p>2810647089</text:p>
          </table:table-cell>
          <table:table-cell office:value-type="float" office:value="242846243" calcext:value-type="float">
            <text:p>242846243</text:p>
          </table:table-cell>
          <table:table-cell table:formula="of:=[.E117]/1000000000" office:value-type="float" office:value="0.242846243" calcext:value-type="float">
            <text:p>0.242846243</text:p>
          </table:table-cell>
          <table:table-cell table:formula="of:=[.F117]*[.L117]" office:value-type="float" office:value="24.527470543" calcext:value-type="float">
            <text:p>24.527470543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s</text:p>
          </table:table-cell>
          <table:table-cell office:value-type="float" office:value="242850377" calcext:value-type="float">
            <text:p>242850377</text:p>
          </table:table-cell>
          <table:table-cell office:value-type="float" office:value="397" calcext:value-type="float">
            <text:p>397</text:p>
          </table:table-cell>
          <table:table-cell office:value-type="float" office:value="101" calcext:value-type="float">
            <text:p>10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WT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WinTurtle 1.60 <text:s text:c="3"/>512 MB buffer</text:p>
          </table:table-cell>
          <table:table-cell office:value-type="float" office:value="28379612" calcext:value-type="float">
            <text:p>28379612</text:p>
          </table:table-cell>
          <table:table-cell table:formula="of:=[.B118]/100000000" office:value-type="float" office:value="0.28379612" calcext:value-type="float">
            <text:p>0.28379612</text:p>
          </table:table-cell>
          <table:table-cell table:formula="of:=[.B118]*[.L118]" office:value-type="float" office:value="6725968044" calcext:value-type="float">
            <text:p>6725968044</text:p>
          </table:table-cell>
          <table:table-cell office:value-type="float" office:value="245217944" calcext:value-type="float">
            <text:p>245217944</text:p>
          </table:table-cell>
          <table:table-cell table:formula="of:=[.E118]/1000000000" office:value-type="float" office:value="0.245217944" calcext:value-type="float">
            <text:p>0.245217944</text:p>
          </table:table-cell>
          <table:table-cell table:formula="of:=[.F118]*[.L118]" office:value-type="float" office:value="58.116652728" calcext:value-type="float">
            <text:p>58.116652728</text:p>
          </table:table-cell>
          <table:table-cell office:value-type="float" office:value="160090" calcext:value-type="float">
            <text:p>160090</text:p>
          </table:table-cell>
          <table:table-cell office:value-type="string" calcext:value-type="string">
            <text:p>x</text:p>
          </table:table-cell>
          <table:table-cell office:value-type="float" office:value="245378034" calcext:value-type="float">
            <text:p>245378034</text:p>
          </table:table-cell>
          <table:table-cell office:value-type="float" office:value="273" calcext:value-type="float">
            <text:p>273</text:p>
          </table:table-cell>
          <table:table-cell office:value-type="float" office:value="237" calcext:value-type="float">
            <text:p>237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diz</text:p>
          </table:table-cell>
          <table:table-cell office:value-type="float" office:value="26545256" calcext:value-type="float">
            <text:p>26545256</text:p>
          </table:table-cell>
          <table:table-cell table:formula="of:=[.B119]/100000000" office:value-type="float" office:value="0.26545256" calcext:value-type="float">
            <text:p>0.26545256</text:p>
          </table:table-cell>
          <table:table-cell table:formula="of:=[.B119]*[.L119]" office:value-type="float" office:value="603798392976" calcext:value-type="float">
            <text:p>603798392976</text:p>
          </table:table-cell>
          <table:table-cell office:value-type="float" office:value="246679382" calcext:value-type="float">
            <text:p>246679382</text:p>
          </table:table-cell>
          <table:table-cell table:formula="of:=[.E119]/1000000000" office:value-type="float" office:value="0.246679382" calcext:value-type="float">
            <text:p>0.246679382</text:p>
          </table:table-cell>
          <table:table-cell table:formula="of:=[.F119]*[.L119]" office:value-type="float" office:value="5610.969222972" calcext:value-type="float">
            <text:p>5610.969222972</text:p>
          </table:table-cell>
          <table:table-cell office:value-type="float" office:value="12945" calcext:value-type="float">
            <text:p>12945</text:p>
          </table:table-cell>
          <table:table-cell office:value-type="string" calcext:value-type="string">
            <text:p>s</text:p>
          </table:table-cell>
          <table:table-cell office:value-type="float" office:value="246692327" calcext:value-type="float">
            <text:p>246692327</text:p>
          </table:table-cell>
          <table:table-cell office:value-type="float" office:value="21240" calcext:value-type="float">
            <text:p>21240</text:p>
          </table:table-cell>
          <table:table-cell office:value-type="float" office:value="22746" calcext:value-type="float">
            <text:p>22746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PP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barc 1.00.0601 <text:s/>-m lzx:21</text:p>
          </table:table-cell>
          <table:table-cell office:value-type="float" office:value="28465607" calcext:value-type="float">
            <text:p>28465607</text:p>
          </table:table-cell>
          <table:table-cell table:formula="of:=[.B120]/100000000" office:value-type="float" office:value="0.28465607" calcext:value-type="float">
            <text:p>0.28465607</text:p>
          </table:table-cell>
          <table:table-cell table:formula="of:=[.B120]*[.L120]" office:value-type="float" office:value="426984105" calcext:value-type="float">
            <text:p>426984105</text:p>
          </table:table-cell>
          <table:table-cell office:value-type="float" office:value="250756595" calcext:value-type="float">
            <text:p>250756595</text:p>
          </table:table-cell>
          <table:table-cell table:formula="of:=[.E120]/1000000000" office:value-type="float" office:value="0.250756595" calcext:value-type="float">
            <text:p>0.250756595</text:p>
          </table:table-cell>
          <table:table-cell table:formula="of:=[.F120]*[.L120]" office:value-type="float" office:value="3.761348925" calcext:value-type="float">
            <text:p>3.761348925</text:p>
          </table:table-cell>
          <table:table-cell office:value-type="float" office:value="51917" calcext:value-type="float">
            <text:p>51917</text:p>
          </table:table-cell>
          <table:table-cell office:value-type="string" calcext:value-type="string">
            <text:p>xd</text:p>
          </table:table-cell>
          <table:table-cell office:value-type="float" office:value="250808853" calcext:value-type="float">
            <text:p>250808853</text:p>
          </table:table-cell>
          <table:table-cell office:value-type="float" office:value="1619" calcext:value-type="float">
            <text:p>16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sr3</text:p>
          </table:table-cell>
          <table:table-cell office:value-type="float" office:value="28926691" calcext:value-type="float">
            <text:p>28926691</text:p>
          </table:table-cell>
          <table:table-cell table:formula="of:=[.B121]/100000000" office:value-type="float" office:value="0.28926691" calcext:value-type="float">
            <text:p>0.28926691</text:p>
          </table:table-cell>
          <table:table-cell table:formula="of:=[.B121]*[.L121]" office:value-type="float" office:value="4628270560" calcext:value-type="float">
            <text:p>4628270560</text:p>
          </table:table-cell>
          <table:table-cell office:value-type="float" office:value="253031980" calcext:value-type="float">
            <text:p>253031980</text:p>
          </table:table-cell>
          <table:table-cell table:formula="of:=[.E121]/1000000000" office:value-type="float" office:value="0.25303198" calcext:value-type="float">
            <text:p>0.25303198</text:p>
          </table:table-cell>
          <table:table-cell table:formula="of:=[.F121]*[.L121]" office:value-type="float" office:value="40.4851168" calcext:value-type="float">
            <text:p>40.4851168</text:p>
          </table:table-cell>
          <table:table-cell office:value-type="float" office:value="9399" calcext:value-type="float">
            <text:p>9399</text:p>
          </table:table-cell>
          <table:table-cell office:value-type="string" calcext:value-type="string">
            <text:p>s</text:p>
          </table:table-cell>
          <table:table-cell office:value-type="float" office:value="253054625" calcext:value-type="float">
            <text:p>253054625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zip2 1.0.2 <text:s text:c="6"/>-9</text:p>
          </table:table-cell>
          <table:table-cell office:value-type="float" office:value="29008736" calcext:value-type="float">
            <text:p>29008736</text:p>
          </table:table-cell>
          <table:table-cell table:formula="of:=[.B122]/100000000" office:value-type="float" office:value="0.29008736" calcext:value-type="float">
            <text:p>0.29008736</text:p>
          </table:table-cell>
          <table:table-cell table:formula="of:=[.B122]*[.L122]" office:value-type="float" office:value="3742126944" calcext:value-type="float">
            <text:p>3742126944</text:p>
          </table:table-cell>
          <table:table-cell office:value-type="float" office:value="253977839" calcext:value-type="float">
            <text:p>253977839</text:p>
          </table:table-cell>
          <table:table-cell table:formula="of:=[.E122]/1000000000" office:value-type="float" office:value="0.253977839" calcext:value-type="float">
            <text:p>0.253977839</text:p>
          </table:table-cell>
          <table:table-cell table:formula="of:=[.F122]*[.L122]" office:value-type="float" office:value="32.763141231" calcext:value-type="float">
            <text:p>32.763141231</text:p>
          </table:table-cell>
          <table:table-cell office:value-type="float" office:value="30036" calcext:value-type="float">
            <text:p>30036</text:p>
          </table:table-cell>
          <table:table-cell office:value-type="string" calcext:value-type="string">
            <text:p>x</text:p>
          </table:table-cell>
          <table:table-cell office:value-type="float" office:value="254007875" calcext:value-type="float">
            <text:p>254007875</text:p>
          </table:table-cell>
          <table:table-cell office:value-type="float" office:value="379" calcext:value-type="float">
            <text:p>379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WT</text:p>
          </table:table-cell>
          <table:table-cell/>
        </table:table-row>
        <table:table-row table:style-name="ro1">
          <table:table-cell office:value-type="string" calcext:value-type="string">
            <text:p>rh5_x64 <text:s text:c="10"/>-window:27 c6</text:p>
          </table:table-cell>
          <table:table-cell office:value-type="float" office:value="29078552" calcext:value-type="float">
            <text:p>29078552</text:p>
          </table:table-cell>
          <table:table-cell table:formula="of:=[.B123]/100000000" office:value-type="float" office:value="0.29078552" calcext:value-type="float">
            <text:p>0.29078552</text:p>
          </table:table-cell>
          <table:table-cell table:formula="of:=[.B123]*[.L123]" office:value-type="float" office:value="273338388.8" calcext:value-type="float">
            <text:p>273338388.8</text:p>
          </table:table-cell>
          <table:table-cell office:value-type="float" office:value="254220469" calcext:value-type="float">
            <text:p>254220469</text:p>
          </table:table-cell>
          <table:table-cell table:formula="of:=[.E123]/1000000000" office:value-type="float" office:value="0.254220469" calcext:value-type="float">
            <text:p>0.254220469</text:p>
          </table:table-cell>
          <table:table-cell table:formula="of:=[.F123]*[.L123]" office:value-type="float" office:value="2.3896724086" calcext:value-type="float">
            <text:p>2.3896724086</text:p>
          </table:table-cell>
          <table:table-cell office:value-type="float" office:value="36744" calcext:value-type="float">
            <text:p>36744</text:p>
          </table:table-cell>
          <table:table-cell office:value-type="string" calcext:value-type="string">
            <text:p>x</text:p>
          </table:table-cell>
          <table:table-cell office:value-type="float" office:value="254257213" calcext:value-type="float">
            <text:p>254257213</text:p>
          </table:table-cell>
          <table:table-cell office:value-type="float" office:value="196" calcext:value-type="float">
            <text:p>196</text:p>
          </table:table-cell>
          <table:table-cell office:value-type="float" office:value="9.4" calcext:value-type="float">
            <text:p>9.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OLZ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ngeCoderC v1.7 <text:s/>c7 26</text:p>
          </table:table-cell>
          <table:table-cell office:value-type="float" office:value="28788013" calcext:value-type="float">
            <text:p>28788013</text:p>
          </table:table-cell>
          <table:table-cell table:formula="of:=[.B124]/100000000" office:value-type="float" office:value="0.28788013" calcext:value-type="float">
            <text:p>0.28788013</text:p>
          </table:table-cell>
          <table:table-cell table:formula="of:=[.B124]*[.L124]" office:value-type="float" office:value="70127599668" calcext:value-type="float">
            <text:p>70127599668</text:p>
          </table:table-cell>
          <table:table-cell office:value-type="float" office:value="254527369" calcext:value-type="float">
            <text:p>254527369</text:p>
          </table:table-cell>
          <table:table-cell table:formula="of:=[.E124]/1000000000" office:value-type="float" office:value="0.254527369" calcext:value-type="float">
            <text:p>0.254527369</text:p>
          </table:table-cell>
          <table:table-cell table:formula="of:=[.F124]*[.L124]" office:value-type="float" office:value="620.028670884" calcext:value-type="float">
            <text:p>620.028670884</text:p>
          </table:table-cell>
          <table:table-cell office:value-type="float" office:value="7858" calcext:value-type="float">
            <text:p>7858</text:p>
          </table:table-cell>
          <table:table-cell office:value-type="string" calcext:value-type="string">
            <text:p>x</text:p>
          </table:table-cell>
          <table:table-cell office:value-type="float" office:value="254535227" calcext:value-type="float">
            <text:p>254535227</text:p>
          </table:table-cell>
          <table:table-cell office:value-type="float" office:value="2460" calcext:value-type="float">
            <text:p>2460</text:p>
          </table:table-cell>
          <table:table-cell office:value-type="float" office:value="2436" calcext:value-type="float">
            <text:p>2436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C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quad v1.11 <text:s text:c="7"/>-x</text:p>
          </table:table-cell>
          <table:table-cell office:value-type="float" office:value="29110579" calcext:value-type="float">
            <text:p>29110579</text:p>
          </table:table-cell>
          <table:table-cell table:formula="of:=[.B125]/100000000" office:value-type="float" office:value="0.29110579" calcext:value-type="float">
            <text:p>0.29110579</text:p>
          </table:table-cell>
          <table:table-cell table:formula="of:=[.B125]*[.L125]" office:value-type="float" office:value="3376827164" calcext:value-type="float">
            <text:p>3376827164</text:p>
          </table:table-cell>
          <table:table-cell office:value-type="float" office:value="256145858" calcext:value-type="float">
            <text:p>256145858</text:p>
          </table:table-cell>
          <table:table-cell table:formula="of:=[.E125]/1000000000" office:value-type="float" office:value="0.256145858" calcext:value-type="float">
            <text:p>0.256145858</text:p>
          </table:table-cell>
          <table:table-cell table:formula="of:=[.F125]*[.L125]" office:value-type="float" office:value="29.712919528" calcext:value-type="float">
            <text:p>29.712919528</text:p>
          </table:table-cell>
          <table:table-cell office:value-type="float" office:value="13387" calcext:value-type="float">
            <text:p>13387</text:p>
          </table:table-cell>
          <table:table-cell office:value-type="string" calcext:value-type="string">
            <text:p>s</text:p>
          </table:table-cell>
          <table:table-cell office:value-type="float" office:value="256159245" calcext:value-type="float">
            <text:p>256159245</text:p>
          </table:table-cell>
          <table:table-cell office:value-type="float" office:value="956" calcext:value-type="float">
            <text:p>956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OLZ</text:p>
          </table:table-cell>
          <table:table-cell/>
        </table:table-row>
        <table:table-row table:style-name="ro1">
          <table:table-cell office:value-type="string" calcext:value-type="string">
            <text:p>WinACE <text:s text:c="11"/>-sfx -m5 -d4096</text:p>
          </table:table-cell>
          <table:table-cell office:value-type="float" office:value="29481470" calcext:value-type="float">
            <text:p>29481470</text:p>
          </table:table-cell>
          <table:table-cell table:formula="of:=[.B126]/100000000" office:value-type="float" office:value="0.2948147" calcext:value-type="float">
            <text:p>0.2948147</text:p>
          </table:table-cell>
          <table:table-cell table:formula="of:=[.B126]*[.L126]" office:value-type="float" office:value="2270073190" calcext:value-type="float">
            <text:p>2270073190</text:p>
          </table:table-cell>
          <table:table-cell office:value-type="float" office:value="257237710" calcext:value-type="float">
            <text:p>257237710</text:p>
          </table:table-cell>
          <table:table-cell table:formula="of:=[.E126]/1000000000" office:value-type="float" office:value="0.25723771" calcext:value-type="float">
            <text:p>0.25723771</text:p>
          </table:table-cell>
          <table:table-cell table:formula="of:=[.F126]*[.L126]" office:value-type="float" office:value="19.80730367" calcext:value-type="float">
            <text:p>19.80730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</text:p>
          </table:table-cell>
          <table:table-cell office:value-type="float" office:value="257237710" calcext:value-type="float">
            <text:p>257237710</text:p>
          </table:table-cell>
          <table:table-cell office:value-type="float" office:value="1080" calcext:value-type="float">
            <text:p>108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sr 0.01</text:p>
          </table:table-cell>
          <table:table-cell office:value-type="float" office:value="29433834" calcext:value-type="float">
            <text:p>29433834</text:p>
          </table:table-cell>
          <table:table-cell table:formula="of:=[.B127]/100000000" office:value-type="float" office:value="0.29433834" calcext:value-type="float">
            <text:p>0.29433834</text:p>
          </table:table-cell>
          <table:table-cell table:formula="of:=[.B127]*[.L127]" office:value-type="float" office:value="2590177392" calcext:value-type="float">
            <text:p>2590177392</text:p>
          </table:table-cell>
          <table:table-cell office:value-type="float" office:value="258912605" calcext:value-type="float">
            <text:p>258912605</text:p>
          </table:table-cell>
          <table:table-cell table:formula="of:=[.E127]/1000000000" office:value-type="float" office:value="0.258912605" calcext:value-type="float">
            <text:p>0.258912605</text:p>
          </table:table-cell>
          <table:table-cell table:formula="of:=[.F127]*[.L127]" office:value-type="float" office:value="22.78430924" calcext:value-type="float">
            <text:p>22.78430924</text:p>
          </table:table-cell>
          <table:table-cell office:value-type="float" office:value="40287" calcext:value-type="float">
            <text:p>40287</text:p>
          </table:table-cell>
          <table:table-cell office:value-type="string" calcext:value-type="string">
            <text:p>x</text:p>
          </table:table-cell>
          <table:table-cell office:value-type="float" office:value="258952892" calcext:value-type="float">
            <text:p>258952892</text:p>
          </table:table-cell>
          <table:table-cell office:value-type="float" office:value="194" calcext:value-type="float">
            <text:p>19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ibzling 20160107 e4</text:p>
          </table:table-cell>
          <table:table-cell office:value-type="float" office:value="29721114" calcext:value-type="float">
            <text:p>29721114</text:p>
          </table:table-cell>
          <table:table-cell table:formula="of:=[.B128]/100000000" office:value-type="float" office:value="0.29721114" calcext:value-type="float">
            <text:p>0.29721114</text:p>
          </table:table-cell>
          <table:table-cell table:formula="of:=[.B128]*[.L128]" office:value-type="float" office:value="802470078" calcext:value-type="float">
            <text:p>802470078</text:p>
          </table:table-cell>
          <table:table-cell office:value-type="float" office:value="259475639" calcext:value-type="float">
            <text:p>259475639</text:p>
          </table:table-cell>
          <table:table-cell table:formula="of:=[.E128]/1000000000" office:value-type="float" office:value="0.259475639" calcext:value-type="float">
            <text:p>0.259475639</text:p>
          </table:table-cell>
          <table:table-cell table:formula="of:=[.F128]*[.L128]" office:value-type="float" office:value="7.005842253" calcext:value-type="float">
            <text:p>7.005842253</text:p>
          </table:table-cell>
          <table:table-cell office:value-type="float" office:value="35582" calcext:value-type="float">
            <text:p>35582</text:p>
          </table:table-cell>
          <table:table-cell office:value-type="string" calcext:value-type="string">
            <text:p>s</text:p>
          </table:table-cell>
          <table:table-cell office:value-type="float" office:value="259511221" calcext:value-type="float">
            <text:p>259511221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OLZ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xpv5 <text:s text:c="13"/>c2</text:p>
          </table:table-cell>
          <table:table-cell office:value-type="float" office:value="29963217" calcext:value-type="float">
            <text:p>29963217</text:p>
          </table:table-cell>
          <table:table-cell table:formula="of:=[.B129]/100000000" office:value-type="float" office:value="0.29963217" calcext:value-type="float">
            <text:p>0.29963217</text:p>
          </table:table-cell>
          <table:table-cell table:formula="of:=[.B129]*[.L129]" office:value-type="float" office:value="15461019972" calcext:value-type="float">
            <text:p>15461019972</text:p>
          </table:table-cell>
          <table:table-cell office:value-type="float" office:value="262525246" calcext:value-type="float">
            <text:p>262525246</text:p>
          </table:table-cell>
          <table:table-cell table:formula="of:=[.E129]/1000000000" office:value-type="float" office:value="0.262525246" calcext:value-type="float">
            <text:p>0.262525246</text:p>
          </table:table-cell>
          <table:table-cell table:formula="of:=[.F129]*[.L129]" office:value-type="float" office:value="135.463026936" calcext:value-type="float">
            <text:p>135.463026936</text:p>
          </table:table-cell>
          <table:table-cell office:value-type="float" office:value="14371" calcext:value-type="float">
            <text:p>14371</text:p>
          </table:table-cell>
          <table:table-cell office:value-type="string" calcext:value-type="string">
            <text:p>x</text:p>
          </table:table-cell>
          <table:table-cell office:value-type="float" office:value="262539617" calcext:value-type="float">
            <text:p>262539617</text:p>
          </table:table-cell>
          <table:table-cell office:value-type="float" office:value="2359" calcext:value-type="float">
            <text:p>2359</text:p>
          </table:table-cell>
          <table:table-cell office:value-type="float" office:value="516" calcext:value-type="float">
            <text:p>5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LZ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r3c 1.0</text:p>
          </table:table-cell>
          <table:table-cell office:value-type="float" office:value="29731019" calcext:value-type="float">
            <text:p>29731019</text:p>
          </table:table-cell>
          <table:table-cell table:formula="of:=[.B130]/100000000" office:value-type="float" office:value="0.29731019" calcext:value-type="float">
            <text:p>0.29731019</text:p>
          </table:table-cell>
          <table:table-cell table:formula="of:=[.B130]*[.L130]" office:value-type="float" office:value="4310997755" calcext:value-type="float">
            <text:p>4310997755</text:p>
          </table:table-cell>
          <table:table-cell office:value-type="float" office:value="266035006" calcext:value-type="float">
            <text:p>266035006</text:p>
          </table:table-cell>
          <table:table-cell table:formula="of:=[.E130]/1000000000" office:value-type="float" office:value="0.266035006" calcext:value-type="float">
            <text:p>0.266035006</text:p>
          </table:table-cell>
          <table:table-cell table:formula="of:=[.F130]*[.L130]" office:value-type="float" office:value="38.57507587" calcext:value-type="float">
            <text:p>38.57507587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x</text:p>
          </table:table-cell>
          <table:table-cell office:value-type="float" office:value="266042707" calcext:value-type="float">
            <text:p>266042707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zc v0.08 <text:s text:c="8"/>10</text:p>
          </table:table-cell>
          <table:table-cell office:value-type="float" office:value="30611315" calcext:value-type="float">
            <text:p>30611315</text:p>
          </table:table-cell>
          <table:table-cell table:formula="of:=[.B131]/100000000" office:value-type="float" office:value="0.30611315" calcext:value-type="float">
            <text:p>0.30611315</text:p>
          </table:table-cell>
          <table:table-cell table:formula="of:=[.B131]*[.L131]" office:value-type="float" office:value="1928512845" calcext:value-type="float">
            <text:p>1928512845</text:p>
          </table:table-cell>
          <table:table-cell office:value-type="float" office:value="266565255" calcext:value-type="float">
            <text:p>266565255</text:p>
          </table:table-cell>
          <table:table-cell table:formula="of:=[.E131]/1000000000" office:value-type="float" office:value="0.266565255" calcext:value-type="float">
            <text:p>0.266565255</text:p>
          </table:table-cell>
          <table:table-cell table:formula="of:=[.F131]*[.L131]" office:value-type="float" office:value="16.793611065" calcext:value-type="float">
            <text:p>16.793611065</text:p>
          </table:table-cell>
          <table:table-cell office:value-type="float" office:value="11364" calcext:value-type="float">
            <text:p>11364</text:p>
          </table:table-cell>
          <table:table-cell office:value-type="string" calcext:value-type="string">
            <text:p>x</text:p>
          </table:table-cell>
          <table:table-cell office:value-type="float" office:value="266576619" calcext:value-type="float">
            <text:p>266576619</text:p>
          </table:table-cell>
          <table:table-cell office:value-type="float" office:value="302" calcext:value-type="float">
            <text:p>302</text:p>
          </table:table-cell>
          <table:table-cell office:value-type="float" office:value="63" calcext:value-type="float">
            <text:p>6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nakamichi 2019-Jul-01</text:p>
          </table:table-cell>
          <table:table-cell office:value-type="float" office:value="32917888" calcext:value-type="float">
            <text:p>32917888</text:p>
          </table:table-cell>
          <table:table-cell table:formula="of:=[.B132]/100000000" office:value-type="float" office:value="0.32917888" calcext:value-type="float">
            <text:p>0.32917888</text:p>
          </table:table-cell>
          <table:table-cell table:formula="of:=[.B132]*[.L132]" office:value-type="float" office:value="42793254.4" calcext:value-type="float">
            <text:p>42793254.4</text:p>
          </table:table-cell>
          <table:table-cell office:value-type="float" office:value="277293058" calcext:value-type="float">
            <text:p>277293058</text:p>
          </table:table-cell>
          <table:table-cell table:formula="of:=[.E132]/1000000000" office:value-type="float" office:value="0.277293058" calcext:value-type="float">
            <text:p>0.277293058</text:p>
          </table:table-cell>
          <table:table-cell table:formula="of:=[.F132]*[.L132]" office:value-type="float" office:value="0.3604809754" calcext:value-type="float">
            <text:p>0.3604809754</text:p>
          </table:table-cell>
          <table:table-cell office:value-type="float" office:value="112899" calcext:value-type="float">
            <text:p>112899</text:p>
          </table:table-cell>
          <table:table-cell office:value-type="string" calcext:value-type="string">
            <text:p>s</text:p>
          </table:table-cell>
          <table:table-cell office:value-type="float" office:value="277405957" calcext:value-type="float">
            <text:p>277405957</text:p>
          </table:table-cell>
          <table:table-cell office:value-type="float" office:value="8200000" calcext:value-type="float">
            <text:p>8200000</text:p>
          </table:table-cell>
          <table:table-cell office:value-type="float" office:value="1.3" calcext:value-type="float">
            <text:p>1.3</text:p>
          </table:table-cell>
          <table:table-cell office:value-type="float" office:value="302000" calcext:value-type="float">
            <text:p>302000</text:p>
          </table:table-cell>
          <table:table-cell office:value-type="string" calcext:value-type="string">
            <text:p>LZSS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rush 1.00 <text:s text:c="7"/>cx</text:p>
          </table:table-cell>
          <table:table-cell office:value-type="float" office:value="31731711" calcext:value-type="float">
            <text:p>31731711</text:p>
          </table:table-cell>
          <table:table-cell table:formula="of:=[.B133]/100000000" office:value-type="float" office:value="0.31731711" calcext:value-type="float">
            <text:p>0.31731711</text:p>
          </table:table-cell>
          <table:table-cell table:formula="of:=[.B133]*[.L133]" office:value-type="float" office:value="92021961.9" calcext:value-type="float">
            <text:p>92021961.9</text:p>
          </table:table-cell>
          <table:table-cell office:value-type="float" office:value="279491430" calcext:value-type="float">
            <text:p>279491430</text:p>
          </table:table-cell>
          <table:table-cell table:formula="of:=[.E133]/1000000000" office:value-type="float" office:value="0.27949143" calcext:value-type="float">
            <text:p>0.27949143</text:p>
          </table:table-cell>
          <table:table-cell table:formula="of:=[.F133]*[.L133]" office:value-type="float" office:value="0.810525147" calcext:value-type="float">
            <text:p>0.810525147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s</text:p>
          </table:table-cell>
          <table:table-cell office:value-type="float" office:value="279493919" calcext:value-type="float">
            <text:p>279493919</text:p>
          </table:table-cell>
          <table:table-cell office:value-type="float" office:value="948" calcext:value-type="float">
            <text:p>948</text:p>
          </table:table-cell>
          <table:table-cell office:value-type="float" office:value="2.9" calcext:value-type="float">
            <text:p>2.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Z7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xeloz 0.3.5.3 <text:s text:c="4"/>c889</text:p>
          </table:table-cell>
          <table:table-cell office:value-type="float" office:value="32441272" calcext:value-type="float">
            <text:p>32441272</text:p>
          </table:table-cell>
          <table:table-cell table:formula="of:=[.B134]/100000000" office:value-type="float" office:value="0.32441272" calcext:value-type="float">
            <text:p>0.32441272</text:p>
          </table:table-cell>
          <table:table-cell table:formula="of:=[.B134]*[.L134]" office:value-type="float" office:value="259530176" calcext:value-type="float">
            <text:p>259530176</text:p>
          </table:table-cell>
          <table:table-cell office:value-type="float" office:value="283621211" calcext:value-type="float">
            <text:p>283621211</text:p>
          </table:table-cell>
          <table:table-cell table:formula="of:=[.E134]/1000000000" office:value-type="float" office:value="0.283621211" calcext:value-type="float">
            <text:p>0.283621211</text:p>
          </table:table-cell>
          <table:table-cell table:formula="of:=[.F134]*[.L134]" office:value-type="float" office:value="2.268969688" calcext:value-type="float">
            <text:p>2.268969688</text:p>
          </table:table-cell>
          <table:table-cell office:value-type="float" office:value="18771" calcext:value-type="float">
            <text:p>18771</text:p>
          </table:table-cell>
          <table:table-cell office:value-type="string" calcext:value-type="string">
            <text:p>s</text:p>
          </table:table-cell>
          <table:table-cell office:value-type="float" office:value="283639982" calcext:value-type="float">
            <text:p>283639982</text:p>
          </table:table-cell>
          <table:table-cell office:value-type="float" office:value="1079" calcext:value-type="float">
            <text:p>1079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zp 0.2</text:p>
          </table:table-cell>
          <table:table-cell office:value-type="float" office:value="31563865" calcext:value-type="float">
            <text:p>31563865</text:p>
          </table:table-cell>
          <table:table-cell table:formula="of:=[.B135]/100000000" office:value-type="float" office:value="0.31563865" calcext:value-type="float">
            <text:p>0.31563865</text:p>
          </table:table-cell>
          <table:table-cell table:formula="of:=[.B135]*[.L135]" office:value-type="float" office:value="3787663800" calcext:value-type="float">
            <text:p>3787663800</text:p>
          </table:table-cell>
          <table:table-cell office:value-type="float" office:value="283908295" calcext:value-type="float">
            <text:p>283908295</text:p>
          </table:table-cell>
          <table:table-cell table:formula="of:=[.E135]/1000000000" office:value-type="float" office:value="0.283908295" calcext:value-type="float">
            <text:p>0.283908295</text:p>
          </table:table-cell>
          <table:table-cell table:formula="of:=[.F135]*[.L135]" office:value-type="float" office:value="34.0689954" calcext:value-type="float">
            <text:p>34.0689954</text:p>
          </table:table-cell>
          <table:table-cell office:value-type="float" office:value="36808" calcext:value-type="float">
            <text:p>36808</text:p>
          </table:table-cell>
          <table:table-cell office:value-type="string" calcext:value-type="string">
            <text:p>x</text:p>
          </table:table-cell>
          <table:table-cell office:value-type="float" office:value="283945103" calcext:value-type="float">
            <text:p>283945103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ZP</text:p>
          </table:table-cell>
          <table:table-cell/>
        </table:table-row>
        <table:table-row table:style-name="ro1">
          <table:table-cell office:value-type="string" calcext:value-type="string">
            <text:p>lzwg <text:s text:c="13"/>-27</text:p>
          </table:table-cell>
          <table:table-cell office:value-type="float" office:value="34423369" calcext:value-type="float">
            <text:p>34423369</text:p>
          </table:table-cell>
          <table:table-cell table:formula="of:=[.B136]/100000000" office:value-type="float" office:value="0.34423369" calcext:value-type="float">
            <text:p>0.34423369</text:p>
          </table:table-cell>
          <table:table-cell table:formula="of:=[.B136]*[.L136]" office:value-type="float" office:value="1411358129" calcext:value-type="float">
            <text:p>1411358129</text:p>
          </table:table-cell>
          <table:table-cell office:value-type="float" office:value="284356322" calcext:value-type="float">
            <text:p>284356322</text:p>
          </table:table-cell>
          <table:table-cell table:formula="of:=[.E136]/1000000000" office:value-type="float" office:value="0.284356322" calcext:value-type="float">
            <text:p>0.284356322</text:p>
          </table:table-cell>
          <table:table-cell table:formula="of:=[.F136]*[.L136]" office:value-type="float" office:value="11.658609202" calcext:value-type="float">
            <text:p>11.658609202</text:p>
          </table:table-cell>
          <table:table-cell office:value-type="float" office:value="19828" calcext:value-type="float">
            <text:p>19828</text:p>
          </table:table-cell>
          <table:table-cell office:value-type="string" calcext:value-type="string">
            <text:p>xd</text:p>
          </table:table-cell>
          <table:table-cell office:value-type="float" office:value="284376150" calcext:value-type="float">
            <text:p>284376150</text:p>
          </table:table-cell>
          <table:table-cell office:value-type="float" office:value="135" calcext:value-type="float">
            <text:p>135</text:p>
          </table:table-cell>
          <table:table-cell office:value-type="float" office:value="41" calcext:value-type="float">
            <text:p>41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LZW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a 0.98 <text:s text:c="10"/>a2</text:p>
          </table:table-cell>
          <table:table-cell office:value-type="float" office:value="31250524" calcext:value-type="float">
            <text:p>31250524</text:p>
          </table:table-cell>
          <table:table-cell table:formula="of:=[.B137]/100000000" office:value-type="float" office:value="0.31250524" calcext:value-type="float">
            <text:p>0.31250524</text:p>
          </table:table-cell>
          <table:table-cell table:formula="of:=[.B137]*[.L137]" office:value-type="float" office:value="56250943200" calcext:value-type="float">
            <text:p>56250943200</text:p>
          </table:table-cell>
          <table:table-cell office:value-type="float" office:value="285739328" calcext:value-type="float">
            <text:p>285739328</text:p>
          </table:table-cell>
          <table:table-cell table:formula="of:=[.E137]/1000000000" office:value-type="float" office:value="0.285739328" calcext:value-type="float">
            <text:p>0.285739328</text:p>
          </table:table-cell>
          <table:table-cell table:formula="of:=[.F137]*[.L137]" office:value-type="float" office:value="514.3307904" calcext:value-type="float">
            <text:p>514.3307904</text:p>
          </table:table-cell>
          <table:table-cell office:value-type="float" office:value="28404" calcext:value-type="float">
            <text:p>28404</text:p>
          </table:table-cell>
          <table:table-cell office:value-type="string" calcext:value-type="string">
            <text:p>x</text:p>
          </table:table-cell>
          <table:table-cell office:value-type="float" office:value="285767732" calcext:value-type="float">
            <text:p>285767732</text:p>
          </table:table-cell>
          <table:table-cell office:value-type="float" office:value="2010" calcext:value-type="float">
            <text:p>2010</text:p>
          </table:table-cell>
          <table:table-cell office:value-type="float" office:value="1800" calcext:value-type="float">
            <text:p>18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ulz 0.06 <text:s text:c="9"/>c9</text:p>
          </table:table-cell>
          <table:table-cell office:value-type="float" office:value="32945292" calcext:value-type="float">
            <text:p>32945292</text:p>
          </table:table-cell>
          <table:table-cell table:formula="of:=[.B138]/100000000" office:value-type="float" office:value="0.32945292" calcext:value-type="float">
            <text:p>0.32945292</text:p>
          </table:table-cell>
          <table:table-cell table:formula="of:=[.B138]*[.L138]" office:value-type="float" office:value="36239821.2" calcext:value-type="float">
            <text:p>36239821.2</text:p>
          </table:table-cell>
          <table:table-cell office:value-type="float" office:value="291028084" calcext:value-type="float">
            <text:p>291028084</text:p>
          </table:table-cell>
          <table:table-cell table:formula="of:=[.E138]/1000000000" office:value-type="float" office:value="0.291028084" calcext:value-type="float">
            <text:p>0.291028084</text:p>
          </table:table-cell>
          <table:table-cell table:formula="of:=[.F138]*[.L138]" office:value-type="float" office:value="0.3201308924" calcext:value-type="float">
            <text:p>0.3201308924</text:p>
          </table:table-cell>
          <table:table-cell office:value-type="float" office:value="49450" calcext:value-type="float">
            <text:p>49450</text:p>
          </table:table-cell>
          <table:table-cell office:value-type="string" calcext:value-type="string">
            <text:p>x</text:p>
          </table:table-cell>
          <table:table-cell office:value-type="float" office:value="291077534" calcext:value-type="float">
            <text:p>291077534</text:p>
          </table:table-cell>
          <table:table-cell office:value-type="float" office:value="325" calcext:value-type="float">
            <text:p>325</text:p>
          </table:table-cell>
          <table:table-cell office:value-type="float" office:value="1.1" calcext:value-type="float">
            <text:p>1.1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LZ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irolz</text:p>
          </table:table-cell>
          <table:table-cell office:value-type="float" office:value="33310676" calcext:value-type="float">
            <text:p>33310676</text:p>
          </table:table-cell>
          <table:table-cell table:formula="of:=[.B139]/100000000" office:value-type="float" office:value="0.33310676" calcext:value-type="float">
            <text:p>0.33310676</text:p>
          </table:table-cell>
          <table:table-cell table:formula="of:=[.B139]*[.L139]" office:value-type="float" office:value="4796737344" calcext:value-type="float">
            <text:p>4796737344</text:p>
          </table:table-cell>
          <table:table-cell office:value-type="float" office:value="292448365" calcext:value-type="float">
            <text:p>292448365</text:p>
          </table:table-cell>
          <table:table-cell table:formula="of:=[.E139]/1000000000" office:value-type="float" office:value="0.292448365" calcext:value-type="float">
            <text:p>0.292448365</text:p>
          </table:table-cell>
          <table:table-cell table:formula="of:=[.F139]*[.L139]" office:value-type="float" office:value="42.11256456" calcext:value-type="float">
            <text:p>42.11256456</text:p>
          </table:table-cell>
          <table:table-cell office:value-type="float" office:value="4584" calcext:value-type="float">
            <text:p>4584</text:p>
          </table:table-cell>
          <table:table-cell office:value-type="string" calcext:value-type="string">
            <text:p>s</text:p>
          </table:table-cell>
          <table:table-cell office:value-type="float" office:value="292452949" calcext:value-type="float">
            <text:p>292452949</text:p>
          </table:table-cell>
          <table:table-cell office:value-type="float" office:value="274" calcext:value-type="float">
            <text:p>274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LZ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cssr 0.2 <text:s text:c="8"/>-b7 -l9</text:p>
          </table:table-cell>
          <table:table-cell office:value-type="float" office:value="34549048" calcext:value-type="float">
            <text:p>34549048</text:p>
          </table:table-cell>
          <table:table-cell table:formula="of:=[.B140]/100000000" office:value-type="float" office:value="0.34549048" calcext:value-type="float">
            <text:p>0.34549048</text:p>
          </table:table-cell>
          <table:table-cell table:formula="of:=[.B140]*[.L140]" office:value-type="float" office:value="286100666488" calcext:value-type="float">
            <text:p>286100666488</text:p>
          </table:table-cell>
          <table:table-cell office:value-type="float" office:value="296160661" calcext:value-type="float">
            <text:p>296160661</text:p>
          </table:table-cell>
          <table:table-cell table:formula="of:=[.E140]/1000000000" office:value-type="float" office:value="0.296160661" calcext:value-type="float">
            <text:p>0.296160661</text:p>
          </table:table-cell>
          <table:table-cell table:formula="of:=[.F140]*[.L140]" office:value-type="float" office:value="2452.506433741" calcext:value-type="float">
            <text:p>2452.506433741</text:p>
          </table:table-cell>
          <table:table-cell office:value-type="float" office:value="8802" calcext:value-type="float">
            <text:p>8802</text:p>
          </table:table-cell>
          <table:table-cell office:value-type="string" calcext:value-type="string">
            <text:p>x</text:p>
          </table:table-cell>
          <table:table-cell office:value-type="float" office:value="296169463" calcext:value-type="float">
            <text:p>296169463</text:p>
          </table:table-cell>
          <table:table-cell office:value-type="float" office:value="8186" calcext:value-type="float">
            <text:p>8186</text:p>
          </table:table-cell>
          <table:table-cell office:value-type="float" office:value="8281" calcext:value-type="float">
            <text:p>8281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zlite</text:p>
          </table:table-cell>
          <table:table-cell office:value-type="float" office:value="33975840" calcext:value-type="float">
            <text:p>33975840</text:p>
          </table:table-cell>
          <table:table-cell table:formula="of:=[.B141]/100000000" office:value-type="float" office:value="0.3397584" calcext:value-type="float">
            <text:p>0.3397584</text:p>
          </table:table-cell>
          <table:table-cell table:formula="of:=[.B141]*[.L141]" office:value-type="float" office:value="951323520" calcext:value-type="float">
            <text:p>951323520</text:p>
          </table:table-cell>
          <table:table-cell office:value-type="float" office:value="298470807" calcext:value-type="float">
            <text:p>298470807</text:p>
          </table:table-cell>
          <table:table-cell table:formula="of:=[.E141]/1000000000" office:value-type="float" office:value="0.298470807" calcext:value-type="float">
            <text:p>0.298470807</text:p>
          </table:table-cell>
          <table:table-cell table:formula="of:=[.F141]*[.L141]" office:value-type="float" office:value="8.357182596" calcext:value-type="float">
            <text:p>8.357182596</text:p>
          </table:table-cell>
          <table:table-cell office:value-type="float" office:value="4880" calcext:value-type="float">
            <text:p>4880</text:p>
          </table:table-cell>
          <table:table-cell office:value-type="string" calcext:value-type="string">
            <text:p>s</text:p>
          </table:table-cell>
          <table:table-cell office:value-type="float" office:value="298475687" calcext:value-type="float">
            <text:p>29847568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OLZ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azy 1.00 <text:s text:c="8"/>5</text:p>
          </table:table-cell>
          <table:table-cell office:value-type="float" office:value="35024082" calcext:value-type="float">
            <text:p>35024082</text:p>
          </table:table-cell>
          <table:table-cell table:formula="of:=[.B142]/100000000" office:value-type="float" office:value="0.35024082" calcext:value-type="float">
            <text:p>0.35024082</text:p>
          </table:table-cell>
          <table:table-cell table:formula="of:=[.B142]*[.L142]" office:value-type="float" office:value="840577968" calcext:value-type="float">
            <text:p>840577968</text:p>
          </table:table-cell>
          <table:table-cell office:value-type="float" office:value="306245949" calcext:value-type="float">
            <text:p>306245949</text:p>
          </table:table-cell>
          <table:table-cell table:formula="of:=[.E142]/1000000000" office:value-type="float" office:value="0.306245949" calcext:value-type="float">
            <text:p>0.306245949</text:p>
          </table:table-cell>
          <table:table-cell table:formula="of:=[.F142]*[.L142]" office:value-type="float" office:value="7.349902776" calcext:value-type="float">
            <text:p>7.349902776</text:p>
          </table:table-cell>
          <table:table-cell office:value-type="float" office:value="5986" calcext:value-type="float">
            <text:p>5986</text:p>
          </table:table-cell>
          <table:table-cell office:value-type="string" calcext:value-type="string">
            <text:p>s</text:p>
          </table:table-cell>
          <table:table-cell office:value-type="float" office:value="306251935" calcext:value-type="float">
            <text:p>306251935</text:p>
          </table:table-cell>
          <table:table-cell office:value-type="float" office:value="273" calcext:value-type="float">
            <text:p>273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huff 0.97 beta <text:s text:c="2"/>-c2</text:p>
          </table:table-cell>
          <table:table-cell office:value-type="float" office:value="34907478" calcext:value-type="float">
            <text:p>34907478</text:p>
          </table:table-cell>
          <table:table-cell table:formula="of:=[.B143]/100000000" office:value-type="float" office:value="0.34907478" calcext:value-type="float">
            <text:p>0.34907478</text:p>
          </table:table-cell>
          <table:table-cell table:formula="of:=[.B143]*[.L143]" office:value-type="float" office:value="122176173" calcext:value-type="float">
            <text:p>122176173</text:p>
          </table:table-cell>
          <table:table-cell office:value-type="float" office:value="308530122" calcext:value-type="float">
            <text:p>308530122</text:p>
          </table:table-cell>
          <table:table-cell table:formula="of:=[.E143]/1000000000" office:value-type="float" office:value="0.308530122" calcext:value-type="float">
            <text:p>0.308530122</text:p>
          </table:table-cell>
          <table:table-cell table:formula="of:=[.F143]*[.L143]" office:value-type="float" office:value="1.079855427" calcext:value-type="float">
            <text:p>1.079855427</text:p>
          </table:table-cell>
          <table:table-cell office:value-type="float" office:value="63209" calcext:value-type="float">
            <text:p>63209</text:p>
          </table:table-cell>
          <table:table-cell office:value-type="string" calcext:value-type="string">
            <text:p>x</text:p>
          </table:table-cell>
          <table:table-cell office:value-type="float" office:value="308593331" calcext:value-type="float">
            <text:p>308593331</text:p>
          </table:table-cell>
          <table:table-cell office:value-type="float" office:value="24" calcext:value-type="float">
            <text:p>24</text:p>
          </table:table-cell>
          <table:table-cell office:value-type="float" office:value="3.5" calcext:value-type="float">
            <text:p>3.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zhhf</text:p>
          </table:table-cell>
          <table:table-cell office:value-type="float" office:value="34848933" calcext:value-type="float">
            <text:p>34848933</text:p>
          </table:table-cell>
          <table:table-cell table:formula="of:=[.B144]/100000000" office:value-type="float" office:value="0.34848933" calcext:value-type="float">
            <text:p>0.34848933</text:p>
          </table:table-cell>
          <table:table-cell table:formula="of:=[.B144]*[.L144]" office:value-type="float" office:value="418187196" calcext:value-type="float">
            <text:p>418187196</text:p>
          </table:table-cell>
          <table:table-cell office:value-type="float" office:value="308825079" calcext:value-type="float">
            <text:p>308825079</text:p>
          </table:table-cell>
          <table:table-cell table:formula="of:=[.E144]/1000000000" office:value-type="float" office:value="0.308825079" calcext:value-type="float">
            <text:p>0.308825079</text:p>
          </table:table-cell>
          <table:table-cell table:formula="of:=[.F144]*[.L144]" office:value-type="float" office:value="3.705900948" calcext:value-type="float">
            <text:p>3.705900948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xd</text:p>
          </table:table-cell>
          <table:table-cell office:value-type="float" office:value="308849655" calcext:value-type="float">
            <text:p>308849655</text:p>
          </table:table-cell>
          <table:table-cell office:value-type="float" office:value="392" calcext:value-type="float">
            <text:p>39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Z7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lug 1.27</text:p>
          </table:table-cell>
          <table:table-cell office:value-type="float" office:value="35093954" calcext:value-type="float">
            <text:p>35093954</text:p>
          </table:table-cell>
          <table:table-cell table:formula="of:=[.B145]/100000000" office:value-type="float" office:value="0.35093954" calcext:value-type="float">
            <text:p>0.35093954</text:p>
          </table:table-cell>
          <table:table-cell table:formula="of:=[.B145]*[.L145]" office:value-type="float" office:value="982630712" calcext:value-type="float">
            <text:p>982630712</text:p>
          </table:table-cell>
          <table:table-cell office:value-type="float" office:value="309201454" calcext:value-type="float">
            <text:p>309201454</text:p>
          </table:table-cell>
          <table:table-cell table:formula="of:=[.E145]/1000000000" office:value-type="float" office:value="0.309201454" calcext:value-type="float">
            <text:p>0.309201454</text:p>
          </table:table-cell>
          <table:table-cell table:formula="of:=[.F145]*[.L145]" office:value-type="float" office:value="8.657640712" calcext:value-type="float">
            <text:p>8.657640712</text:p>
          </table:table-cell>
          <table:table-cell office:value-type="float" office:value="6809" calcext:value-type="float">
            <text:p>6809</text:p>
          </table:table-cell>
          <table:table-cell office:value-type="string" calcext:value-type="string">
            <text:p>x</text:p>
          </table:table-cell>
          <table:table-cell office:value-type="float" office:value="309208263" calcext:value-type="float">
            <text:p>30920826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LZ</text:p>
          </table:table-cell>
          <table:table-cell/>
        </table:table-row>
        <table:table-row table:style-name="ro1">
          <table:table-cell office:value-type="string" calcext:value-type="string">
            <text:p>lzuf62</text:p>
          </table:table-cell>
          <table:table-cell office:value-type="float" office:value="34960889" calcext:value-type="float">
            <text:p>34960889</text:p>
          </table:table-cell>
          <table:table-cell table:formula="of:=[.B146]/100000000" office:value-type="float" office:value="0.34960889" calcext:value-type="float">
            <text:p>0.34960889</text:p>
          </table:table-cell>
          <table:table-cell table:formula="of:=[.B146]*[.L146]" office:value-type="float" office:value="384569779" calcext:value-type="float">
            <text:p>384569779</text:p>
          </table:table-cell>
          <table:table-cell office:value-type="float" office:value="309837920" calcext:value-type="float">
            <text:p>309837920</text:p>
          </table:table-cell>
          <table:table-cell table:formula="of:=[.E146]/1000000000" office:value-type="float" office:value="0.30983792" calcext:value-type="float">
            <text:p>0.30983792</text:p>
          </table:table-cell>
          <table:table-cell table:formula="of:=[.F146]*[.L146]" office:value-type="float" office:value="3.40821712" calcext:value-type="float">
            <text:p>3.40821712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xd</text:p>
          </table:table-cell>
          <table:table-cell office:value-type="float" office:value="309862496" calcext:value-type="float">
            <text:p>309862496</text:p>
          </table:table-cell>
          <table:table-cell office:value-type="float" office:value="375" calcext:value-type="float">
            <text:p>37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Z7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igz 2.3 <text:s text:c="9"/>-11</text:p>
          </table:table-cell>
          <table:table-cell office:value-type="float" office:value="35002893" calcext:value-type="float">
            <text:p>35002893</text:p>
          </table:table-cell>
          <table:table-cell table:formula="of:=[.B147]/100000000" office:value-type="float" office:value="0.35002893" calcext:value-type="float">
            <text:p>0.35002893</text:p>
          </table:table-cell>
          <table:table-cell table:formula="of:=[.B147]*[.L147]" office:value-type="float" office:value="455037609" calcext:value-type="float">
            <text:p>455037609</text:p>
          </table:table-cell>
          <table:table-cell office:value-type="float" office:value="309812953" calcext:value-type="float">
            <text:p>309812953</text:p>
          </table:table-cell>
          <table:table-cell table:formula="of:=[.E147]/1000000000" office:value-type="float" office:value="0.309812953" calcext:value-type="float">
            <text:p>0.309812953</text:p>
          </table:table-cell>
          <table:table-cell table:formula="of:=[.F147]*[.L147]" office:value-type="float" office:value="4.027568389" calcext:value-type="float">
            <text:p>4.027568389</text:p>
          </table:table-cell>
          <table:table-cell office:value-type="float" office:value="52717" calcext:value-type="float">
            <text:p>52717</text:p>
          </table:table-cell>
          <table:table-cell office:value-type="string" calcext:value-type="string">
            <text:p>s</text:p>
          </table:table-cell>
          <table:table-cell office:value-type="float" office:value="309865670" calcext:value-type="float">
            <text:p>309865670</text:p>
          </table:table-cell>
          <table:table-cell office:value-type="float" office:value="2237" calcext:value-type="float">
            <text:p>223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zip May 13 2006 <text:s/>/b1024</text:p>
          </table:table-cell>
          <table:table-cell office:value-type="float" office:value="35016649" calcext:value-type="float">
            <text:p>35016649</text:p>
          </table:table-cell>
          <table:table-cell table:formula="of:=[.B148]/100000000" office:value-type="float" office:value="0.35016649" calcext:value-type="float">
            <text:p>0.35016649</text:p>
          </table:table-cell>
          <table:table-cell table:formula="of:=[.B148]*[.L148]" office:value-type="float" office:value="2171032238" calcext:value-type="float">
            <text:p>2171032238</text:p>
          </table:table-cell>
          <table:table-cell office:value-type="float" office:value="310188783" calcext:value-type="float">
            <text:p>310188783</text:p>
          </table:table-cell>
          <table:table-cell table:formula="of:=[.E148]/1000000000" office:value-type="float" office:value="0.310188783" calcext:value-type="float">
            <text:p>0.310188783</text:p>
          </table:table-cell>
          <table:table-cell table:formula="of:=[.F148]*[.L148]" office:value-type="float" office:value="19.231704546" calcext:value-type="float">
            <text:p>19.231704546</text:p>
          </table:table-cell>
          <table:table-cell office:value-type="float" office:value="29184" calcext:value-type="float">
            <text:p>29184</text:p>
          </table:table-cell>
          <table:table-cell office:value-type="string" calcext:value-type="string">
            <text:p>xd</text:p>
          </table:table-cell>
          <table:table-cell office:value-type="float" office:value="310217967" calcext:value-type="float">
            <text:p>310217967</text:p>
          </table:table-cell>
          <table:table-cell office:value-type="float" office:value="6063" calcext:value-type="float">
            <text:p>6063</text:p>
          </table:table-cell>
          <table:table-cell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Z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c2 rev 3 pro <text:s text:c="4"/>-tst</text:p>
          </table:table-cell>
          <table:table-cell office:value-type="float" office:value="35384822" calcext:value-type="float">
            <text:p>35384822</text:p>
          </table:table-cell>
          <table:table-cell table:formula="of:=[.B149]/100000000" office:value-type="float" office:value="0.35384822" calcext:value-type="float">
            <text:p>0.35384822</text:p>
          </table:table-cell>
          <table:table-cell table:formula="of:=[.B149]*[.L149]" office:value-type="float" office:value="2229243786" calcext:value-type="float">
            <text:p>2229243786</text:p>
          </table:table-cell>
          <table:table-cell office:value-type="float" office:value="312767652" calcext:value-type="float">
            <text:p>312767652</text:p>
          </table:table-cell>
          <table:table-cell table:formula="of:=[.E149]/1000000000" office:value-type="float" office:value="0.312767652" calcext:value-type="float">
            <text:p>0.312767652</text:p>
          </table:table-cell>
          <table:table-cell table:formula="of:=[.F149]*[.L149]" office:value-type="float" office:value="19.704362076" calcext:value-type="float">
            <text:p>19.704362076</text:p>
          </table:table-cell>
          <table:table-cell office:value-type="float" office:value="123031" calcext:value-type="float">
            <text:p>123031</text:p>
          </table:table-cell>
          <table:table-cell office:value-type="string" calcext:value-type="string">
            <text:p>x</text:p>
          </table:table-cell>
          <table:table-cell office:value-type="float" office:value="312890683" calcext:value-type="float">
            <text:p>312890683</text:p>
          </table:table-cell>
          <table:table-cell office:value-type="float" office:value="360" calcext:value-type="float">
            <text:p>36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thor 0.95 <text:s text:c="8"/>e4</text:p>
          </table:table-cell>
          <table:table-cell office:value-type="float" office:value="35795184" calcext:value-type="float">
            <text:p>35795184</text:p>
          </table:table-cell>
          <table:table-cell table:formula="of:=[.B150]/100000000" office:value-type="float" office:value="0.35795184" calcext:value-type="float">
            <text:p>0.35795184</text:p>
          </table:table-cell>
          <table:table-cell table:formula="of:=[.B150]*[.L150]" office:value-type="float" office:value="1217036256" calcext:value-type="float">
            <text:p>1217036256</text:p>
          </table:table-cell>
          <table:table-cell office:value-type="float" office:value="314092324" calcext:value-type="float">
            <text:p>314092324</text:p>
          </table:table-cell>
          <table:table-cell table:formula="of:=[.E150]/1000000000" office:value-type="float" office:value="0.314092324" calcext:value-type="float">
            <text:p>0.314092324</text:p>
          </table:table-cell>
          <table:table-cell table:formula="of:=[.F150]*[.L150]" office:value-type="float" office:value="10.679139016" calcext:value-type="float">
            <text:p>10.679139016</text:p>
          </table:table-cell>
          <table:table-cell office:value-type="float" office:value="49925" calcext:value-type="float">
            <text:p>49925</text:p>
          </table:table-cell>
          <table:table-cell office:value-type="string" calcext:value-type="string">
            <text:p>x</text:p>
          </table:table-cell>
          <table:table-cell office:value-type="float" office:value="314142249" calcext:value-type="float">
            <text:p>314142249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ZP</text:p>
          </table:table-cell>
          <table:table-cell/>
        </table:table-row>
        <table:table-row table:style-name="ro1">
          <table:table-cell office:value-type="string" calcext:value-type="string">
            <text:p>etincelle a3</text:p>
          </table:table-cell>
          <table:table-cell office:value-type="float" office:value="35776971" calcext:value-type="float">
            <text:p>35776971</text:p>
          </table:table-cell>
          <table:table-cell table:formula="of:=[.B151]/100000000" office:value-type="float" office:value="0.35776971" calcext:value-type="float">
            <text:p>0.35776971</text:p>
          </table:table-cell>
          <table:table-cell table:formula="of:=[.B151]*[.L151]" office:value-type="float" office:value="643985478" calcext:value-type="float">
            <text:p>643985478</text:p>
          </table:table-cell>
          <table:table-cell office:value-type="float" office:value="314801710" calcext:value-type="float">
            <text:p>314801710</text:p>
          </table:table-cell>
          <table:table-cell table:formula="of:=[.E151]/1000000000" office:value-type="float" office:value="0.31480171" calcext:value-type="float">
            <text:p>0.31480171</text:p>
          </table:table-cell>
          <table:table-cell table:formula="of:=[.F151]*[.L151]" office:value-type="float" office:value="5.66643078" calcext:value-type="float">
            <text:p>5.66643078</text:p>
          </table:table-cell>
          <table:table-cell office:value-type="float" office:value="44103" calcext:value-type="float">
            <text:p>44103</text:p>
          </table:table-cell>
          <table:table-cell office:value-type="string" calcext:value-type="string">
            <text:p>x</text:p>
          </table:table-cell>
          <table:table-cell office:value-type="float" office:value="314845813" calcext:value-type="float">
            <text:p>31484581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ROLZ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z5 1.3.3 <text:s text:c="8"/>-18</text:p>
          </table:table-cell>
          <table:table-cell office:value-type="float" office:value="36514408" calcext:value-type="float">
            <text:p>36514408</text:p>
          </table:table-cell>
          <table:table-cell table:formula="of:=[.B152]/100000000" office:value-type="float" office:value="0.36514408" calcext:value-type="float">
            <text:p>0.36514408</text:p>
          </table:table-cell>
          <table:table-cell table:formula="of:=[.B152]*[.L152]" office:value-type="float" office:value="135103309.6" calcext:value-type="float">
            <text:p>135103309.6</text:p>
          </table:table-cell>
          <table:table-cell office:value-type="float" office:value="319510433" calcext:value-type="float">
            <text:p>319510433</text:p>
          </table:table-cell>
          <table:table-cell table:formula="of:=[.E152]/1000000000" office:value-type="float" office:value="0.319510433" calcext:value-type="float">
            <text:p>0.319510433</text:p>
          </table:table-cell>
          <table:table-cell table:formula="of:=[.F152]*[.L152]" office:value-type="float" office:value="1.1821886021" calcext:value-type="float">
            <text:p>1.1821886021</text:p>
          </table:table-cell>
          <table:table-cell office:value-type="float" office:value="138210" calcext:value-type="float">
            <text:p>138210</text:p>
          </table:table-cell>
          <table:table-cell office:value-type="string" calcext:value-type="string">
            <text:p>s</text:p>
          </table:table-cell>
          <table:table-cell office:value-type="float" office:value="319648643" calcext:value-type="float">
            <text:p>319648643</text:p>
          </table:table-cell>
          <table:table-cell office:value-type="float" office:value="10578" calcext:value-type="float">
            <text:p>10578</text:p>
          </table:table-cell>
          <table:table-cell office:value-type="float" office:value="3.7" calcext:value-type="float">
            <text:p>3.7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gzip124hack 1.2.4 -9</text:p>
          </table:table-cell>
          <table:table-cell office:value-type="float" office:value="36273716" calcext:value-type="float">
            <text:p>36273716</text:p>
          </table:table-cell>
          <table:table-cell table:formula="of:=[.B153]/100000000" office:value-type="float" office:value="0.36273716" calcext:value-type="float">
            <text:p>0.36273716</text:p>
          </table:table-cell>
          <table:table-cell table:formula="of:=[.B153]*[.L153]" office:value-type="float" office:value="689200604" calcext:value-type="float">
            <text:p>689200604</text:p>
          </table:table-cell>
          <table:table-cell office:value-type="float" office:value="321050648" calcext:value-type="float">
            <text:p>321050648</text:p>
          </table:table-cell>
          <table:table-cell table:formula="of:=[.E153]/1000000000" office:value-type="float" office:value="0.321050648" calcext:value-type="float">
            <text:p>0.321050648</text:p>
          </table:table-cell>
          <table:table-cell table:formula="of:=[.F153]*[.L153]" office:value-type="float" office:value="6.099962312" calcext:value-type="float">
            <text:p>6.099962312</text:p>
          </table:table-cell>
          <table:table-cell office:value-type="float" office:value="62653" calcext:value-type="float">
            <text:p>62653</text:p>
          </table:table-cell>
          <table:table-cell office:value-type="string" calcext:value-type="string">
            <text:p>x</text:p>
          </table:table-cell>
          <table:table-cell office:value-type="float" office:value="321113301" calcext:value-type="float">
            <text:p>321113301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doboz 0.1</text:p>
          </table:table-cell>
          <table:table-cell office:value-type="float" office:value="36367430" calcext:value-type="float">
            <text:p>36367430</text:p>
          </table:table-cell>
          <table:table-cell table:formula="of:=[.B154]/100000000" office:value-type="float" office:value="0.3636743" calcext:value-type="float">
            <text:p>0.3636743</text:p>
          </table:table-cell>
          <table:table-cell table:formula="of:=[.B154]*[.L154]" office:value-type="float" office:value="123649262" calcext:value-type="float">
            <text:p>123649262</text:p>
          </table:table-cell>
          <table:table-cell office:value-type="float" office:value="322415409" calcext:value-type="float">
            <text:p>322415409</text:p>
          </table:table-cell>
          <table:table-cell table:formula="of:=[.E154]/1000000000" office:value-type="float" office:value="0.322415409" calcext:value-type="float">
            <text:p>0.322415409</text:p>
          </table:table-cell>
          <table:table-cell table:formula="of:=[.F154]*[.L154]" office:value-type="float" office:value="1.0962123906" calcext:value-type="float">
            <text:p>1.0962123906</text:p>
          </table:table-cell>
          <table:table-cell office:value-type="float" office:value="83591" calcext:value-type="float">
            <text:p>83591</text:p>
          </table:table-cell>
          <table:table-cell office:value-type="string" calcext:value-type="string">
            <text:p>x</text:p>
          </table:table-cell>
          <table:table-cell office:value-type="float" office:value="322499000" calcext:value-type="float">
            <text:p>322499000</text:p>
          </table:table-cell>
          <table:table-cell office:value-type="float" office:value="533" calcext:value-type="float">
            <text:p>533</text:p>
          </table:table-cell>
          <table:table-cell office:value-type="float" office:value="3.4" calcext:value-type="float">
            <text:p>3.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gzip 1.3.5 <text:s text:c="7"/>-9</text:p>
          </table:table-cell>
          <table:table-cell office:value-type="float" office:value="36445248" calcext:value-type="float">
            <text:p>36445248</text:p>
          </table:table-cell>
          <table:table-cell table:formula="of:=[.B155]/100000000" office:value-type="float" office:value="0.36445248" calcext:value-type="float">
            <text:p>0.36445248</text:p>
          </table:table-cell>
          <table:table-cell table:formula="of:=[.B155]*[.L155]" office:value-type="float" office:value="619569216" calcext:value-type="float">
            <text:p>619569216</text:p>
          </table:table-cell>
          <table:table-cell office:value-type="float" office:value="322591995" calcext:value-type="float">
            <text:p>322591995</text:p>
          </table:table-cell>
          <table:table-cell table:formula="of:=[.E155]/1000000000" office:value-type="float" office:value="0.322591995" calcext:value-type="float">
            <text:p>0.322591995</text:p>
          </table:table-cell>
          <table:table-cell table:formula="of:=[.F155]*[.L155]" office:value-type="float" office:value="5.484063915" calcext:value-type="float">
            <text:p>5.484063915</text:p>
          </table:table-cell>
          <table:table-cell office:value-type="float" office:value="38801" calcext:value-type="float">
            <text:p>38801</text:p>
          </table:table-cell>
          <table:table-cell office:value-type="string" calcext:value-type="string">
            <text:p>x</text:p>
          </table:table-cell>
          <table:table-cell office:value-type="float" office:value="322630796" calcext:value-type="float">
            <text:p>322630796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Info-ZIP 2.3.1 <text:s text:c="3"/>-9</text:p>
          </table:table-cell>
          <table:table-cell office:value-type="float" office:value="36445373" calcext:value-type="float">
            <text:p>36445373</text:p>
          </table:table-cell>
          <table:table-cell table:formula="of:=[.B156]/100000000" office:value-type="float" office:value="0.36445373" calcext:value-type="float">
            <text:p>0.36445373</text:p>
          </table:table-cell>
          <table:table-cell table:formula="of:=[.B156]*[.L156]" office:value-type="float" office:value="1275588055" calcext:value-type="float">
            <text:p>1275588055</text:p>
          </table:table-cell>
          <table:table-cell office:value-type="float" office:value="322592120" calcext:value-type="float">
            <text:p>322592120</text:p>
          </table:table-cell>
          <table:table-cell table:formula="of:=[.E156]/1000000000" office:value-type="float" office:value="0.32259212" calcext:value-type="float">
            <text:p>0.32259212</text:p>
          </table:table-cell>
          <table:table-cell table:formula="of:=[.F156]*[.L156]" office:value-type="float" office:value="11.2907242" calcext:value-type="float">
            <text:p>11.2907242</text:p>
          </table:table-cell>
          <table:table-cell office:value-type="float" office:value="57583" calcext:value-type="float">
            <text:p>57583</text:p>
          </table:table-cell>
          <table:table-cell office:value-type="string" calcext:value-type="string">
            <text:p>x</text:p>
          </table:table-cell>
          <table:table-cell office:value-type="float" office:value="322649703" calcext:value-type="float">
            <text:p>322649703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pkzip 2.0.4 <text:s text:c="6"/>-ex</text:p>
          </table:table-cell>
          <table:table-cell office:value-type="float" office:value="36556552" calcext:value-type="float">
            <text:p>36556552</text:p>
          </table:table-cell>
          <table:table-cell table:formula="of:=[.B157]/100000000" office:value-type="float" office:value="0.36556552" calcext:value-type="float">
            <text:p>0.36556552</text:p>
          </table:table-cell>
          <table:table-cell table:formula="of:=[.B157]*[.L157]" office:value-type="float" office:value="1827827600" calcext:value-type="float">
            <text:p>1827827600</text:p>
          </table:table-cell>
          <table:table-cell office:value-type="float" office:value="323403526" calcext:value-type="float">
            <text:p>323403526</text:p>
          </table:table-cell>
          <table:table-cell table:formula="of:=[.E157]/1000000000" office:value-type="float" office:value="0.323403526" calcext:value-type="float">
            <text:p>0.323403526</text:p>
          </table:table-cell>
          <table:table-cell table:formula="of:=[.F157]*[.L157]" office:value-type="float" office:value="16.1701763" calcext:value-type="float">
            <text:p>16.1701763</text:p>
          </table:table-cell>
          <table:table-cell office:value-type="float" office:value="29184" calcext:value-type="float">
            <text:p>29184</text:p>
          </table:table-cell>
          <table:table-cell office:value-type="string" calcext:value-type="string">
            <text:p>xd</text:p>
          </table:table-cell>
          <table:table-cell office:value-type="float" office:value="323432710" calcext:value-type="float">
            <text:p>323432710</text:p>
          </table:table-cell>
          <table:table-cell office:value-type="float" office:value="171" calcext:value-type="float">
            <text:p>171</text:p>
          </table:table-cell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jar (Java) 0.98-gcc <text:s/>cvfM</text:p>
          </table:table-cell>
          <table:table-cell office:value-type="float" office:value="36520144" calcext:value-type="float">
            <text:p>36520144</text:p>
          </table:table-cell>
          <table:table-cell table:formula="of:=[.B158]/100000000" office:value-type="float" office:value="0.36520144" calcext:value-type="float">
            <text:p>0.36520144</text:p>
          </table:table-cell>
          <table:table-cell table:formula="of:=[.B158]*[.L158]" office:value-type="float" office:value="3469413680" calcext:value-type="float">
            <text:p>3469413680</text:p>
          </table:table-cell>
          <table:table-cell office:value-type="float" office:value="323747582" calcext:value-type="float">
            <text:p>323747582</text:p>
          </table:table-cell>
          <table:table-cell table:formula="of:=[.E158]/1000000000" office:value-type="float" office:value="0.323747582" calcext:value-type="float">
            <text:p>0.323747582</text:p>
          </table:table-cell>
          <table:table-cell table:formula="of:=[.F158]*[.L158]" office:value-type="float" office:value="30.75602029" calcext:value-type="float">
            <text:p>30.75602029</text:p>
          </table:table-cell>
          <table:table-cell office:value-type="float" office:value="19054" calcext:value-type="float">
            <text:p>19054</text:p>
          </table:table-cell>
          <table:table-cell office:value-type="string" calcext:value-type="string">
            <text:p>x</text:p>
          </table:table-cell>
          <table:table-cell office:value-type="float" office:value="323766636" calcext:value-type="float">
            <text:p>323766636</text:p>
          </table:table-cell>
          <table:table-cell office:value-type="float" office:value="118" calcext:value-type="float">
            <text:p>118</text:p>
          </table:table-cell>
          <table:table-cell office:value-type="float" office:value="95" calcext:value-type="float">
            <text:p>9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PeaZip <text:s text:c="11"/>better no integrity check</text:p>
          </table:table-cell>
          <table:table-cell office:value-type="float" office:value="36580548" calcext:value-type="float">
            <text:p>36580548</text:p>
          </table:table-cell>
          <table:table-cell table:formula="of:=[.B159]/100000000" office:value-type="float" office:value="0.36580548" calcext:value-type="float">
            <text:p>0.36580548</text:p>
          </table:table-cell>
          <table:table-cell table:formula="of:=[.B159]*[.L159]" office:value-type="float" office:value="8889073164" calcext:value-type="float">
            <text:p>8889073164</text:p>
          </table:table-cell>
          <table:table-cell office:value-type="float" office:value="323884274" calcext:value-type="float">
            <text:p>323884274</text:p>
          </table:table-cell>
          <table:table-cell table:formula="of:=[.E159]/1000000000" office:value-type="float" office:value="0.323884274" calcext:value-type="float">
            <text:p>0.323884274</text:p>
          </table:table-cell>
          <table:table-cell table:formula="of:=[.F159]*[.L159]" office:value-type="float" office:value="78.703878582" calcext:value-type="float">
            <text:p>78.703878582</text:p>
          </table:table-cell>
          <table:table-cell office:value-type="float" office:value="561079" calcext:value-type="float">
            <text:p>561079</text:p>
          </table:table-cell>
          <table:table-cell office:value-type="string" calcext:value-type="string">
            <text:p>x</text:p>
          </table:table-cell>
          <table:table-cell office:value-type="float" office:value="324445353" calcext:value-type="float">
            <text:p>324445353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Z7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rj 3.10 <text:s text:c="9"/>-m1</text:p>
          </table:table-cell>
          <table:table-cell office:value-type="float" office:value="37091317" calcext:value-type="float">
            <text:p>37091317</text:p>
          </table:table-cell>
          <table:table-cell table:formula="of:=[.B160]/100000000" office:value-type="float" office:value="0.37091317" calcext:value-type="float">
            <text:p>0.37091317</text:p>
          </table:table-cell>
          <table:table-cell table:formula="of:=[.B160]*[.L160]" office:value-type="float" office:value="2485118239" calcext:value-type="float">
            <text:p>2485118239</text:p>
          </table:table-cell>
          <table:table-cell office:value-type="float" office:value="328553982" calcext:value-type="float">
            <text:p>328553982</text:p>
          </table:table-cell>
          <table:table-cell table:formula="of:=[.E160]/1000000000" office:value-type="float" office:value="0.328553982" calcext:value-type="float">
            <text:p>0.328553982</text:p>
          </table:table-cell>
          <table:table-cell table:formula="of:=[.F160]*[.L160]" office:value-type="float" office:value="22.013116794" calcext:value-type="float">
            <text:p>22.013116794</text:p>
          </table:table-cell>
          <table:table-cell office:value-type="float" office:value="143956" calcext:value-type="float">
            <text:p>143956</text:p>
          </table:table-cell>
          <table:table-cell office:value-type="string" calcext:value-type="string">
            <text:p>x</text:p>
          </table:table-cell>
          <table:table-cell office:value-type="float" office:value="328697938" calcext:value-type="float">
            <text:p>328697938</text:p>
          </table:table-cell>
          <table:table-cell office:value-type="float" office:value="262" calcext:value-type="float">
            <text:p>262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zgt3a</text:p>
          </table:table-cell>
          <table:table-cell office:value-type="float" office:value="37444440" calcext:value-type="float">
            <text:p>37444440</text:p>
          </table:table-cell>
          <table:table-cell table:formula="of:=[.B161]/100000000" office:value-type="float" office:value="0.3744444" calcext:value-type="float">
            <text:p>0.3744444</text:p>
          </table:table-cell>
          <table:table-cell table:formula="of:=[.B161]*[.L161]" office:value-type="float" office:value="108064653840" calcext:value-type="float">
            <text:p>108064653840</text:p>
          </table:table-cell>
          <table:table-cell office:value-type="float" office:value="334405713" calcext:value-type="float">
            <text:p>334405713</text:p>
          </table:table-cell>
          <table:table-cell table:formula="of:=[.E161]/1000000000" office:value-type="float" office:value="0.334405713" calcext:value-type="float">
            <text:p>0.334405713</text:p>
          </table:table-cell>
          <table:table-cell table:formula="of:=[.F161]*[.L161]" office:value-type="float" office:value="965.094887718" calcext:value-type="float">
            <text:p>965.094887718</text:p>
          </table:table-cell>
          <table:table-cell office:value-type="float" office:value="4387" calcext:value-type="float">
            <text:p>4387</text:p>
          </table:table-cell>
          <table:table-cell office:value-type="string" calcext:value-type="string">
            <text:p>xd</text:p>
          </table:table-cell>
          <table:table-cell office:value-type="float" office:value="334410100" calcext:value-type="float">
            <text:p>334410100</text:p>
          </table:table-cell>
          <table:table-cell office:value-type="float" office:value="1581" calcext:value-type="float">
            <text:p>1581</text:p>
          </table:table-cell>
          <table:table-cell office:value-type="float" office:value="2886" calcext:value-type="float">
            <text:p>28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pucrunch <text:s text:c="9"/>-d -c0</text:p>
          </table:table-cell>
          <table:table-cell office:value-type="float" office:value="39199165" calcext:value-type="float">
            <text:p>39199165</text:p>
          </table:table-cell>
          <table:table-cell table:formula="of:=[.B162]/100000000" office:value-type="float" office:value="0.39199165" calcext:value-type="float">
            <text:p>0.39199165</text:p>
          </table:table-cell>
          <table:table-cell table:formula="of:=[.B162]*[.L162]" office:value-type="float" office:value="18149213395" calcext:value-type="float">
            <text:p>18149213395</text:p>
          </table:table-cell>
          <table:table-cell office:value-type="float" office:value="350265471" calcext:value-type="float">
            <text:p>350265471</text:p>
          </table:table-cell>
          <table:table-cell table:formula="of:=[.E162]/1000000000" office:value-type="float" office:value="0.350265471" calcext:value-type="float">
            <text:p>0.350265471</text:p>
          </table:table-cell>
          <table:table-cell table:formula="of:=[.F162]*[.L162]" office:value-type="float" office:value="162.172913073" calcext:value-type="float">
            <text:p>162.172913073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s</text:p>
          </table:table-cell>
          <table:table-cell office:value-type="float" office:value="350299830" calcext:value-type="float">
            <text:p>350299830</text:p>
          </table:table-cell>
          <table:table-cell office:value-type="float" office:value="2649" calcext:value-type="float">
            <text:p>2649</text:p>
          </table:table-cell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packARC v0.7RC11 <text:s/>-sfx -np</text:p>
          </table:table-cell>
          <table:table-cell office:value-type="float" office:value="38375065" calcext:value-type="float">
            <text:p>38375065</text:p>
          </table:table-cell>
          <table:table-cell table:formula="of:=[.B163]/100000000" office:value-type="float" office:value="0.38375065" calcext:value-type="float">
            <text:p>0.38375065</text:p>
          </table:table-cell>
          <table:table-cell table:formula="of:=[.B163]*[.L163]" office:value-type="float" office:value="57025346590" calcext:value-type="float">
            <text:p>57025346590</text:p>
          </table:table-cell>
          <table:table-cell office:value-type="float" office:value="361905425" calcext:value-type="float">
            <text:p>361905425</text:p>
          </table:table-cell>
          <table:table-cell table:formula="of:=[.E163]/1000000000" office:value-type="float" office:value="0.361905425" calcext:value-type="float">
            <text:p>0.361905425</text:p>
          </table:table-cell>
          <table:table-cell table:formula="of:=[.F163]*[.L163]" office:value-type="float" office:value="537.79146155" calcext:value-type="float">
            <text:p>537.79146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</text:p>
          </table:table-cell>
          <table:table-cell office:value-type="float" office:value="361905425" calcext:value-type="float">
            <text:p>361905425</text:p>
          </table:table-cell>
          <table:table-cell office:value-type="float" office:value="1359" calcext:value-type="float">
            <text:p>1359</text:p>
          </table:table-cell>
          <table:table-cell office:value-type="float" office:value="1486" calcext:value-type="float">
            <text:p>14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urban</text:p>
          </table:table-cell>
          <table:table-cell office:value-type="float" office:value="38215763" calcext:value-type="float">
            <text:p>38215763</text:p>
          </table:table-cell>
          <table:table-cell table:formula="of:=[.B164]/100000000" office:value-type="float" office:value="0.38215763" calcext:value-type="float">
            <text:p>0.38215763</text:p>
          </table:table-cell>
          <table:table-cell table:formula="of:=[.B164]*[.L164]" office:value-type="float" office:value="17197093350" calcext:value-type="float">
            <text:p>17197093350</text:p>
          </table:table-cell>
          <table:table-cell office:value-type="float" office:value="362677440" calcext:value-type="float">
            <text:p>362677440</text:p>
          </table:table-cell>
          <table:table-cell table:formula="of:=[.E164]/1000000000" office:value-type="float" office:value="0.36267744" calcext:value-type="float">
            <text:p>0.36267744</text:p>
          </table:table-cell>
          <table:table-cell table:formula="of:=[.F164]*[.L164]" office:value-type="float" office:value="163.204848" calcext:value-type="float">
            <text:p>163.204848</text:p>
          </table:table-cell>
          <table:table-cell office:value-type="float" office:value="4280" calcext:value-type="float">
            <text:p>4280</text:p>
          </table:table-cell>
          <table:table-cell office:value-type="string" calcext:value-type="string">
            <text:p>s</text:p>
          </table:table-cell>
          <table:table-cell office:value-type="float" office:value="362681720" calcext:value-type="float">
            <text:p>362681720</text:p>
          </table:table-cell>
          <table:table-cell office:value-type="float" office:value="381" calcext:value-type="float">
            <text:p>381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zop v1.01 <text:s text:c="7"/>-9</text:p>
          </table:table-cell>
          <table:table-cell office:value-type="float" office:value="41217688" calcext:value-type="float">
            <text:p>41217688</text:p>
          </table:table-cell>
          <table:table-cell table:formula="of:=[.B165]/100000000" office:value-type="float" office:value="0.41217688" calcext:value-type="float">
            <text:p>0.41217688</text:p>
          </table:table-cell>
          <table:table-cell table:formula="of:=[.B165]*[.L165]" office:value-type="float" office:value="494612256" calcext:value-type="float">
            <text:p>494612256</text:p>
          </table:table-cell>
          <table:table-cell office:value-type="float" office:value="366349786" calcext:value-type="float">
            <text:p>366349786</text:p>
          </table:table-cell>
          <table:table-cell table:formula="of:=[.E165]/1000000000" office:value-type="float" office:value="0.366349786" calcext:value-type="float">
            <text:p>0.366349786</text:p>
          </table:table-cell>
          <table:table-cell table:formula="of:=[.F165]*[.L165]" office:value-type="float" office:value="4.396197432" calcext:value-type="float">
            <text:p>4.396197432</text:p>
          </table:table-cell>
          <table:table-cell office:value-type="float" office:value="54438" calcext:value-type="float">
            <text:p>54438</text:p>
          </table:table-cell>
          <table:table-cell office:value-type="string" calcext:value-type="string">
            <text:p>x</text:p>
          </table:table-cell>
          <table:table-cell office:value-type="float" office:value="366404224" calcext:value-type="float">
            <text:p>366404224</text:p>
          </table:table-cell>
          <table:table-cell office:value-type="float" office:value="289" calcext:value-type="float">
            <text:p>289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lzw 0.2</text:p>
          </table:table-cell>
          <table:table-cell office:value-type="float" office:value="41960994" calcext:value-type="float">
            <text:p>41960994</text:p>
          </table:table-cell>
          <table:table-cell table:formula="of:=[.B166]/100000000" office:value-type="float" office:value="0.41960994" calcext:value-type="float">
            <text:p>0.41960994</text:p>
          </table:table-cell>
          <table:table-cell table:formula="of:=[.B166]*[.L166]" office:value-type="float" office:value="1300790814" calcext:value-type="float">
            <text:p>1300790814</text:p>
          </table:table-cell>
          <table:table-cell office:value-type="float" office:value="367633910" calcext:value-type="float">
            <text:p>367633910</text:p>
          </table:table-cell>
          <table:table-cell table:formula="of:=[.E166]/1000000000" office:value-type="float" office:value="0.36763391" calcext:value-type="float">
            <text:p>0.36763391</text:p>
          </table:table-cell>
          <table:table-cell table:formula="of:=[.F166]*[.L166]" office:value-type="float" office:value="11.39665121" calcext:value-type="float">
            <text:p>11.39665121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s</text:p>
          </table:table-cell>
          <table:table-cell office:value-type="float" office:value="367634581" calcext:value-type="float">
            <text:p>367634581</text:p>
          </table:table-cell>
          <table:table-cell office:value-type="float" office:value="3597" calcext:value-type="float">
            <text:p>359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ZW</text:p>
          </table:table-cell>
          <table:table-cell/>
        </table:table-row>
        <table:table-row table:style-name="ro1">
          <table:table-cell office:value-type="string" calcext:value-type="string">
            <text:p>MTCompressor v1.0</text:p>
          </table:table-cell>
          <table:table-cell office:value-type="float" office:value="41295546" calcext:value-type="float">
            <text:p>41295546</text:p>
          </table:table-cell>
          <table:table-cell table:formula="of:=[.B167]/100000000" office:value-type="float" office:value="0.41295546" calcext:value-type="float">
            <text:p>0.41295546</text:p>
          </table:table-cell>
          <table:table-cell table:formula="of:=[.B167]*[.L167]" office:value-type="float" office:value="4831578882" calcext:value-type="float">
            <text:p>4831578882</text:p>
          </table:table-cell>
          <table:table-cell office:value-type="float" office:value="370152396" calcext:value-type="float">
            <text:p>370152396</text:p>
          </table:table-cell>
          <table:table-cell table:formula="of:=[.E167]/1000000000" office:value-type="float" office:value="0.370152396" calcext:value-type="float">
            <text:p>0.370152396</text:p>
          </table:table-cell>
          <table:table-cell table:formula="of:=[.F167]*[.L167]" office:value-type="float" office:value="43.307830332" calcext:value-type="float">
            <text:p>43.307830332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x</text:p>
          </table:table-cell>
          <table:table-cell office:value-type="float" office:value="370156016" calcext:value-type="float">
            <text:p>370156016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z4x 1.02 <text:s text:c="8"/>c4</text:p>
          </table:table-cell>
          <table:table-cell office:value-type="float" office:value="41950112" calcext:value-type="float">
            <text:p>41950112</text:p>
          </table:table-cell>
          <table:table-cell table:formula="of:=[.B168]/100000000" office:value-type="float" office:value="0.41950112" calcext:value-type="float">
            <text:p>0.41950112</text:p>
          </table:table-cell>
          <table:table-cell table:formula="of:=[.B168]*[.L168]" office:value-type="float" office:value="58730156.8" calcext:value-type="float">
            <text:p>58730156.8</text:p>
          </table:table-cell>
          <table:table-cell office:value-type="float" office:value="372068437" calcext:value-type="float">
            <text:p>372068437</text:p>
          </table:table-cell>
          <table:table-cell table:formula="of:=[.E168]/1000000000" office:value-type="float" office:value="0.372068437" calcext:value-type="float">
            <text:p>0.372068437</text:p>
          </table:table-cell>
          <table:table-cell table:formula="of:=[.F168]*[.L168]" office:value-type="float" office:value="0.5208958118" calcext:value-type="float">
            <text:p>0.5208958118</text:p>
          </table:table-cell>
          <table:table-cell office:value-type="float" office:value="48609" calcext:value-type="float">
            <text:p>48609</text:p>
          </table:table-cell>
          <table:table-cell office:value-type="string" calcext:value-type="string">
            <text:p>x</text:p>
          </table:table-cell>
          <table:table-cell office:value-type="float" office:value="372117046" calcext:value-type="float">
            <text:p>372117046</text:p>
          </table:table-cell>
          <table:table-cell office:value-type="float" office:value="79" calcext:value-type="float">
            <text:p>79</text:p>
          </table:table-cell>
          <table:table-cell office:value-type="float" office:value="1.4" calcext:value-type="float">
            <text:p>1.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Z7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rbc2z</text:p>
          </table:table-cell>
          <table:table-cell office:value-type="float" office:value="38756037" calcext:value-type="float">
            <text:p>38756037</text:p>
          </table:table-cell>
          <table:table-cell table:formula="of:=[.B169]/100000000" office:value-type="float" office:value="0.38756037" calcext:value-type="float">
            <text:p>0.38756037</text:p>
          </table:table-cell>
          <table:table-cell table:formula="of:=[.B169]*[.L169]" office:value-type="float" office:value="103633642938" calcext:value-type="float">
            <text:p>103633642938</text:p>
          </table:table-cell>
          <table:table-cell office:value-type="float" office:value="379054068" calcext:value-type="float">
            <text:p>379054068</text:p>
          </table:table-cell>
          <table:table-cell table:formula="of:=[.E169]/1000000000" office:value-type="float" office:value="0.379054068" calcext:value-type="float">
            <text:p>0.379054068</text:p>
          </table:table-cell>
          <table:table-cell table:formula="of:=[.F169]*[.L169]" office:value-type="float" office:value="1013.590577832" calcext:value-type="float">
            <text:p>1013.590577832</text:p>
          </table:table-cell>
          <table:table-cell office:value-type="float" office:value="6255" calcext:value-type="float">
            <text:p>6255</text:p>
          </table:table-cell>
          <table:table-cell office:value-type="string" calcext:value-type="string">
            <text:p>sd</text:p>
          </table:table-cell>
          <table:table-cell office:value-type="float" office:value="379060323" calcext:value-type="float">
            <text:p>379060323</text:p>
          </table:table-cell>
          <table:table-cell office:value-type="float" office:value="2659" calcext:value-type="float">
            <text:p>2659</text:p>
          </table:table-cell>
          <table:table-cell office:value-type="float" office:value="2674" calcext:value-type="float">
            <text:p>267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lz4 v1.2 <text:s text:c="9"/>-c2</text:p>
          </table:table-cell>
          <table:table-cell office:value-type="float" office:value="42870164" calcext:value-type="float">
            <text:p>42870164</text:p>
          </table:table-cell>
          <table:table-cell table:formula="of:=[.B170]/100000000" office:value-type="float" office:value="0.42870164" calcext:value-type="float">
            <text:p>0.42870164</text:p>
          </table:table-cell>
          <table:table-cell table:formula="of:=[.B170]*[.L170]" office:value-type="float" office:value="257220984" calcext:value-type="float">
            <text:p>257220984</text:p>
          </table:table-cell>
          <table:table-cell office:value-type="float" office:value="379999522" calcext:value-type="float">
            <text:p>379999522</text:p>
          </table:table-cell>
          <table:table-cell table:formula="of:=[.E170]/1000000000" office:value-type="float" office:value="0.379999522" calcext:value-type="float">
            <text:p>0.379999522</text:p>
          </table:table-cell>
          <table:table-cell table:formula="of:=[.F170]*[.L170]" office:value-type="float" office:value="2.279997132" calcext:value-type="float">
            <text:p>2.279997132</text:p>
          </table:table-cell>
          <table:table-cell office:value-type="float" office:value="49128" calcext:value-type="float">
            <text:p>49128</text:p>
          </table:table-cell>
          <table:table-cell office:value-type="string" calcext:value-type="string">
            <text:p>x</text:p>
          </table:table-cell>
          <table:table-cell office:value-type="float" office:value="380048650" calcext:value-type="float">
            <text:p>38004865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zss 0.02 <text:s text:c="8"/>cx</text:p>
          </table:table-cell>
          <table:table-cell office:value-type="float" office:value="42874387" calcext:value-type="float">
            <text:p>42874387</text:p>
          </table:table-cell>
          <table:table-cell table:formula="of:=[.B171]/100000000" office:value-type="float" office:value="0.42874387" calcext:value-type="float">
            <text:p>0.42874387</text:p>
          </table:table-cell>
          <table:table-cell table:formula="of:=[.B171]*[.L171]" office:value-type="float" office:value="98611090.1" calcext:value-type="float">
            <text:p>98611090.1</text:p>
          </table:table-cell>
          <table:table-cell office:value-type="float" office:value="380192378" calcext:value-type="float">
            <text:p>380192378</text:p>
          </table:table-cell>
          <table:table-cell table:formula="of:=[.E171]/1000000000" office:value-type="float" office:value="0.380192378" calcext:value-type="float">
            <text:p>0.380192378</text:p>
          </table:table-cell>
          <table:table-cell table:formula="of:=[.F171]*[.L171]" office:value-type="float" office:value="0.8744424694" calcext:value-type="float">
            <text:p>0.8744424694</text:p>
          </table:table-cell>
          <table:table-cell office:value-type="float" office:value="48114" calcext:value-type="float">
            <text:p>48114</text:p>
          </table:table-cell>
          <table:table-cell office:value-type="string" calcext:value-type="string">
            <text:p>x</text:p>
          </table:table-cell>
          <table:table-cell office:value-type="float" office:value="380240492" calcext:value-type="float">
            <text:p>380240492</text:p>
          </table:table-cell>
          <table:table-cell office:value-type="float" office:value="107" calcext:value-type="float">
            <text:p>107</text:p>
          </table:table-cell>
          <table:table-cell office:value-type="float" office:value="2.3" calcext:value-type="float">
            <text:p>2.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ZS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xdelta 3.0u <text:s text:c="6"/>-9</text:p>
          </table:table-cell>
          <table:table-cell office:value-type="float" office:value="44288463" calcext:value-type="float">
            <text:p>44288463</text:p>
          </table:table-cell>
          <table:table-cell table:formula="of:=[.B172]/100000000" office:value-type="float" office:value="0.44288463" calcext:value-type="float">
            <text:p>0.44288463</text:p>
          </table:table-cell>
          <table:table-cell table:formula="of:=[.B172]*[.L172]" office:value-type="float" office:value="1328653890" calcext:value-type="float">
            <text:p>1328653890</text:p>
          </table:table-cell>
          <table:table-cell office:value-type="float" office:value="389302725" calcext:value-type="float">
            <text:p>389302725</text:p>
          </table:table-cell>
          <table:table-cell table:formula="of:=[.E172]/1000000000" office:value-type="float" office:value="0.389302725" calcext:value-type="float">
            <text:p>0.389302725</text:p>
          </table:table-cell>
          <table:table-cell table:formula="of:=[.F172]*[.L172]" office:value-type="float" office:value="11.67908175" calcext:value-type="float">
            <text:p>11.67908175</text:p>
          </table:table-cell>
          <table:table-cell office:value-type="float" office:value="107985" calcext:value-type="float">
            <text:p>107985</text:p>
          </table:table-cell>
          <table:table-cell office:value-type="string" calcext:value-type="string">
            <text:p>x</text:p>
          </table:table-cell>
          <table:table-cell office:value-type="float" office:value="389410710" calcext:value-type="float">
            <text:p>389410710</text:p>
          </table:table-cell>
          <table:table-cell office:value-type="float" office:value="1021" calcext:value-type="float">
            <text:p>1021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brieflz 1.1.0</text:p>
          </table:table-cell>
          <table:table-cell office:value-type="float" office:value="43300800" calcext:value-type="float">
            <text:p>43300800</text:p>
          </table:table-cell>
          <table:table-cell table:formula="of:=[.B173]/100000000" office:value-type="float" office:value="0.433008" calcext:value-type="float">
            <text:p>0.433008</text:p>
          </table:table-cell>
          <table:table-cell table:formula="of:=[.B173]*[.L173]" office:value-type="float" office:value="324756000" calcext:value-type="float">
            <text:p>324756000</text:p>
          </table:table-cell>
          <table:table-cell office:value-type="float" office:value="390122722" calcext:value-type="float">
            <text:p>390122722</text:p>
          </table:table-cell>
          <table:table-cell table:formula="of:=[.E173]/1000000000" office:value-type="float" office:value="0.390122722" calcext:value-type="float">
            <text:p>0.390122722</text:p>
          </table:table-cell>
          <table:table-cell table:formula="of:=[.F173]*[.L173]" office:value-type="float" office:value="2.925920415" calcext:value-type="float">
            <text:p>2.925920415</text:p>
          </table:table-cell>
          <table:table-cell office:value-type="float" office:value="14907" calcext:value-type="float">
            <text:p>14907</text:p>
          </table:table-cell>
          <table:table-cell office:value-type="string" calcext:value-type="string">
            <text:p>s</text:p>
          </table:table-cell>
          <table:table-cell office:value-type="float" office:value="390137629" calcext:value-type="float">
            <text:p>390137629</text:p>
          </table:table-cell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tari 0.2</text:p>
          </table:table-cell>
          <table:table-cell office:value-type="float" office:value="41655528" calcext:value-type="float">
            <text:p>41655528</text:p>
          </table:table-cell>
          <table:table-cell table:formula="of:=[.B174]/100000000" office:value-type="float" office:value="0.41655528" calcext:value-type="float">
            <text:p>0.41655528</text:p>
          </table:table-cell>
          <table:table-cell table:formula="of:=[.B174]*[.L174]" office:value-type="float" office:value="4123897272" calcext:value-type="float">
            <text:p>4123897272</text:p>
          </table:table-cell>
          <table:table-cell office:value-type="float" office:value="397232608" calcext:value-type="float">
            <text:p>397232608</text:p>
          </table:table-cell>
          <table:table-cell table:formula="of:=[.E174]/1000000000" office:value-type="float" office:value="0.397232608" calcext:value-type="float">
            <text:p>0.397232608</text:p>
          </table:table-cell>
          <table:table-cell table:formula="of:=[.F174]*[.L174]" office:value-type="float" office:value="39.326028192" calcext:value-type="float">
            <text:p>39.326028192</text:p>
          </table:table-cell>
          <table:table-cell office:value-type="float" office:value="4156" calcext:value-type="float">
            <text:p>4156</text:p>
          </table:table-cell>
          <table:table-cell office:value-type="string" calcext:value-type="string">
            <text:p>s</text:p>
          </table:table-cell>
          <table:table-cell office:value-type="float" office:value="397236764" calcext:value-type="float">
            <text:p>397236764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zf 1.02 <text:s text:c="9"/>cx</text:p>
          </table:table-cell>
          <table:table-cell office:value-type="float" office:value="45198298" calcext:value-type="float">
            <text:p>45198298</text:p>
          </table:table-cell>
          <table:table-cell table:formula="of:=[.B175]/100000000" office:value-type="float" office:value="0.45198298" calcext:value-type="float">
            <text:p>0.45198298</text:p>
          </table:table-cell>
          <table:table-cell table:formula="of:=[.B175]*[.L175]" office:value-type="float" office:value="99436255.6" calcext:value-type="float">
            <text:p>99436255.6</text:p>
          </table:table-cell>
          <table:table-cell office:value-type="float" office:value="406805983" calcext:value-type="float">
            <text:p>406805983</text:p>
          </table:table-cell>
          <table:table-cell table:formula="of:=[.E175]/1000000000" office:value-type="float" office:value="0.406805983" calcext:value-type="float">
            <text:p>0.406805983</text:p>
          </table:table-cell>
          <table:table-cell table:formula="of:=[.F175]*[.L175]" office:value-type="float" office:value="0.8949731626" calcext:value-type="float">
            <text:p>0.8949731626</text:p>
          </table:table-cell>
          <table:table-cell office:value-type="float" office:value="48359" calcext:value-type="float">
            <text:p>48359</text:p>
          </table:table-cell>
          <table:table-cell office:value-type="string" calcext:value-type="string">
            <text:p>x</text:p>
          </table:table-cell>
          <table:table-cell office:value-type="float" office:value="406854342" calcext:value-type="float">
            <text:p>406854342</text:p>
          </table:table-cell>
          <table:table-cell office:value-type="float" office:value="68" calcext:value-type="float">
            <text:p>68</text:p>
          </table:table-cell>
          <table:table-cell office:value-type="float" office:value="2.2" calcext:value-type="float">
            <text:p>2.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Z7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rank 1.1 <text:s text:c="8"/>-C8</text:p>
          </table:table-cell>
          <table:table-cell office:value-type="float" office:value="43091439" calcext:value-type="float">
            <text:p>43091439</text:p>
          </table:table-cell>
          <table:table-cell table:formula="of:=[.B176]/100000000" office:value-type="float" office:value="0.43091439" calcext:value-type="float">
            <text:p>0.43091439</text:p>
          </table:table-cell>
          <table:table-cell table:formula="of:=[.B176]*[.L176]" office:value-type="float" office:value="1939114755" calcext:value-type="float">
            <text:p>1939114755</text:p>
          </table:table-cell>
          <table:table-cell office:value-type="float" office:value="409217739" calcext:value-type="float">
            <text:p>409217739</text:p>
          </table:table-cell>
          <table:table-cell table:formula="of:=[.E176]/1000000000" office:value-type="float" office:value="0.409217739" calcext:value-type="float">
            <text:p>0.409217739</text:p>
          </table:table-cell>
          <table:table-cell table:formula="of:=[.F176]*[.L176]" office:value-type="float" office:value="18.414798255" calcext:value-type="float">
            <text:p>18.414798255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x</text:p>
          </table:table-cell>
          <table:table-cell office:value-type="float" office:value="409224285" calcext:value-type="float">
            <text:p>409224285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QuickLZ 1.30b <text:s text:c="4"/>(quick3)</text:p>
          </table:table-cell>
          <table:table-cell office:value-type="float" office:value="46378438" calcext:value-type="float">
            <text:p>46378438</text:p>
          </table:table-cell>
          <table:table-cell table:formula="of:=[.B177]/100000000" office:value-type="float" office:value="0.46378438" calcext:value-type="float">
            <text:p>0.46378438</text:p>
          </table:table-cell>
          <table:table-cell table:formula="of:=[.B177]*[.L177]" office:value-type="float" office:value="556541256" calcext:value-type="float">
            <text:p>556541256</text:p>
          </table:table-cell>
          <table:table-cell office:value-type="float" office:value="410633262" calcext:value-type="float">
            <text:p>410633262</text:p>
          </table:table-cell>
          <table:table-cell table:formula="of:=[.E177]/1000000000" office:value-type="float" office:value="0.410633262" calcext:value-type="float">
            <text:p>0.410633262</text:p>
          </table:table-cell>
          <table:table-cell table:formula="of:=[.F177]*[.L177]" office:value-type="float" office:value="4.927599144" calcext:value-type="float">
            <text:p>4.927599144</text:p>
          </table:table-cell>
          <table:table-cell office:value-type="float" office:value="44202" calcext:value-type="float">
            <text:p>44202</text:p>
          </table:table-cell>
          <table:table-cell office:value-type="string" calcext:value-type="string">
            <text:p>x</text:p>
          </table:table-cell>
          <table:table-cell office:value-type="float" office:value="410677464" calcext:value-type="float">
            <text:p>41067746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stz 0.7.2 <text:s text:c="8"/>-c2</text:p>
          </table:table-cell>
          <table:table-cell office:value-type="float" office:value="47192312" calcext:value-type="float">
            <text:p>47192312</text:p>
          </table:table-cell>
          <table:table-cell table:formula="of:=[.B178]/100000000" office:value-type="float" office:value="0.47192312" calcext:value-type="float">
            <text:p>0.47192312</text:p>
          </table:table-cell>
          <table:table-cell table:formula="of:=[.B178]*[.L178]" office:value-type="float" office:value="613500056" calcext:value-type="float">
            <text:p>613500056</text:p>
          </table:table-cell>
          <table:table-cell office:value-type="float" office:value="416524596" calcext:value-type="float">
            <text:p>416524596</text:p>
          </table:table-cell>
          <table:table-cell table:formula="of:=[.E178]/1000000000" office:value-type="float" office:value="0.416524596" calcext:value-type="float">
            <text:p>0.416524596</text:p>
          </table:table-cell>
          <table:table-cell table:formula="of:=[.F178]*[.L178]" office:value-type="float" office:value="5.414819748" calcext:value-type="float">
            <text:p>5.414819748</text:p>
          </table:table-cell>
          <table:table-cell office:value-type="float" office:value="41941" calcext:value-type="float">
            <text:p>41941</text:p>
          </table:table-cell>
          <table:table-cell office:value-type="string" calcext:value-type="string">
            <text:p>x</text:p>
          </table:table-cell>
          <table:table-cell office:value-type="float" office:value="416566537" calcext:value-type="float">
            <text:p>41656653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ompress 4.3d</text:p>
          </table:table-cell>
          <table:table-cell office:value-type="float" office:value="45763941" calcext:value-type="float">
            <text:p>45763941</text:p>
          </table:table-cell>
          <table:table-cell table:formula="of:=[.B179]/100000000" office:value-type="float" office:value="0.45763941" calcext:value-type="float">
            <text:p>0.45763941</text:p>
          </table:table-cell>
          <table:table-cell table:formula="of:=[.B179]*[.L179]" office:value-type="float" office:value="3203475870" calcext:value-type="float">
            <text:p>3203475870</text:p>
          </table:table-cell>
          <table:table-cell office:value-type="float" office:value="424588663" calcext:value-type="float">
            <text:p>424588663</text:p>
          </table:table-cell>
          <table:table-cell table:formula="of:=[.E179]/1000000000" office:value-type="float" office:value="0.424588663" calcext:value-type="float">
            <text:p>0.424588663</text:p>
          </table:table-cell>
          <table:table-cell table:formula="of:=[.F179]*[.L179]" office:value-type="float" office:value="29.72120641" calcext:value-type="float">
            <text:p>29.72120641</text:p>
          </table:table-cell>
          <table:table-cell office:value-type="float" office:value="16473" calcext:value-type="float">
            <text:p>16473</text:p>
          </table:table-cell>
          <table:table-cell office:value-type="string" calcext:value-type="string">
            <text:p>x</text:p>
          </table:table-cell>
          <table:table-cell office:value-type="float" office:value="424605136" calcext:value-type="float">
            <text:p>424605136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LZW</text:p>
          </table:table-cell>
          <table:table-cell/>
        </table:table-row>
        <table:table-row table:style-name="ro1">
          <table:table-cell office:value-type="string" calcext:value-type="string">
            <text:p>lzrw3-a</text:p>
          </table:table-cell>
          <table:table-cell office:value-type="float" office:value="48009194" calcext:value-type="float">
            <text:p>48009194</text:p>
          </table:table-cell>
          <table:table-cell table:formula="of:=[.B180]/100000000" office:value-type="float" office:value="0.48009194" calcext:value-type="float">
            <text:p>0.48009194</text:p>
          </table:table-cell>
          <table:table-cell table:formula="of:=[.B180]*[.L180]" office:value-type="float" office:value="816156298" calcext:value-type="float">
            <text:p>816156298</text:p>
          </table:table-cell>
          <table:table-cell office:value-type="float" office:value="438253704" calcext:value-type="float">
            <text:p>438253704</text:p>
          </table:table-cell>
          <table:table-cell table:formula="of:=[.E180]/1000000000" office:value-type="float" office:value="0.438253704" calcext:value-type="float">
            <text:p>0.438253704</text:p>
          </table:table-cell>
          <table:table-cell table:formula="of:=[.F180]*[.L180]" office:value-type="float" office:value="7.450312968" calcext:value-type="float">
            <text:p>7.450312968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x</text:p>
          </table:table-cell>
          <table:table-cell office:value-type="float" office:value="438258454" calcext:value-type="float">
            <text:p>43825845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fcm1</text:p>
          </table:table-cell>
          <table:table-cell office:value-type="float" office:value="45402225" calcext:value-type="float">
            <text:p>45402225</text:p>
          </table:table-cell>
          <table:table-cell table:formula="of:=[.B181]/100000000" office:value-type="float" office:value="0.45402225" calcext:value-type="float">
            <text:p>0.45402225</text:p>
          </table:table-cell>
          <table:table-cell table:formula="of:=[.B181]*[.L181]" office:value-type="float" office:value="11849980725" calcext:value-type="float">
            <text:p>11849980725</text:p>
          </table:table-cell>
          <table:table-cell office:value-type="float" office:value="447305681" calcext:value-type="float">
            <text:p>447305681</text:p>
          </table:table-cell>
          <table:table-cell table:formula="of:=[.E181]/1000000000" office:value-type="float" office:value="0.447305681" calcext:value-type="float">
            <text:p>0.447305681</text:p>
          </table:table-cell>
          <table:table-cell table:formula="of:=[.F181]*[.L181]" office:value-type="float" office:value="116.746782741" calcext:value-type="float">
            <text:p>116.746782741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s</text:p>
          </table:table-cell>
          <table:table-cell office:value-type="float" office:value="447306797" calcext:value-type="float">
            <text:p>447306797</text:p>
          </table:table-cell>
          <table:table-cell office:value-type="float" office:value="228" calcext:value-type="float">
            <text:p>228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1</text:p>
          </table:table-cell>
          <table:table-cell/>
        </table:table-row>
        <table:table-row table:style-name="ro1">
          <table:table-cell office:value-type="string" calcext:value-type="string">
            <text:p>runcoder1</text:p>
          </table:table-cell>
          <table:table-cell office:value-type="float" office:value="46883939" calcext:value-type="float">
            <text:p>46883939</text:p>
          </table:table-cell>
          <table:table-cell table:formula="of:=[.B182]/100000000" office:value-type="float" office:value="0.46883939" calcext:value-type="float">
            <text:p>0.46883939</text:p>
          </table:table-cell>
          <table:table-cell table:formula="of:=[.B182]*[.L182]" office:value-type="float" office:value="7313894484" calcext:value-type="float">
            <text:p>7313894484</text:p>
          </table:table-cell>
          <table:table-cell office:value-type="float" office:value="458125932" calcext:value-type="float">
            <text:p>458125932</text:p>
          </table:table-cell>
          <table:table-cell table:formula="of:=[.E182]/1000000000" office:value-type="float" office:value="0.458125932" calcext:value-type="float">
            <text:p>0.458125932</text:p>
          </table:table-cell>
          <table:table-cell table:formula="of:=[.F182]*[.L182]" office:value-type="float" office:value="71.467645392" calcext:value-type="float">
            <text:p>71.467645392</text:p>
          </table:table-cell>
          <table:table-cell office:value-type="float" office:value="5488" calcext:value-type="float">
            <text:p>5488</text:p>
          </table:table-cell>
          <table:table-cell office:value-type="string" calcext:value-type="string">
            <text:p>s</text:p>
          </table:table-cell>
          <table:table-cell office:value-type="float" office:value="458131420" calcext:value-type="float">
            <text:p>458131420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ata-shrinker 23Mar2012</text:p>
          </table:table-cell>
          <table:table-cell office:value-type="float" office:value="51658517" calcext:value-type="float">
            <text:p>51658517</text:p>
          </table:table-cell>
          <table:table-cell table:formula="of:=[.B183]/100000000" office:value-type="float" office:value="0.51658517" calcext:value-type="float">
            <text:p>0.51658517</text:p>
          </table:table-cell>
          <table:table-cell table:formula="of:=[.B183]*[.L183]" office:value-type="float" office:value="206634068" calcext:value-type="float">
            <text:p>206634068</text:p>
          </table:table-cell>
          <table:table-cell office:value-type="float" office:value="459825318" calcext:value-type="float">
            <text:p>459825318</text:p>
          </table:table-cell>
          <table:table-cell table:formula="of:=[.E183]/1000000000" office:value-type="float" office:value="0.459825318" calcext:value-type="float">
            <text:p>0.459825318</text:p>
          </table:table-cell>
          <table:table-cell table:formula="of:=[.F183]*[.L183]" office:value-type="float" office:value="1.839301272" calcext:value-type="float">
            <text:p>1.839301272</text:p>
          </table:table-cell>
          <table:table-cell office:value-type="float" office:value="3706" calcext:value-type="float">
            <text:p>3706</text:p>
          </table:table-cell>
          <table:table-cell office:value-type="string" calcext:value-type="string">
            <text:p>s</text:p>
          </table:table-cell>
          <table:table-cell office:value-type="float" office:value="459829024" calcext:value-type="float">
            <text:p>4598290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zwc_bitwise 0.7</text:p>
          </table:table-cell>
          <table:table-cell office:value-type="float" office:value="46639414" calcext:value-type="float">
            <text:p>46639414</text:p>
          </table:table-cell>
          <table:table-cell table:formula="of:=[.B184]/100000000" office:value-type="float" office:value="0.46639414" calcext:value-type="float">
            <text:p>0.46639414</text:p>
          </table:table-cell>
          <table:table-cell table:formula="of:=[.B184]*[.L184]" office:value-type="float" office:value="6249681476" calcext:value-type="float">
            <text:p>6249681476</text:p>
          </table:table-cell>
          <table:table-cell office:value-type="float" office:value="463884550" calcext:value-type="float">
            <text:p>463884550</text:p>
          </table:table-cell>
          <table:table-cell table:formula="of:=[.E184]/1000000000" office:value-type="float" office:value="0.46388455" calcext:value-type="float">
            <text:p>0.46388455</text:p>
          </table:table-cell>
          <table:table-cell table:formula="of:=[.F184]*[.L184]" office:value-type="float" office:value="62.1605297" calcext:value-type="float">
            <text:p>62.1605297</text:p>
          </table:table-cell>
          <table:table-cell office:value-type="float" office:value="4183" calcext:value-type="float">
            <text:p>4183</text:p>
          </table:table-cell>
          <table:table-cell office:value-type="string" calcext:value-type="string">
            <text:p>x</text:p>
          </table:table-cell>
          <table:table-cell office:value-type="float" office:value="463888733" calcext:value-type="float">
            <text:p>463888733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ZW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xdupe 0.3.3</text:p>
          </table:table-cell>
          <table:table-cell office:value-type="float" office:value="53717422" calcext:value-type="float">
            <text:p>53717422</text:p>
          </table:table-cell>
          <table:table-cell table:formula="of:=[.B185]/100000000" office:value-type="float" office:value="0.53717422" calcext:value-type="float">
            <text:p>0.53717422</text:p>
          </table:table-cell>
          <table:table-cell table:formula="of:=[.B185]*[.L185]" office:value-type="float" office:value="268587110" calcext:value-type="float">
            <text:p>268587110</text:p>
          </table:table-cell>
          <table:table-cell office:value-type="float" office:value="478788378" calcext:value-type="float">
            <text:p>478788378</text:p>
          </table:table-cell>
          <table:table-cell table:formula="of:=[.E185]/1000000000" office:value-type="float" office:value="0.478788378" calcext:value-type="float">
            <text:p>0.478788378</text:p>
          </table:table-cell>
          <table:table-cell table:formula="of:=[.F185]*[.L185]" office:value-type="float" office:value="2.39394189" calcext:value-type="float">
            <text:p>2.39394189</text:p>
          </table:table-cell>
          <table:table-cell office:value-type="float" office:value="1092986" calcext:value-type="float">
            <text:p>1092986</text:p>
          </table:table-cell>
          <table:table-cell office:value-type="string" calcext:value-type="string">
            <text:p>x</text:p>
          </table:table-cell>
          <table:table-cell office:value-type="float" office:value="479881364" calcext:value-type="float">
            <text:p>47988136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zv 0.1.0</text:p>
          </table:table-cell>
          <table:table-cell office:value-type="float" office:value="54950847" calcext:value-type="float">
            <text:p>54950847</text:p>
          </table:table-cell>
          <table:table-cell table:formula="of:=[.B186]/100000000" office:value-type="float" office:value="0.54950847" calcext:value-type="float">
            <text:p>0.54950847</text:p>
          </table:table-cell>
          <table:table-cell table:formula="of:=[.B186]*[.L186]" office:value-type="float" office:value="142872202.2" calcext:value-type="float">
            <text:p>142872202.2</text:p>
          </table:table-cell>
          <table:table-cell office:value-type="float" office:value="488436027" calcext:value-type="float">
            <text:p>488436027</text:p>
          </table:table-cell>
          <table:table-cell table:formula="of:=[.E186]/1000000000" office:value-type="float" office:value="0.488436027" calcext:value-type="float">
            <text:p>0.488436027</text:p>
          </table:table-cell>
          <table:table-cell table:formula="of:=[.F186]*[.L186]" office:value-type="float" office:value="1.2699336702" calcext:value-type="float">
            <text:p>1.2699336702</text:p>
          </table:table-cell>
          <table:table-cell office:value-type="float" office:value="10385" calcext:value-type="float">
            <text:p>10385</text:p>
          </table:table-cell>
          <table:table-cell office:value-type="string" calcext:value-type="string">
            <text:p>x</text:p>
          </table:table-cell>
          <table:table-cell office:value-type="float" office:value="488446412" calcext:value-type="float">
            <text:p>488446412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FastLZ Jun 12 2007</text:p>
          </table:table-cell>
          <table:table-cell office:value-type="float" office:value="54658924" calcext:value-type="float">
            <text:p>54658924</text:p>
          </table:table-cell>
          <table:table-cell table:formula="of:=[.B187]/100000000" office:value-type="float" office:value="0.54658924" calcext:value-type="float">
            <text:p>0.54658924</text:p>
          </table:table-cell>
          <table:table-cell table:formula="of:=[.B187]*[.L187]" office:value-type="float" office:value="710566012" calcext:value-type="float">
            <text:p>710566012</text:p>
          </table:table-cell>
          <table:table-cell office:value-type="float" office:value="493066558" calcext:value-type="float">
            <text:p>493066558</text:p>
          </table:table-cell>
          <table:table-cell table:formula="of:=[.E187]/1000000000" office:value-type="float" office:value="0.493066558" calcext:value-type="float">
            <text:p>0.493066558</text:p>
          </table:table-cell>
          <table:table-cell table:formula="of:=[.F187]*[.L187]" office:value-type="float" office:value="6.409865254" calcext:value-type="float">
            <text:p>6.409865254</text:p>
          </table:table-cell>
          <table:table-cell office:value-type="float" office:value="7065" calcext:value-type="float">
            <text:p>7065</text:p>
          </table:table-cell>
          <table:table-cell office:value-type="string" calcext:value-type="string">
            <text:p>xd</text:p>
          </table:table-cell>
          <table:table-cell office:value-type="float" office:value="493073623" calcext:value-type="float">
            <text:p>49307362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sharc 0.9.11b <text:s text:c="4"/>-c2</text:p>
          </table:table-cell>
          <table:table-cell office:value-type="float" office:value="53175042" calcext:value-type="float">
            <text:p>53175042</text:p>
          </table:table-cell>
          <table:table-cell table:formula="of:=[.B188]/100000000" office:value-type="float" office:value="0.53175042" calcext:value-type="float">
            <text:p>0.53175042</text:p>
          </table:table-cell>
          <table:table-cell table:formula="of:=[.B188]*[.L188]" office:value-type="float" office:value="744450588" calcext:value-type="float">
            <text:p>744450588</text:p>
          </table:table-cell>
          <table:table-cell office:value-type="float" office:value="494421068" calcext:value-type="float">
            <text:p>494421068</text:p>
          </table:table-cell>
          <table:table-cell table:formula="of:=[.E188]/1000000000" office:value-type="float" office:value="0.494421068" calcext:value-type="float">
            <text:p>0.494421068</text:p>
          </table:table-cell>
          <table:table-cell table:formula="of:=[.F188]*[.L188]" office:value-type="float" office:value="6.921894952" calcext:value-type="float">
            <text:p>6.921894952</text:p>
          </table:table-cell>
          <table:table-cell office:value-type="float" office:value="81001" calcext:value-type="float">
            <text:p>81001</text:p>
          </table:table-cell>
          <table:table-cell office:value-type="string" calcext:value-type="string">
            <text:p>s</text:p>
          </table:table-cell>
          <table:table-cell office:value-type="float" office:value="494502069" calcext:value-type="float">
            <text:p>49450206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P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lzp v1</text:p>
          </table:table-cell>
          <table:table-cell office:value-type="float" office:value="57366279" calcext:value-type="float">
            <text:p>57366279</text:p>
          </table:table-cell>
          <table:table-cell table:formula="of:=[.B189]/100000000" office:value-type="float" office:value="0.57366279" calcext:value-type="float">
            <text:p>0.57366279</text:p>
          </table:table-cell>
          <table:table-cell table:formula="of:=[.B189]*[.L189]" office:value-type="float" office:value="2179918602" calcext:value-type="float">
            <text:p>2179918602</text:p>
          </table:table-cell>
          <table:table-cell office:value-type="float" office:value="497535428" calcext:value-type="float">
            <text:p>497535428</text:p>
          </table:table-cell>
          <table:table-cell table:formula="of:=[.E189]/1000000000" office:value-type="float" office:value="0.497535428" calcext:value-type="float">
            <text:p>0.497535428</text:p>
          </table:table-cell>
          <table:table-cell table:formula="of:=[.F189]*[.L189]" office:value-type="float" office:value="18.906346264" calcext:value-type="float">
            <text:p>18.906346264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s</text:p>
          </table:table-cell>
          <table:table-cell office:value-type="float" office:value="497539370" calcext:value-type="float">
            <text:p>497539370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ZP</text:p>
          </table:table-cell>
          <table:table-cell/>
        </table:table-row>
        <table:table-row table:style-name="ro1">
          <table:table-cell office:value-type="string" calcext:value-type="string">
            <text:p>alba 0.5.1 <text:s text:c="7"/>cd</text:p>
          </table:table-cell>
          <table:table-cell office:value-type="float" office:value="52728620" calcext:value-type="float">
            <text:p>52728620</text:p>
          </table:table-cell>
          <table:table-cell table:formula="of:=[.B190]/100000000" office:value-type="float" office:value="0.5272862" calcext:value-type="float">
            <text:p>0.5272862</text:p>
          </table:table-cell>
          <table:table-cell table:formula="of:=[.B190]*[.L190]" office:value-type="float" office:value="527286200" calcext:value-type="float">
            <text:p>527286200</text:p>
          </table:table-cell>
          <table:table-cell office:value-type="float" office:value="515760096" calcext:value-type="float">
            <text:p>515760096</text:p>
          </table:table-cell>
          <table:table-cell table:formula="of:=[.E190]/1000000000" office:value-type="float" office:value="0.515760096" calcext:value-type="float">
            <text:p>0.515760096</text:p>
          </table:table-cell>
          <table:table-cell table:formula="of:=[.F190]*[.L190]" office:value-type="float" office:value="5.15760096" calcext:value-type="float">
            <text:p>5.15760096</text:p>
          </table:table-cell>
          <table:table-cell office:value-type="float" office:value="4870" calcext:value-type="float">
            <text:p>4870</text:p>
          </table:table-cell>
          <table:table-cell office:value-type="string" calcext:value-type="string">
            <text:p>s</text:p>
          </table:table-cell>
          <table:table-cell office:value-type="float" office:value="515764966" calcext:value-type="float">
            <text:p>515764966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P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zpgt6</text:p>
          </table:table-cell>
          <table:table-cell office:value-type="float" office:value="56113248" calcext:value-type="float">
            <text:p>56113248</text:p>
          </table:table-cell>
          <table:table-cell table:formula="of:=[.B191]/100000000" office:value-type="float" office:value="0.56113248" calcext:value-type="float">
            <text:p>0.56113248</text:p>
          </table:table-cell>
          <table:table-cell table:formula="of:=[.B191]*[.L191]" office:value-type="float" office:value="280566240" calcext:value-type="float">
            <text:p>280566240</text:p>
          </table:table-cell>
          <table:table-cell office:value-type="float" office:value="522877083" calcext:value-type="float">
            <text:p>522877083</text:p>
          </table:table-cell>
          <table:table-cell table:formula="of:=[.E191]/1000000000" office:value-type="float" office:value="0.522877083" calcext:value-type="float">
            <text:p>0.522877083</text:p>
          </table:table-cell>
          <table:table-cell table:formula="of:=[.F191]*[.L191]" office:value-type="float" office:value="2.614385415" calcext:value-type="float">
            <text:p>2.614385415</text:p>
          </table:table-cell>
          <table:table-cell office:value-type="float" office:value="27136" calcext:value-type="float">
            <text:p>27136</text:p>
          </table:table-cell>
          <table:table-cell office:value-type="string" calcext:value-type="string">
            <text:p>x</text:p>
          </table:table-cell>
          <table:table-cell office:value-type="float" office:value="522904219" calcext:value-type="float">
            <text:p>5229042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P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nappy 1.0.1</text:p>
          </table:table-cell>
          <table:table-cell office:value-type="float" office:value="58350605" calcext:value-type="float">
            <text:p>58350605</text:p>
          </table:table-cell>
          <table:table-cell table:formula="of:=[.B192]/100000000" office:value-type="float" office:value="0.58350605" calcext:value-type="float">
            <text:p>0.58350605</text:p>
          </table:table-cell>
          <table:table-cell table:formula="of:=[.B192]*[.L192]" office:value-type="float" office:value="700207260" calcext:value-type="float">
            <text:p>700207260</text:p>
          </table:table-cell>
          <table:table-cell office:value-type="float" office:value="527772054" calcext:value-type="float">
            <text:p>527772054</text:p>
          </table:table-cell>
          <table:table-cell table:formula="of:=[.E192]/1000000000" office:value-type="float" office:value="0.527772054" calcext:value-type="float">
            <text:p>0.527772054</text:p>
          </table:table-cell>
          <table:table-cell table:formula="of:=[.F192]*[.L192]" office:value-type="float" office:value="6.333264648" calcext:value-type="float">
            <text:p>6.333264648</text:p>
          </table:table-cell>
          <table:table-cell office:value-type="float" office:value="23844" calcext:value-type="float">
            <text:p>23844</text:p>
          </table:table-cell>
          <table:table-cell office:value-type="string" calcext:value-type="string">
            <text:p>s</text:p>
          </table:table-cell>
          <table:table-cell office:value-type="float" office:value="527795898" calcext:value-type="float">
            <text:p>52779589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pe <text:s text:c="14"/>5000 4096 200 3</text:p>
          </table:table-cell>
          <table:table-cell office:value-type="float" office:value="53906667" calcext:value-type="float">
            <text:p>53906667</text:p>
          </table:table-cell>
          <table:table-cell table:formula="of:=[.B193]/100000000" office:value-type="float" office:value="0.53906667" calcext:value-type="float">
            <text:p>0.53906667</text:p>
          </table:table-cell>
          <table:table-cell table:formula="of:=[.B193]*[.L193]" office:value-type="float" office:value="1509386676" calcext:value-type="float">
            <text:p>1509386676</text:p>
          </table:table-cell>
          <table:table-cell office:value-type="float" office:value="532250688" calcext:value-type="float">
            <text:p>532250688</text:p>
          </table:table-cell>
          <table:table-cell table:formula="of:=[.E193]/1000000000" office:value-type="float" office:value="0.532250688" calcext:value-type="float">
            <text:p>0.532250688</text:p>
          </table:table-cell>
          <table:table-cell table:formula="of:=[.F193]*[.L193]" office:value-type="float" office:value="14.903019264" calcext:value-type="float">
            <text:p>14.903019264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sd</text:p>
          </table:table-cell>
          <table:table-cell office:value-type="float" office:value="532251725" calcext:value-type="float">
            <text:p>532251725</text:p>
          </table:table-cell>
          <table:table-cell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ic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wc</text:p>
          </table:table-cell>
          <table:table-cell office:value-type="float" office:value="54097740" calcext:value-type="float">
            <text:p>54097740</text:p>
          </table:table-cell>
          <table:table-cell table:formula="of:=[.B194]/100000000" office:value-type="float" office:value="0.5409774" calcext:value-type="float">
            <text:p>0.5409774</text:p>
          </table:table-cell>
          <table:table-cell table:formula="of:=[.B194]*[.L194]" office:value-type="float" office:value="7844172300" calcext:value-type="float">
            <text:p>7844172300</text:p>
          </table:table-cell>
          <table:table-cell office:value-type="float" office:value="532622518" calcext:value-type="float">
            <text:p>532622518</text:p>
          </table:table-cell>
          <table:table-cell table:formula="of:=[.E194]/1000000000" office:value-type="float" office:value="0.532622518" calcext:value-type="float">
            <text:p>0.532622518</text:p>
          </table:table-cell>
          <table:table-cell table:formula="of:=[.F194]*[.L194]" office:value-type="float" office:value="77.23026511" calcext:value-type="float">
            <text:p>77.23026511</text:p>
          </table:table-cell>
          <table:table-cell office:value-type="float" office:value="15186" calcext:value-type="float">
            <text:p>15186</text:p>
          </table:table-cell>
          <table:table-cell office:value-type="string" calcext:value-type="string">
            <text:p>x</text:p>
          </table:table-cell>
          <table:table-cell office:value-type="float" office:value="532637704" calcext:value-type="float">
            <text:p>532637704</text:p>
          </table:table-cell>
          <table:table-cell office:value-type="float" office:value="438" calcext:value-type="float">
            <text:p>438</text:p>
          </table:table-cell>
          <table:table-cell office:value-type="float" office:value="145" calcext:value-type="float">
            <text:p>145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Dic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pe2 v3</text:p>
          </table:table-cell>
          <table:table-cell office:value-type="float" office:value="55289197" calcext:value-type="float">
            <text:p>55289197</text:p>
          </table:table-cell>
          <table:table-cell table:formula="of:=[.B195]/100000000" office:value-type="float" office:value="0.55289197" calcext:value-type="float">
            <text:p>0.55289197</text:p>
          </table:table-cell>
          <table:table-cell table:formula="of:=[.B195]*[.L195]" office:value-type="float" office:value="7298174004" calcext:value-type="float">
            <text:p>7298174004</text:p>
          </table:table-cell>
          <table:table-cell office:value-type="float" office:value="542748980" calcext:value-type="float">
            <text:p>542748980</text:p>
          </table:table-cell>
          <table:table-cell table:formula="of:=[.E195]/1000000000" office:value-type="float" office:value="0.54274898" calcext:value-type="float">
            <text:p>0.54274898</text:p>
          </table:table-cell>
          <table:table-cell table:formula="of:=[.F195]*[.L195]" office:value-type="float" office:value="71.64286536" calcext:value-type="float">
            <text:p>71.64286536</text:p>
          </table:table-cell>
          <table:table-cell office:value-type="float" office:value="2979" calcext:value-type="float">
            <text:p>2979</text:p>
          </table:table-cell>
          <table:table-cell office:value-type="string" calcext:value-type="string">
            <text:p>s</text:p>
          </table:table-cell>
          <table:table-cell office:value-type="float" office:value="542751959" calcext:value-type="float">
            <text:p>542751959</text:p>
          </table:table-cell>
          <table:table-cell office:value-type="float" office:value="518" calcext:value-type="float">
            <text:p>518</text:p>
          </table:table-cell>
          <table:table-cell office:value-type="float" office:value="132" calcext:value-type="float">
            <text:p>1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ic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paq0f2</text:p>
          </table:table-cell>
          <table:table-cell office:value-type="float" office:value="56916872" calcext:value-type="float">
            <text:p>56916872</text:p>
          </table:table-cell>
          <table:table-cell table:formula="of:=[.B196]/100000000" office:value-type="float" office:value="0.56916872" calcext:value-type="float">
            <text:p>0.56916872</text:p>
          </table:table-cell>
          <table:table-cell table:formula="of:=[.B196]*[.L196]" office:value-type="float" office:value="11781792504" calcext:value-type="float">
            <text:p>11781792504</text:p>
          </table:table-cell>
          <table:table-cell office:value-type="float" office:value="558645708" calcext:value-type="float">
            <text:p>558645708</text:p>
          </table:table-cell>
          <table:table-cell table:formula="of:=[.E196]/1000000000" office:value-type="float" office:value="0.558645708" calcext:value-type="float">
            <text:p>0.558645708</text:p>
          </table:table-cell>
          <table:table-cell table:formula="of:=[.F196]*[.L196]" office:value-type="float" office:value="115.639661556" calcext:value-type="float">
            <text:p>115.639661556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x</text:p>
          </table:table-cell>
          <table:table-cell office:value-type="float" office:value="558648769" calcext:value-type="float">
            <text:p>558648769</text:p>
          </table:table-cell>
          <table:table-cell office:value-type="float" office:value="222" calcext:value-type="float">
            <text:p>222</text:p>
          </table:table-cell>
          <table:table-cell office:value-type="float" office:value="207" calcext:value-type="float">
            <text:p>20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o0</text:p>
          </table:table-cell>
          <table:table-cell/>
        </table:table-row>
        <table:table-row table:style-name="ro1">
          <table:table-cell office:value-type="string" calcext:value-type="string">
            <text:p>ppp</text:p>
          </table:table-cell>
          <table:table-cell office:value-type="float" office:value="61657971" calcext:value-type="float">
            <text:p>61657971</text:p>
          </table:table-cell>
          <table:table-cell table:formula="of:=[.B197]/100000000" office:value-type="float" office:value="0.61657971" calcext:value-type="float">
            <text:p>0.61657971</text:p>
          </table:table-cell>
          <table:table-cell table:formula="of:=[.B197]*[.L197]" office:value-type="float" office:value="3637820289" calcext:value-type="float">
            <text:p>3637820289</text:p>
          </table:table-cell>
          <table:table-cell office:value-type="float" office:value="579352307" calcext:value-type="float">
            <text:p>579352307</text:p>
          </table:table-cell>
          <table:table-cell table:formula="of:=[.E197]/1000000000" office:value-type="float" office:value="0.579352307" calcext:value-type="float">
            <text:p>0.579352307</text:p>
          </table:table-cell>
          <table:table-cell table:formula="of:=[.F197]*[.L197]" office:value-type="float" office:value="34.181786113" calcext:value-type="float">
            <text:p>34.181786113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s</text:p>
          </table:table-cell>
          <table:table-cell office:value-type="float" office:value="579353779" calcext:value-type="float">
            <text:p>579353779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ksc <text:s text:c="14"/>4</text:p>
          </table:table-cell>
          <table:table-cell office:value-type="float" office:value="59511259" calcext:value-type="float">
            <text:p>59511259</text:p>
          </table:table-cell>
          <table:table-cell table:formula="of:=[.B198]/100000000" office:value-type="float" office:value="0.59511259" calcext:value-type="float">
            <text:p>0.59511259</text:p>
          </table:table-cell>
          <table:table-cell table:formula="of:=[.B198]*[.L198]" office:value-type="float" office:value="471150637503" calcext:value-type="float">
            <text:p>471150637503</text:p>
          </table:table-cell>
          <table:table-cell office:value-type="float" office:value="580557413" calcext:value-type="float">
            <text:p>580557413</text:p>
          </table:table-cell>
          <table:table-cell table:formula="of:=[.E198]/1000000000" office:value-type="float" office:value="0.580557413" calcext:value-type="float">
            <text:p>0.580557413</text:p>
          </table:table-cell>
          <table:table-cell table:formula="of:=[.F198]*[.L198]" office:value-type="float" office:value="4596.273038721" calcext:value-type="float">
            <text:p>4596.273038721</text:p>
          </table:table-cell>
          <table:table-cell office:value-type="float" office:value="13507" calcext:value-type="float">
            <text:p>13507</text:p>
          </table:table-cell>
          <table:table-cell office:value-type="string" calcext:value-type="string">
            <text:p>x</text:p>
          </table:table-cell>
          <table:table-cell office:value-type="float" office:value="580570920" calcext:value-type="float">
            <text:p>580570920</text:p>
          </table:table-cell>
          <table:table-cell office:value-type="float" office:value="40050" calcext:value-type="float">
            <text:p>40050</text:p>
          </table:table-cell>
          <table:table-cell office:value-type="float" office:value="7917" calcext:value-type="float">
            <text:p>7917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S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zbw1 0.8</text:p>
          </table:table-cell>
          <table:table-cell office:value-type="float" office:value="67620436" calcext:value-type="float">
            <text:p>67620436</text:p>
          </table:table-cell>
          <table:table-cell table:formula="of:=[.B199]/100000000" office:value-type="float" office:value="0.67620436" calcext:value-type="float">
            <text:p>0.67620436</text:p>
          </table:table-cell>
          <table:table-cell table:formula="of:=[.B199]*[.L199]" office:value-type="float" office:value="811445232" calcext:value-type="float">
            <text:p>811445232</text:p>
          </table:table-cell>
          <table:table-cell office:value-type="float" office:value="590235688" calcext:value-type="float">
            <text:p>590235688</text:p>
          </table:table-cell>
          <table:table-cell table:formula="of:=[.E199]/1000000000" office:value-type="float" office:value="0.590235688" calcext:value-type="float">
            <text:p>0.590235688</text:p>
          </table:table-cell>
          <table:table-cell table:formula="of:=[.F199]*[.L199]" office:value-type="float" office:value="7.082828256" calcext:value-type="float">
            <text:p>7.082828256</text:p>
          </table:table-cell>
          <table:table-cell office:value-type="float" office:value="21751" calcext:value-type="float">
            <text:p>21751</text:p>
          </table:table-cell>
          <table:table-cell office:value-type="string" calcext:value-type="string">
            <text:p>x</text:p>
          </table:table-cell>
          <table:table-cell office:value-type="float" office:value="590257439" calcext:value-type="float">
            <text:p>59025743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ZP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zp2 0.7c</text:p>
          </table:table-cell>
          <table:table-cell office:value-type="float" office:value="67909076" calcext:value-type="float">
            <text:p>67909076</text:p>
          </table:table-cell>
          <table:table-cell table:formula="of:=[.B200]/100000000" office:value-type="float" office:value="0.67909076" calcext:value-type="float">
            <text:p>0.67909076</text:p>
          </table:table-cell>
          <table:table-cell table:formula="of:=[.B200]*[.L200]" office:value-type="float" office:value="543272608" calcext:value-type="float">
            <text:p>543272608</text:p>
          </table:table-cell>
          <table:table-cell office:value-type="float" office:value="598076882" calcext:value-type="float">
            <text:p>598076882</text:p>
          </table:table-cell>
          <table:table-cell table:formula="of:=[.E200]/1000000000" office:value-type="float" office:value="0.598076882" calcext:value-type="float">
            <text:p>0.598076882</text:p>
          </table:table-cell>
          <table:table-cell table:formula="of:=[.F200]*[.L200]" office:value-type="float" office:value="4.784615056" calcext:value-type="float">
            <text:p>4.784615056</text:p>
          </table:table-cell>
          <table:table-cell office:value-type="float" office:value="40819" calcext:value-type="float">
            <text:p>40819</text:p>
          </table:table-cell>
          <table:table-cell office:value-type="string" calcext:value-type="string">
            <text:p>x</text:p>
          </table:table-cell>
          <table:table-cell office:value-type="float" office:value="598117701" calcext:value-type="float">
            <text:p>59811770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ZP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TFS <text:s text:c="13"/>LZNT1</text:p>
          </table:table-cell>
          <table:table-cell office:value-type="float" office:value="76955648" calcext:value-type="float">
            <text:p>76955648</text:p>
          </table:table-cell>
          <table:table-cell table:formula="of:=[.B201]/100000000" office:value-type="float" office:value="0.76955648" calcext:value-type="float">
            <text:p>0.76955648</text:p>
          </table:table-cell>
          <table:table-cell table:formula="of:=[.B201]*[.L201]" office:value-type="float" office:value="692600832" calcext:value-type="float">
            <text:p>692600832</text:p>
          </table:table-cell>
          <table:table-cell office:value-type="float" office:value="636870656" calcext:value-type="float">
            <text:p>636870656</text:p>
          </table:table-cell>
          <table:table-cell table:formula="of:=[.E201]/1000000000" office:value-type="float" office:value="0.636870656" calcext:value-type="float">
            <text:p>0.636870656</text:p>
          </table:table-cell>
          <table:table-cell table:formula="of:=[.F201]*[.L201]" office:value-type="float" office:value="5.731835904" calcext:value-type="float">
            <text:p>5.7318359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6870656" calcext:value-type="float">
            <text:p>6368706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hindlet_fs</text:p>
          </table:table-cell>
          <table:table-cell office:value-type="float" office:value="62890267" calcext:value-type="float">
            <text:p>62890267</text:p>
          </table:table-cell>
          <table:table-cell table:formula="of:=[.B202]/100000000" office:value-type="float" office:value="0.62890267" calcext:value-type="float">
            <text:p>0.62890267</text:p>
          </table:table-cell>
          <table:table-cell table:formula="of:=[.B202]*[.L202]" office:value-type="float" office:value="6477697501" calcext:value-type="float">
            <text:p>6477697501</text:p>
          </table:table-cell>
          <table:table-cell office:value-type="float" office:value="637390277" calcext:value-type="float">
            <text:p>637390277</text:p>
          </table:table-cell>
          <table:table-cell table:formula="of:=[.E202]/1000000000" office:value-type="float" office:value="0.637390277" calcext:value-type="float">
            <text:p>0.637390277</text:p>
          </table:table-cell>
          <table:table-cell table:formula="of:=[.F202]*[.L202]" office:value-type="float" office:value="65.651198531" calcext:value-type="float">
            <text:p>65.651198531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xd</text:p>
          </table:table-cell>
          <table:table-cell office:value-type="float" office:value="637391552" calcext:value-type="float">
            <text:p>637391552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o0</text:p>
          </table:table-cell>
          <table:table-cell/>
        </table:table-row>
        <table:table-row table:style-name="ro1">
          <table:table-cell office:value-type="string" calcext:value-type="string">
            <text:p>arb255</text:p>
          </table:table-cell>
          <table:table-cell office:value-type="float" office:value="63501996" calcext:value-type="float">
            <text:p>63501996</text:p>
          </table:table-cell>
          <table:table-cell table:formula="of:=[.B203]/100000000" office:value-type="float" office:value="0.63501996" calcext:value-type="float">
            <text:p>0.63501996</text:p>
          </table:table-cell>
          <table:table-cell table:formula="of:=[.B203]*[.L203]" office:value-type="float" office:value="163454137704" calcext:value-type="float">
            <text:p>163454137704</text:p>
          </table:table-cell>
          <table:table-cell office:value-type="float" office:value="644561595" calcext:value-type="float">
            <text:p>644561595</text:p>
          </table:table-cell>
          <table:table-cell table:formula="of:=[.E203]/1000000000" office:value-type="float" office:value="0.644561595" calcext:value-type="float">
            <text:p>0.644561595</text:p>
          </table:table-cell>
          <table:table-cell table:formula="of:=[.F203]*[.L203]" office:value-type="float" office:value="1659.10154553" calcext:value-type="float">
            <text:p>1659.10154553</text:p>
          </table:table-cell>
          <table:table-cell office:value-type="float" office:value="4871" calcext:value-type="float">
            <text:p>4871</text:p>
          </table:table-cell>
          <table:table-cell office:value-type="string" calcext:value-type="string">
            <text:p>sd</text:p>
          </table:table-cell>
          <table:table-cell office:value-type="float" office:value="644566466" calcext:value-type="float">
            <text:p>644566466</text:p>
          </table:table-cell>
          <table:table-cell office:value-type="float" office:value="2551" calcext:value-type="float">
            <text:p>2551</text:p>
          </table:table-cell>
          <table:table-cell office:value-type="float" office:value="2574" calcext:value-type="float">
            <text:p>257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o0</text:p>
          </table:table-cell>
          <table:table-cell/>
        </table:table-row>
        <table:table-row table:style-name="ro1">
          <table:table-cell office:value-type="string" calcext:value-type="string">
            <text:p>compact</text:p>
          </table:table-cell>
          <table:table-cell office:value-type="float" office:value="63862371" calcext:value-type="float">
            <text:p>63862371</text:p>
          </table:table-cell>
          <table:table-cell table:formula="of:=[.B204]/100000000" office:value-type="float" office:value="0.63862371" calcext:value-type="float">
            <text:p>0.63862371</text:p>
          </table:table-cell>
          <table:table-cell table:formula="of:=[.B204]*[.L204]" office:value-type="float" office:value="10473428844" calcext:value-type="float">
            <text:p>10473428844</text:p>
          </table:table-cell>
          <table:table-cell office:value-type="float" office:value="648370029" calcext:value-type="float">
            <text:p>648370029</text:p>
          </table:table-cell>
          <table:table-cell table:formula="of:=[.E204]/1000000000" office:value-type="float" office:value="0.648370029" calcext:value-type="float">
            <text:p>0.648370029</text:p>
          </table:table-cell>
          <table:table-cell table:formula="of:=[.F204]*[.L204]" office:value-type="float" office:value="106.332684756" calcext:value-type="float">
            <text:p>106.332684756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sd</text:p>
          </table:table-cell>
          <table:table-cell office:value-type="float" office:value="648373629" calcext:value-type="float">
            <text:p>648373629</text:p>
          </table:table-cell>
          <table:table-cell office:value-type="float" office:value="216" calcext:value-type="float">
            <text:p>216</text:p>
          </table:table-cell>
          <table:table-cell office:value-type="float" office:value="164" calcext:value-type="float">
            <text:p>16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0</text:p>
          </table:table-cell>
          <table:table-cell/>
        </table:table-row>
        <table:table-row table:style-name="ro1">
          <table:table-cell office:value-type="string" calcext:value-type="string">
            <text:p>TinyLZP 0.1</text:p>
          </table:table-cell>
          <table:table-cell office:value-type="float" office:value="79220546" calcext:value-type="float">
            <text:p>79220546</text:p>
          </table:table-cell>
          <table:table-cell table:formula="of:=[.B205]/100000000" office:value-type="float" office:value="0.79220546" calcext:value-type="float">
            <text:p>0.79220546</text:p>
          </table:table-cell>
          <table:table-cell table:formula="of:=[.B205]*[.L205]" office:value-type="float" office:value="3010380748" calcext:value-type="float">
            <text:p>3010380748</text:p>
          </table:table-cell>
          <table:table-cell office:value-type="float" office:value="694274932" calcext:value-type="float">
            <text:p>694274932</text:p>
          </table:table-cell>
          <table:table-cell table:formula="of:=[.E205]/1000000000" office:value-type="float" office:value="0.694274932" calcext:value-type="float">
            <text:p>0.694274932</text:p>
          </table:table-cell>
          <table:table-cell table:formula="of:=[.F205]*[.L205]" office:value-type="float" office:value="26.382447416" calcext:value-type="float">
            <text:p>26.382447416</text:p>
          </table:table-cell>
          <table:table-cell office:value-type="float" office:value="2811" calcext:value-type="float">
            <text:p>2811</text:p>
          </table:table-cell>
          <table:table-cell office:value-type="string" calcext:value-type="string">
            <text:p>s</text:p>
          </table:table-cell>
          <table:table-cell office:value-type="float" office:value="694277743" calcext:value-type="float">
            <text:p>69427774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ZP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mile</text:p>
          </table:table-cell>
          <table:table-cell office:value-type="float" office:value="71154788" calcext:value-type="float">
            <text:p>71154788</text:p>
          </table:table-cell>
          <table:table-cell table:formula="of:=[.B206]/100000000" office:value-type="float" office:value="0.71154788" calcext:value-type="float">
            <text:p>0.71154788</text:p>
          </table:table-cell>
          <table:table-cell table:formula="of:=[.B206]*[.L206]" office:value-type="float" office:value="741005962232" calcext:value-type="float">
            <text:p>741005962232</text:p>
          </table:table-cell>
          <table:table-cell office:value-type="float" office:value="695562502" calcext:value-type="float">
            <text:p>695562502</text:p>
          </table:table-cell>
          <table:table-cell table:formula="of:=[.E206]/1000000000" office:value-type="float" office:value="0.695562502" calcext:value-type="float">
            <text:p>0.695562502</text:p>
          </table:table-cell>
          <table:table-cell table:formula="of:=[.F206]*[.L206]" office:value-type="float" office:value="7243.587895828" calcext:value-type="float">
            <text:p>7243.58789582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xd</text:p>
          </table:table-cell>
          <table:table-cell office:value-type="float" office:value="695562709" calcext:value-type="float">
            <text:p>695562709</text:p>
          </table:table-cell>
          <table:table-cell office:value-type="float" office:value="10517" calcext:value-type="float">
            <text:p>10517</text:p>
          </table:table-cell>
          <table:table-cell office:value-type="float" office:value="10414" calcext:value-type="float">
            <text:p>1041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MTF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arf <text:s text:c="13"/>(2 passes)</text:p>
          </table:table-cell>
          <table:table-cell office:value-type="float" office:value="76074327" calcext:value-type="float">
            <text:p>76074327</text:p>
          </table:table-cell>
          <table:table-cell table:formula="of:=[.B207]/100000000" office:value-type="float" office:value="0.76074327" calcext:value-type="float">
            <text:p>0.76074327</text:p>
          </table:table-cell>
          <table:table-cell table:formula="of:=[.B207]*[.L207]" office:value-type="float" office:value="4031939331" calcext:value-type="float">
            <text:p>4031939331</text:p>
          </table:table-cell>
          <table:table-cell office:value-type="float" office:value="758482743" calcext:value-type="float">
            <text:p>758482743</text:p>
          </table:table-cell>
          <table:table-cell table:formula="of:=[.E207]/1000000000" office:value-type="float" office:value="0.758482743" calcext:value-type="float">
            <text:p>0.758482743</text:p>
          </table:table-cell>
          <table:table-cell table:formula="of:=[.F207]*[.L207]" office:value-type="float" office:value="40.199585379" calcext:value-type="float">
            <text:p>40.199585379</text:p>
          </table:table-cell>
          <table:table-cell office:value-type="float" office:value="983782" calcext:value-type="float">
            <text:p>983782</text:p>
          </table:table-cell>
          <table:table-cell office:value-type="string" calcext:value-type="string">
            <text:p>s</text:p>
          </table:table-cell>
          <table:table-cell office:value-type="float" office:value="759466525" calcext:value-type="float">
            <text:p>759466525</text:p>
          </table:table-cell>
          <table:table-cell office:value-type="float" office:value="756" calcext:value-type="float">
            <text:p>756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arb2x v20060602</text:p>
          </table:table-cell>
          <table:table-cell office:value-type="float" office:value="99642909" calcext:value-type="float">
            <text:p>99642909</text:p>
          </table:table-cell>
          <table:table-cell table:formula="of:=[.B208]/100000000" office:value-type="float" office:value="0.99642909" calcext:value-type="float">
            <text:p>0.99642909</text:p>
          </table:table-cell>
          <table:table-cell table:formula="of:=[.B208]*[.L208]" office:value-type="float" office:value="245520127776" calcext:value-type="float">
            <text:p>245520127776</text:p>
          </table:table-cell>
          <table:table-cell office:value-type="float" office:value="995674993" calcext:value-type="float">
            <text:p>995674993</text:p>
          </table:table-cell>
          <table:table-cell table:formula="of:=[.E208]/1000000000" office:value-type="float" office:value="0.995674993" calcext:value-type="float">
            <text:p>0.995674993</text:p>
          </table:table-cell>
          <table:table-cell table:formula="of:=[.F208]*[.L208]" office:value-type="float" office:value="2453.343182752" calcext:value-type="float">
            <text:p>2453.343182752</text:p>
          </table:table-cell>
          <table:table-cell office:value-type="float" office:value="3433" calcext:value-type="float">
            <text:p>3433</text:p>
          </table:table-cell>
          <table:table-cell office:value-type="string" calcext:value-type="string">
            <text:p>sd</text:p>
          </table:table-cell>
          <table:table-cell office:value-type="float" office:value="995678426" calcext:value-type="float">
            <text:p>995678426</text:p>
          </table:table-cell>
          <table:table-cell office:value-type="float" office:value="2616" calcext:value-type="float">
            <text:p>2616</text:p>
          </table:table-cell>
          <table:table-cell office:value-type="float" office:value="2464" calcext:value-type="float">
            <text:p>246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o0b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1T18:22:06.541538950</dc:date>
    <meta:editing-duration>PT1H59M25S</meta:editing-duration>
    <meta:editing-cycles>7</meta:editing-cycles>
    <meta:generator>LibreOffice/7.4.7.2$Linux_X86_64 LibreOffice_project/40$Build-2</meta:generator>
    <meta:document-statistic meta:table-count="1" meta:cell-count="3023" meta:object-count="0"/>
  </office:meta>
</office:document-meta>
</file>